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3.119cm"/>
    </style:style>
    <style:style style:name="co4" style:family="table-column">
      <style:table-column-properties fo:break-before="auto" style:column-width="2.72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519cm"/>
    </style:style>
    <style:style style:name="co7" style:family="table-column">
      <style:table-column-properties fo:break-before="auto" style:column-width="3.704cm"/>
    </style:style>
    <style:style style:name="co8" style:family="table-column">
      <style:table-column-properties fo:break-before="auto" style:column-width="3.8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ext-properties fo:color="#c9211e"/>
    </style:style>
    <style:style style:name="ce3" style:family="table-cell" style:parent-style-name="Default" style:data-style-name="N61"/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2012xyz10e_5_7sf" table:style-name="ta1">
        <table:shapes>
          <draw:frame draw:z-index="0" draw:style-name="gr1" draw:text-style-name="P1" svg:width="10.343cm" svg:height="6.563cm" svg:x="10.866cm" svg:y="7.887cm">
            <draw:object draw:notify-on-update-of-ranges="lin2012xyz10e_5_7sf.B1:lin2012xyz10e_5_7sf.B441 lin2012xyz10e_5_7sf.C1:lin2012xyz10e_5_7sf.C441 lin2012xyz10e_5_7sf.D1:lin2012xyz10e_5_7sf.D4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951cm" svg:height="5.915cm" svg:x="11.175cm" svg:y="1.357cm">
            <draw:object draw:notify-on-update-of-ranges="lin2012xyz10e_5_7sf.J1:lin2012xyz10e_5_7sf.J16 lin2012xyz10e_5_7sf.K1:lin2012xyz10e_5_7sf.K16 lin2012xyz10e_5_7sf.L1:lin2012xyz10e_5_7sf.L16 lin2012xyz10e_5_7sf.M1:lin2012xyz10e_5_7sf.M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3" table:default-cell-style-name="Default"/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3769647" calcext:value-type="float">
            <text:p>0.003769647</text:p>
          </table:table-cell>
          <table:table-cell office:value-type="float" office:value="0.0004146161" calcext:value-type="float">
            <text:p>0.0004146161</text:p>
          </table:table-cell>
          <table:table-cell office:value-type="float" office:value="0.0184726" calcext:value-type="float">
            <text:p>0.01847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INDIRECT(ADDRESS([.$J1]*[.$G$3]+1;[.G$1])):INDIRECT(ADDRESS([.$J1]*[.$G$3]+[.$G$3];[.G$1])))/[.$G$3]" office:value-type="float" office:value="0.0343533436363636" calcext:value-type="float">
            <text:p>0.0343533436363636</text:p>
          </table:table-cell>
          <table:table-cell table:formula="of:=SUM(INDIRECT(ADDRESS([.$J1]*[.$G$3]+1;[.H$1])):INDIRECT(ADDRESS([.$J1]*[.$G$3]+[.$G$3];[.H$1])))/[.$G$3]" office:value-type="float" office:value="0.00359930259090909" calcext:value-type="float">
            <text:p>0.00359930259090909</text:p>
          </table:table-cell>
          <table:table-cell table:formula="of:=SUM(INDIRECT(ADDRESS([.$J1]*[.$G$3]+1;[.I$1])):INDIRECT(ADDRESS([.$J1]*[.$G$3]+[.$G$3];[.I$1])))/[.$G$3]" office:value-type="float" office:value="0.171746535909091" calcext:value-type="float">
            <text:p>0.171746535909091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1" table:formula="of:=[.K1]*14/[.K$19]" office:value-type="float" office:value="0.0937486851756407" calcext:value-type="float">
            <text:p>0.0937486851756407</text:p>
          </table:table-cell>
          <table:table-cell table:style-name="ce1" table:formula="of:=[.L1]*14/[.L$19]" office:value-type="float" office:value="0.00981275330484497" calcext:value-type="float">
            <text:p>0.00981275330484497</text:p>
          </table:table-cell>
          <table:table-cell table:style-name="ce1" table:formula="of:=[.M1]*14/[.M$19]" office:value-type="float" office:value="0.467948069806238" calcext:value-type="float">
            <text:p>0.467948069806238</text:p>
          </table:table-cell>
          <table:table-cell table:number-columns-repeated="1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4532416" calcext:value-type="float">
            <text:p>0.004532416</text:p>
          </table:table-cell>
          <table:table-cell office:value-type="float" office:value="0.0005028333" calcext:value-type="float">
            <text:p>0.0005028333</text:p>
          </table:table-cell>
          <table:table-cell office:value-type="float" office:value="0.02221101" calcext:value-type="float">
            <text:p>0.022211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INDIRECT(ADDRESS([.$J2]*[.$G$3]+1;[.G$1])):INDIRECT(ADDRESS([.$J2]*[.$G$3]+[.$G$3];[.G$1])))/[.$G$3]" office:value-type="float" office:value="0.220925140909091" calcext:value-type="float">
            <text:p>0.220925140909091</text:p>
          </table:table-cell>
          <table:table-cell table:formula="of:=SUM(INDIRECT(ADDRESS([.$J2]*[.$G$3]+1;[.H$1])):INDIRECT(ADDRESS([.$J2]*[.$G$3]+[.$G$3];[.H$1])))/[.$G$3]" office:value-type="float" office:value="0.0236005122727273" calcext:value-type="float">
            <text:p>0.0236005122727273</text:p>
          </table:table-cell>
          <table:table-cell table:formula="of:=SUM(INDIRECT(ADDRESS([.$J2]*[.$G$3]+1;[.I$1])):INDIRECT(ADDRESS([.$J2]*[.$G$3]+[.$G$3];[.I$1])))/[.$G$3]" office:value-type="float" office:value="1.15671911363636" calcext:value-type="float">
            <text:p>1.15671911363636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1" table:formula="of:=[.K2]*14/[.K$19]" office:value-type="float" office:value="0.602894486827972" calcext:value-type="float">
            <text:p>0.602894486827972</text:p>
          </table:table-cell>
          <table:table-cell table:style-name="ce1" table:formula="of:=[.L2]*14/[.L$19]" office:value-type="float" office:value="0.064341910398188" calcext:value-type="float">
            <text:p>0.064341910398188</text:p>
          </table:table-cell>
          <table:table-cell table:style-name="ce1" table:formula="of:=[.M2]*14/[.M$19]" office:value-type="float" office:value="3.15164712737282" calcext:value-type="float">
            <text:p>3.15164712737282</text:p>
          </table:table-cell>
          <table:table-cell table:number-columns-repeated="1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5446553" calcext:value-type="float">
            <text:p>0.005446553</text:p>
          </table:table-cell>
          <table:table-cell office:value-type="float" office:value="0.0006084991" calcext:value-type="float">
            <text:p>0.0006084991</text:p>
          </table:table-cell>
          <table:table-cell office:value-type="float" office:value="0.02669819" calcext:value-type="float">
            <text:p>0.0266981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INDIRECT(ADDRESS([.$J3]*[.$G$3]+1;[.G$1])):INDIRECT(ADDRESS([.$J3]*[.$G$3]+[.$G$3];[.G$1])))/[.$G$3]" office:value-type="float" office:value="0.328355822727273" calcext:value-type="float">
            <text:p>0.328355822727273</text:p>
          </table:table-cell>
          <table:table-cell table:formula="of:=SUM(INDIRECT(ADDRESS([.$J3]*[.$G$3]+1;[.H$1])):INDIRECT(ADDRESS([.$J3]*[.$G$3]+[.$G$3];[.H$1])))/[.$G$3]" office:value-type="float" office:value="0.0565472954545455" calcext:value-type="float">
            <text:p>0.0565472954545455</text:p>
          </table:table-cell>
          <table:table-cell table:formula="of:=SUM(INDIRECT(ADDRESS([.$J3]*[.$G$3]+1;[.I$1])):INDIRECT(ADDRESS([.$J3]*[.$G$3]+[.$G$3];[.I$1])))/[.$G$3]" office:value-type="float" office:value="1.84186645454545" calcext:value-type="float">
            <text:p>1.84186645454545</text:p>
          </table:table-cell>
          <table:table-cell office:value-type="float" office:value="444" calcext:value-type="float">
            <text:p>444</text:p>
          </table:table-cell>
          <table:table-cell/>
          <table:table-cell table:style-name="ce1" table:formula="of:=[.K3]*14/[.K$19]" office:value-type="float" office:value="0.896067846445762" calcext:value-type="float">
            <text:p>0.896067846445762</text:p>
          </table:table-cell>
          <table:table-cell table:style-name="ce1" table:formula="of:=[.L3]*14/[.L$19]" office:value-type="float" office:value="0.154164493352999" calcext:value-type="float">
            <text:p>0.154164493352999</text:p>
          </table:table-cell>
          <table:table-cell table:style-name="ce1" table:formula="of:=[.M3]*14/[.M$19]" office:value-type="float" office:value="5.01842932483731" calcext:value-type="float">
            <text:p>5.01842932483731</text:p>
          </table:table-cell>
          <table:table-cell table:number-columns-repeated="1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6538868" calcext:value-type="float">
            <text:p>0.006538868</text:p>
          </table:table-cell>
          <table:table-cell office:value-type="float" office:value="0.0007344436" calcext:value-type="float">
            <text:p>0.0007344436</text:p>
          </table:table-cell>
          <table:table-cell office:value-type="float" office:value="0.03206937" calcext:value-type="float">
            <text:p>0.0320693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SUM(INDIRECT(ADDRESS([.$J4]*[.$G$3]+1;[.G$1])):INDIRECT(ADDRESS([.$J4]*[.$G$3]+[.$G$3];[.G$1])))/[.$G$3]" office:value-type="float" office:value="0.2018815" calcext:value-type="float">
            <text:p>0.2018815</text:p>
          </table:table-cell>
          <table:table-cell table:formula="of:=SUM(INDIRECT(ADDRESS([.$J4]*[.$G$3]+1;[.H$1])):INDIRECT(ADDRESS([.$J4]*[.$G$3]+[.$G$3];[.H$1])))/[.$G$3]" office:value-type="float" office:value="0.114833071818182" calcext:value-type="float">
            <text:p>0.114833071818182</text:p>
          </table:table-cell>
          <table:table-cell table:formula="of:=SUM(INDIRECT(ADDRESS([.$J4]*[.$G$3]+1;[.I$1])):INDIRECT(ADDRESS([.$J4]*[.$G$3]+[.$G$3];[.I$1])))/[.$G$3]" office:value-type="float" office:value="1.32759531363636" calcext:value-type="float">
            <text:p>1.32759531363636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ce1" table:formula="of:=[.K4]*14/[.K$19]" office:value-type="float" office:value="0.550925271980002" calcext:value-type="float">
            <text:p>0.550925271980002</text:p>
          </table:table-cell>
          <table:table-cell table:style-name="ce1" table:formula="of:=[.L4]*14/[.L$19]" office:value-type="float" office:value="0.31306859496488" calcext:value-type="float">
            <text:p>0.31306859496488</text:p>
          </table:table-cell>
          <table:table-cell table:style-name="ce1" table:formula="of:=[.M4]*14/[.M$19]" office:value-type="float" office:value="3.61722384216694" calcext:value-type="float">
            <text:p>3.61722384216694</text:p>
          </table:table-cell>
          <table:table-cell table:number-columns-repeated="1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7839699" calcext:value-type="float">
            <text:p>0.007839699</text:p>
          </table:table-cell>
          <table:table-cell office:value-type="float" office:value="0.0008837389" calcext:value-type="float">
            <text:p>0.0008837389</text:p>
          </table:table-cell>
          <table:table-cell office:value-type="float" office:value="0.03847832" calcext:value-type="float">
            <text:p>0.0384783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SUM(INDIRECT(ADDRESS([.$J5]*[.$G$3]+1;[.G$1])):INDIRECT(ADDRESS([.$J5]*[.$G$3]+[.$G$3];[.G$1])))/[.$G$3]" office:value-type="float" office:value="0.0360974655" calcext:value-type="float">
            <text:p>0.0360974655</text:p>
          </table:table-cell>
          <table:table-cell table:formula="of:=SUM(INDIRECT(ADDRESS([.$J5]*[.$G$3]+1;[.H$1])):INDIRECT(ADDRESS([.$J5]*[.$G$3]+[.$G$3];[.H$1])))/[.$G$3]" office:value-type="float" office:value="0.236568031818182" calcext:value-type="float">
            <text:p>0.236568031818182</text:p>
          </table:table-cell>
          <table:table-cell table:formula="of:=SUM(INDIRECT(ADDRESS([.$J5]*[.$G$3]+1;[.I$1])):INDIRECT(ADDRESS([.$J5]*[.$G$3]+[.$G$3];[.I$1])))/[.$G$3]" office:value-type="float" office:value="0.488183445454546" calcext:value-type="float">
            <text:p>0.488183445454546</text:p>
          </table:table-cell>
          <table:table-cell office:value-type="float" office:value="488" calcext:value-type="float">
            <text:p>488</text:p>
          </table:table-cell>
          <table:table-cell/>
          <table:table-cell table:style-name="ce1" table:formula="of:=[.K5]*14/[.K$19]" office:value-type="float" office:value="0.0985083130369858" calcext:value-type="float">
            <text:p>0.0985083130369858</text:p>
          </table:table-cell>
          <table:table-cell table:style-name="ce1" table:formula="of:=[.L5]*14/[.L$19]" office:value-type="float" office:value="0.644953759072035" calcext:value-type="float">
            <text:p>0.644953759072035</text:p>
          </table:table-cell>
          <table:table-cell table:style-name="ce1" table:formula="of:=[.M5]*14/[.M$19]" office:value-type="float" office:value="1.33012581478053" calcext:value-type="float">
            <text:p>1.33012581478053</text:p>
          </table:table-cell>
          <table:table-cell table:number-columns-repeated="1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9382967" calcext:value-type="float">
            <text:p>0.009382967</text:p>
          </table:table-cell>
          <table:table-cell office:value-type="float" office:value="0.001059646" calcext:value-type="float">
            <text:p>0.001059646</text:p>
          </table:table-cell>
          <table:table-cell office:value-type="float" office:value="0.04609784" calcext:value-type="float">
            <text:p>0.0460978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SUM(INDIRECT(ADDRESS([.$J6]*[.$G$3]+1;[.G$1])):INDIRECT(ADDRESS([.$J6]*[.$G$3]+[.$G$3];[.G$1])))/[.$G$3]" office:value-type="float" office:value="0.0285879281818182" calcext:value-type="float">
            <text:p>0.0285879281818182</text:p>
          </table:table-cell>
          <table:table-cell table:formula="of:=SUM(INDIRECT(ADDRESS([.$J6]*[.$G$3]+1;[.H$1])):INDIRECT(ADDRESS([.$J6]*[.$G$3]+[.$G$3];[.H$1])))/[.$G$3]" office:value-type="float" office:value="0.535090640909091" calcext:value-type="float">
            <text:p>0.535090640909091</text:p>
          </table:table-cell>
          <table:table-cell table:formula="of:=SUM(INDIRECT(ADDRESS([.$J6]*[.$G$3]+1;[.I$1])):INDIRECT(ADDRESS([.$J6]*[.$G$3]+[.$G$3];[.I$1])))/[.$G$3]" office:value-type="float" office:value="0.12631411" calcext:value-type="float">
            <text:p>0.12631411</text:p>
          </table:table-cell>
          <table:table-cell office:value-type="float" office:value="510" calcext:value-type="float">
            <text:p>510</text:p>
          </table:table-cell>
          <table:table-cell/>
          <table:table-cell table:style-name="ce1" table:formula="of:=[.K6]*14/[.K$19]" office:value-type="float" office:value="0.0780151331791816" calcext:value-type="float">
            <text:p>0.0780151331791816</text:p>
          </table:table-cell>
          <table:table-cell table:style-name="ce1" table:formula="of:=[.L6]*14/[.L$19]" office:value-type="float" office:value="1.4588138458362" calcext:value-type="float">
            <text:p>1.4588138458362</text:p>
          </table:table-cell>
          <table:table-cell table:style-name="ce1" table:formula="of:=[.M6]*14/[.M$19]" office:value-type="float" office:value="0.344160909277845" calcext:value-type="float">
            <text:p>0.344160909277845</text:p>
          </table:table-cell>
          <table:table-cell table:number-columns-repeated="1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1120608" calcext:value-type="float">
            <text:p>0.01120608</text:p>
          </table:table-cell>
          <table:table-cell office:value-type="float" office:value="0.001265532" calcext:value-type="float">
            <text:p>0.001265532</text:p>
          </table:table-cell>
          <table:table-cell office:value-type="float" office:value="0.05511953" calcext:value-type="float">
            <text:p>0.0551195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SUM(INDIRECT(ADDRESS([.$J7]*[.$G$3]+1;[.G$1])):INDIRECT(ADDRESS([.$J7]*[.$G$3]+[.$G$3];[.G$1])))/[.$G$3]" office:value-type="float" office:value="0.215876535454545" calcext:value-type="float">
            <text:p>0.215876535454545</text:p>
          </table:table-cell>
          <table:table-cell table:formula="of:=SUM(INDIRECT(ADDRESS([.$J7]*[.$G$3]+1;[.H$1])):INDIRECT(ADDRESS([.$J7]*[.$G$3]+[.$G$3];[.H$1])))/[.$G$3]" office:value-type="float" office:value="0.876579286363636" calcext:value-type="float">
            <text:p>0.876579286363636</text:p>
          </table:table-cell>
          <table:table-cell table:formula="of:=SUM(INDIRECT(ADDRESS([.$J7]*[.$G$3]+1;[.I$1])):INDIRECT(ADDRESS([.$J7]*[.$G$3]+[.$G$3];[.I$1])))/[.$G$3]" office:value-type="float" office:value="0.0225265765" calcext:value-type="float">
            <text:p>0.0225265765</text:p>
          </table:table-cell>
          <table:table-cell office:value-type="float" office:value="532" calcext:value-type="float">
            <text:p>532</text:p>
          </table:table-cell>
          <table:table-cell/>
          <table:table-cell table:style-name="ce1" table:formula="of:=[.K7]*14/[.K$19]" office:value-type="float" office:value="0.58911707615307" calcext:value-type="float">
            <text:p>0.58911707615307</text:p>
          </table:table-cell>
          <table:table-cell table:style-name="ce1" table:formula="of:=[.L7]*14/[.L$19]" office:value-type="float" office:value="2.38981193494233" calcext:value-type="float">
            <text:p>2.38981193494233</text:p>
          </table:table-cell>
          <table:table-cell table:style-name="ce1" table:formula="of:=[.M7]*14/[.M$19]" office:value-type="float" office:value="0.0613768885452064" calcext:value-type="float">
            <text:p>0.0613768885452064</text:p>
          </table:table-cell>
          <table:table-cell table:number-columns-repeated="1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1334965" calcext:value-type="float">
            <text:p>0.01334965</text:p>
          </table:table-cell>
          <table:table-cell office:value-type="float" office:value="0.001504753" calcext:value-type="float">
            <text:p>0.001504753</text:p>
          </table:table-cell>
          <table:table-cell office:value-type="float" office:value="0.06575257" calcext:value-type="float">
            <text:p>0.0657525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SUM(INDIRECT(ADDRESS([.$J8]*[.$G$3]+1;[.G$1])):INDIRECT(ADDRESS([.$J8]*[.$G$3]+[.$G$3];[.G$1])))/[.$G$3]" office:value-type="float" office:value="0.525338609090909" calcext:value-type="float">
            <text:p>0.525338609090909</text:p>
          </table:table-cell>
          <table:table-cell table:formula="of:=SUM(INDIRECT(ADDRESS([.$J8]*[.$G$3]+1;[.H$1])):INDIRECT(ADDRESS([.$J8]*[.$G$3]+[.$G$3];[.H$1])))/[.$G$3]" office:value-type="float" office:value="0.992233536363636" calcext:value-type="float">
            <text:p>0.992233536363636</text:p>
          </table:table-cell>
          <table:table-cell table:formula="of:=SUM(INDIRECT(ADDRESS([.$J8]*[.$G$3]+1;[.I$1])):INDIRECT(ADDRESS([.$J8]*[.$G$3]+[.$G$3];[.I$1])))/[.$G$3]" office:value-type="float" office:value="0.00293351760909091" calcext:value-type="float">
            <text:p>0.00293351760909091</text:p>
          </table:table-cell>
          <table:table-cell office:value-type="float" office:value="554" calcext:value-type="float">
            <text:p>554</text:p>
          </table:table-cell>
          <table:table-cell/>
          <table:table-cell table:style-name="ce1" table:formula="of:=[.K8]*14/[.K$19]" office:value-type="float" office:value="1.43362475558684" calcext:value-type="float">
            <text:p>1.43362475558684</text:p>
          </table:table-cell>
          <table:table-cell table:style-name="ce1" table:formula="of:=[.L8]*14/[.L$19]" office:value-type="float" office:value="2.70511930220101" calcext:value-type="float">
            <text:p>2.70511930220101</text:p>
          </table:table-cell>
          <table:table-cell table:style-name="ce1" table:formula="of:=[.M8]*14/[.M$19]" office:value-type="float" office:value="0.00799278946530438" calcext:value-type="float">
            <text:p>0.00799278946530438</text:p>
          </table:table-cell>
          <table:table-cell table:number-columns-repeated="1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158569" calcext:value-type="float">
            <text:p>0.0158569</text:p>
          </table:table-cell>
          <table:table-cell office:value-type="float" office:value="0.001780493" calcext:value-type="float">
            <text:p>0.001780493</text:p>
          </table:table-cell>
          <table:table-cell office:value-type="float" office:value="0.07822113" calcext:value-type="float">
            <text:p>0.0782211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SUM(INDIRECT(ADDRESS([.$J9]*[.$G$3]+1;[.G$1])):INDIRECT(ADDRESS([.$J9]*[.$G$3]+[.$G$3];[.G$1])))/[.$G$3]" office:value-type="float" office:value="0.906198259090909" calcext:value-type="float">
            <text:p>0.906198259090909</text:p>
          </table:table-cell>
          <table:table-cell table:formula="of:=SUM(INDIRECT(ADDRESS([.$J9]*[.$G$3]+1;[.H$1])):INDIRECT(ADDRESS([.$J9]*[.$G$3]+[.$G$3];[.H$1])))/[.$G$3]" office:value-type="float" office:value="0.923666477272727" calcext:value-type="float">
            <text:p>0.923666477272727</text:p>
          </table:table-cell>
          <table:table-cell table:formula="of:=SUM(INDIRECT(ADDRESS([.$J9]*[.$G$3]+1;[.I$1])):INDIRECT(ADDRESS([.$J9]*[.$G$3]+[.$G$3];[.I$1])))/[.$G$3]" office:value-type="float" office:value="0.000351412640909091" calcext:value-type="float">
            <text:p>0.000351412640909091</text:p>
          </table:table-cell>
          <table:table-cell office:value-type="float" office:value="576" calcext:value-type="float">
            <text:p>576</text:p>
          </table:table-cell>
          <table:table-cell/>
          <table:table-cell table:style-name="ce1" table:formula="of:=[.K9]*14/[.K$19]" office:value-type="float" office:value="2.47297311718738" calcext:value-type="float">
            <text:p>2.47297311718738</text:p>
          </table:table-cell>
          <table:table-cell table:style-name="ce1" table:formula="of:=[.L9]*14/[.L$19]" office:value-type="float" office:value="2.51818541189759" calcext:value-type="float">
            <text:p>2.51818541189759</text:p>
          </table:table-cell>
          <table:table-cell table:style-name="ce1" table:formula="of:=[.M9]*14/[.M$19]" office:value-type="float" office:value="0.000957474141463703" calcext:value-type="float">
            <text:p>0.000957474141463703</text:p>
          </table:table-cell>
          <table:table-cell table:number-columns-repeated="1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1877286" calcext:value-type="float">
            <text:p>0.01877286</text:p>
          </table:table-cell>
          <table:table-cell office:value-type="float" office:value="0.002095572" calcext:value-type="float">
            <text:p>0.002095572</text:p>
          </table:table-cell>
          <table:table-cell office:value-type="float" office:value="0.09276013" calcext:value-type="float">
            <text:p>0.0927601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SUM(INDIRECT(ADDRESS([.$J10]*[.$G$3]+1;[.G$1])):INDIRECT(ADDRESS([.$J10]*[.$G$3]+[.$G$3];[.G$1])))/[.$G$3]" office:value-type="float" office:value="1.13085586363636" calcext:value-type="float">
            <text:p>1.13085586363636</text:p>
          </table:table-cell>
          <table:table-cell table:formula="of:=SUM(INDIRECT(ADDRESS([.$J10]*[.$G$3]+1;[.H$1])):INDIRECT(ADDRESS([.$J10]*[.$G$3]+[.$G$3];[.H$1])))/[.$G$3]" office:value-type="float" office:value="0.708120895454545" calcext:value-type="float">
            <text:p>0.708120895454545</text:p>
          </table:table-cell>
          <table:table-cell table:formula="of:=SUM(INDIRECT(ADDRESS([.$J10]*[.$G$3]+1;[.I$1])):INDIRECT(ADDRESS([.$J10]*[.$G$3]+[.$G$3];[.I$1])))/[.$G$3]" office:value-type="float" office:value="0.0000470501886363636" calcext:value-type="float">
            <text:p>4.70501886363636E-05</text:p>
          </table:table-cell>
          <table:table-cell office:value-type="float" office:value="598" calcext:value-type="float">
            <text:p>598</text:p>
          </table:table-cell>
          <table:table-cell/>
          <table:table-cell table:style-name="ce1" table:formula="of:=[.K10]*14/[.K$19]" office:value-type="float" office:value="3.08605332456933" calcext:value-type="float">
            <text:p>3.08605332456933</text:p>
          </table:table-cell>
          <table:table-cell table:style-name="ce1" table:formula="of:=[.L10]*14/[.L$19]" office:value-type="float" office:value="1.93054501020608" calcext:value-type="float">
            <text:p>1.93054501020608</text:p>
          </table:table-cell>
          <table:table-cell table:style-name="ce1" table:formula="of:=[.M10]*14/[.M$19]" office:value-type="float" office:value="0.000128194987106231" calcext:value-type="float">
            <text:p>0.000128194987106231</text:p>
          </table:table-cell>
          <table:table-cell table:number-columns-repeated="1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2214302" calcext:value-type="float">
            <text:p>0.02214302</text:p>
          </table:table-cell>
          <table:table-cell office:value-type="float" office:value="0.002452194" calcext:value-type="float">
            <text:p>0.002452194</text:p>
          </table:table-cell>
          <table:table-cell office:value-type="float" office:value="0.109609" calcext:value-type="float">
            <text:p>0.10960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SUM(INDIRECT(ADDRESS([.$J11]*[.$G$3]+1;[.G$1])):INDIRECT(ADDRESS([.$J11]*[.$G$3]+[.$G$3];[.G$1])))/[.$G$3]" office:value-type="float" office:value="0.895278031818182" calcext:value-type="float">
            <text:p>0.895278031818182</text:p>
          </table:table-cell>
          <table:table-cell table:formula="of:=SUM(INDIRECT(ADDRESS([.$J11]*[.$G$3]+1;[.H$1])):INDIRECT(ADDRESS([.$J11]*[.$G$3]+[.$G$3];[.H$1])))/[.$G$3]" office:value-type="float" office:value="0.419073681818182" calcext:value-type="float">
            <text:p>0.419073681818182</text:p>
          </table:table-cell>
          <table:table-cell table:formula="of:=SUM(INDIRECT(ADDRESS([.$J11]*[.$G$3]+1;[.I$1])):INDIRECT(ADDRESS([.$J11]*[.$G$3]+[.$G$3];[.I$1])))/[.$G$3]" office:value-type="float" office:value="0.00000351041136363636" calcext:value-type="float">
            <text:p>3.51041136363636E-06</text:p>
          </table:table-cell>
          <table:table-cell office:value-type="float" office:value="620" calcext:value-type="float">
            <text:p>620</text:p>
          </table:table-cell>
          <table:table-cell/>
          <table:table-cell table:style-name="ce1" table:formula="of:=[.K11]*14/[.K$19]" office:value-type="float" office:value="2.44317232226407" calcext:value-type="float">
            <text:p>2.44317232226407</text:p>
          </table:table-cell>
          <table:table-cell table:style-name="ce1" table:formula="of:=[.L11]*14/[.L$19]" office:value-type="float" office:value="1.14251762733743" calcext:value-type="float">
            <text:p>1.14251762733743</text:p>
          </table:table-cell>
          <table:table-cell table:style-name="ce1" table:formula="of:=[.M11]*14/[.M$19]" office:value-type="float" office:value="0.00000956461924046626" calcext:value-type="float">
            <text:p>9.56461924046626E-06</text:p>
          </table:table-cell>
          <table:table-cell table:number-columns-repeated="1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2601285" calcext:value-type="float">
            <text:p>0.02601285</text:p>
          </table:table-cell>
          <table:table-cell office:value-type="float" office:value="0.002852216" calcext:value-type="float">
            <text:p>0.002852216</text:p>
          </table:table-cell>
          <table:table-cell office:value-type="float" office:value="0.1290077" calcext:value-type="float">
            <text:p>0.1290077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SUM(INDIRECT(ADDRESS([.$J12]*[.$G$3]+1;[.G$1])):INDIRECT(ADDRESS([.$J12]*[.$G$3]+[.$G$3];[.G$1])))/[.$G$3]" office:value-type="float" office:value="0.435115186363636" calcext:value-type="float">
            <text:p>0.435115186363636</text:p>
          </table:table-cell>
          <table:table-cell table:formula="of:=SUM(INDIRECT(ADDRESS([.$J12]*[.$G$3]+1;[.H$1])):INDIRECT(ADDRESS([.$J12]*[.$G$3]+[.$G$3];[.H$1])))/[.$G$3]" office:value-type="float" office:value="0.178679336363636" calcext:value-type="float">
            <text:p>0.178679336363636</text:p>
          </table:table-cell>
          <table:table-cell table:formula="of:=SUM(INDIRECT(ADDRESS([.$J12]*[.$G$3]+1;[.I$1])):INDIRECT(ADDRESS([.$J12]*[.$G$3]+[.$G$3];[.I$1])))/[.$G$3]"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/>
          <table:table-cell table:style-name="ce1" table:formula="of:=[.K12]*14/[.K$19]" office:value-type="float" office:value="1.1874092098088" calcext:value-type="float">
            <text:p>1.1874092098088</text:p>
          </table:table-cell>
          <table:table-cell table:style-name="ce1" table:formula="of:=[.L12]*14/[.L$19]" office:value-type="float" office:value="0.487132216346092" calcext:value-type="float">
            <text:p>0.487132216346092</text:p>
          </table:table-cell>
          <table:table-cell table:style-name="ce1" table:formula="of:=[.M12]*14/[.M$1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3043036" calcext:value-type="float">
            <text:p>0.03043036</text:p>
          </table:table-cell>
          <table:table-cell office:value-type="float" office:value="0.003299115" calcext:value-type="float">
            <text:p>0.003299115</text:p>
          </table:table-cell>
          <table:table-cell office:value-type="float" office:value="0.1512047" calcext:value-type="float">
            <text:p>0.1512047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SUM(INDIRECT(ADDRESS([.$J13]*[.$G$3]+1;[.G$1])):INDIRECT(ADDRESS([.$J13]*[.$G$3]+[.$G$3];[.G$1])))/[.$G$3]" office:value-type="float" office:value="0.138809882272727" calcext:value-type="float">
            <text:p>0.138809882272727</text:p>
          </table:table-cell>
          <table:table-cell table:formula="of:=SUM(INDIRECT(ADDRESS([.$J13]*[.$G$3]+1;[.H$1])):INDIRECT(ADDRESS([.$J13]*[.$G$3]+[.$G$3];[.H$1])))/[.$G$3]" office:value-type="float" office:value="0.0541232845454545" calcext:value-type="float">
            <text:p>0.0541232845454545</text:p>
          </table:table-cell>
          <table:table-cell table:formula="of:=SUM(INDIRECT(ADDRESS([.$J13]*[.$G$3]+1;[.I$1])):INDIRECT(ADDRESS([.$J13]*[.$G$3]+[.$G$3];[.I$1])))/[.$G$3]"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/>
          <table:table-cell table:style-name="ce1" table:formula="of:=[.K13]*14/[.K$19]" office:value-type="float" office:value="0.378805745670675" calcext:value-type="float">
            <text:p>0.378805745670675</text:p>
          </table:table-cell>
          <table:table-cell table:style-name="ce1" table:formula="of:=[.L13]*14/[.L$19]" office:value-type="float" office:value="0.147555929483087" calcext:value-type="float">
            <text:p>0.147555929483087</text:p>
          </table:table-cell>
          <table:table-cell table:style-name="ce1" table:formula="of:=[.M13]*14/[.M$1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3544325" calcext:value-type="float">
            <text:p>0.03544325</text:p>
          </table:table-cell>
          <table:table-cell office:value-type="float" office:value="0.003797466" calcext:value-type="float">
            <text:p>0.003797466</text:p>
          </table:table-cell>
          <table:table-cell office:value-type="float" office:value="0.1764441" calcext:value-type="float">
            <text:p>0.176444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SUM(INDIRECT(ADDRESS([.$J14]*[.$G$3]+1;[.G$1])):INDIRECT(ADDRESS([.$J14]*[.$G$3]+[.$G$3];[.G$1])))/[.$G$3]" office:value-type="float" office:value="0.0324976972727273" calcext:value-type="float">
            <text:p>0.0324976972727273</text:p>
          </table:table-cell>
          <table:table-cell table:formula="of:=SUM(INDIRECT(ADDRESS([.$J14]*[.$G$3]+1;[.H$1])):INDIRECT(ADDRESS([.$J14]*[.$G$3]+[.$G$3];[.H$1])))/[.$G$3]" office:value-type="float" office:value="0.0124627878181818" calcext:value-type="float">
            <text:p>0.0124627878181818</text:p>
          </table:table-cell>
          <table:table-cell table:formula="of:=SUM(INDIRECT(ADDRESS([.$J14]*[.$G$3]+1;[.I$1])):INDIRECT(ADDRESS([.$J14]*[.$G$3]+[.$G$3];[.I$1])))/[.$G$3]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/>
          <table:table-cell table:style-name="ce1" table:formula="of:=[.K14]*14/[.K$19]" office:value-type="float" office:value="0.0886847121142901" calcext:value-type="float">
            <text:p>0.0886847121142901</text:p>
          </table:table-cell>
          <table:table-cell table:style-name="ce1" table:formula="of:=[.L14]*14/[.L$19]" office:value-type="float" office:value="0.0339772106572337" calcext:value-type="float">
            <text:p>0.0339772106572337</text:p>
          </table:table-cell>
          <table:table-cell table:style-name="ce1" table:formula="of:=[.M14]*14/[.M$1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410964" calcext:value-type="float">
            <text:p>0.0410964</text:p>
          </table:table-cell>
          <table:table-cell office:value-type="float" office:value="0.004352768" calcext:value-type="float">
            <text:p>0.004352768</text:p>
          </table:table-cell>
          <table:table-cell office:value-type="float" office:value="0.2049517" calcext:value-type="float">
            <text:p>0.2049517</text:p>
          </table:table-cell>
          <table:table-cell table:number-columns-repeated="5"/>
          <table:table-cell table:style-name="ce2" table:number-columns-repeated="5"/>
          <table:table-cell/>
          <table:table-cell table:style-name="ce1" table:formula="of:=[.K15]*14/[.K$19]" office:value-type="float" office:value="0" calcext:value-type="float">
            <text:p>0</text:p>
          </table:table-cell>
          <table:table-cell table:style-name="ce1" table:formula="of:=[.L15]*14/[.L$19]" office:value-type="float" office:value="0" calcext:value-type="float">
            <text:p>0</text:p>
          </table:table-cell>
          <table:table-cell table:style-name="ce1" table:formula="of:=[.M15]*14/[.M$1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4742986" calcext:value-type="float">
            <text:p>0.04742986</text:p>
          </table:table-cell>
          <table:table-cell office:value-type="float" office:value="0.004971717" calcext:value-type="float">
            <text:p>0.004971717</text:p>
          </table:table-cell>
          <table:table-cell office:value-type="float" office:value="0.2369246" calcext:value-type="float">
            <text:p>0.2369246</text:p>
          </table:table-cell>
          <table:table-cell table:number-columns-repeated="5"/>
          <table:table-cell table:style-name="ce2" table:number-columns-repeated="5"/>
          <table:table-cell/>
          <table:table-cell table:style-name="ce1" table:formula="of:=[.K16]*14/[.K$19]" office:value-type="float" office:value="0" calcext:value-type="float">
            <text:p>0</text:p>
          </table:table-cell>
          <table:table-cell table:style-name="ce1" table:formula="of:=[.L16]*14/[.L$19]" office:value-type="float" office:value="0" calcext:value-type="float">
            <text:p>0</text:p>
          </table:table-cell>
          <table:table-cell table:style-name="ce1" table:formula="of:=[.M16]*14/[.M$1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5447394" calcext:value-type="float">
            <text:p>0.05447394</text:p>
          </table:table-cell>
          <table:table-cell office:value-type="float" office:value="0.005661014" calcext:value-type="float">
            <text:p>0.005661014</text:p>
          </table:table-cell>
          <table:table-cell office:value-type="float" office:value="0.2725123" calcext:value-type="float">
            <text:p>0.2725123</text:p>
          </table:table-cell>
          <table:table-cell table:number-columns-repeated="2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6223612" calcext:value-type="float">
            <text:p>0.06223612</text:p>
          </table:table-cell>
          <table:table-cell office:value-type="float" office:value="0.006421615" calcext:value-type="float">
            <text:p>0.006421615</text:p>
          </table:table-cell>
          <table:table-cell office:value-type="float" office:value="0.311782" calcext:value-type="float">
            <text:p>0.311782</text:p>
          </table:table-cell>
          <table:table-cell table:number-columns-repeated="2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7070048" calcext:value-type="float">
            <text:p>0.07070048</text:p>
          </table:table-cell>
          <table:table-cell office:value-type="float" office:value="0.007250312" calcext:value-type="float">
            <text:p>0.007250312</text:p>
          </table:table-cell>
          <table:table-cell office:value-type="float" office:value="0.3547064" calcext:value-type="float">
            <text:p>0.3547064</text:p>
          </table:table-cell>
          <table:table-cell table:number-columns-repeated="6"/>
          <table:table-cell table:formula="of:=SUM([.K1:.K16])" office:value-type="float" office:value="5.13017126595455" calcext:value-type="float">
            <text:p>5.13017126595455</text:p>
          </table:table-cell>
          <table:table-cell table:formula="of:=SUM([.L1:.L16])" office:value-type="float" office:value="5.13517814086364" calcext:value-type="float">
            <text:p>5.13517814086364</text:p>
          </table:table-cell>
          <table:table-cell table:formula="of:=SUM([.M1:.M16])" office:value-type="float" office:value="5.13828704053182" calcext:value-type="float">
            <text:p>5.13828704053182</text:p>
          </table:table-cell>
          <table:table-cell office:value-type="string" calcext:value-type="string">
            <text:p>Full energy</text:p>
          </table:table-cell>
          <table:table-cell/>
          <table:table-cell table:formula="of:=SUM([.P1:.P16])" office:value-type="float" office:value="14" calcext:value-type="float">
            <text:p>14</text:p>
          </table:table-cell>
          <table:table-cell table:formula="of:=SUM([.Q1:.Q16])" office:value-type="float" office:value="14" calcext:value-type="float">
            <text:p>14</text:p>
          </table:table-cell>
          <table:table-cell table:formula="of:=SUM([.R1:.R16])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7982513" calcext:value-type="float">
            <text:p>0.07982513</text:p>
          </table:table-cell>
          <table:table-cell office:value-type="float" office:value="0.008140173" calcext:value-type="float">
            <text:p>0.008140173</text:p>
          </table:table-cell>
          <table:table-cell office:value-type="float" office:value="0.4011473" calcext:value-type="float">
            <text:p>0.4011473</text:p>
          </table:table-cell>
          <table:table-cell table:number-columns-repeated="6"/>
          <table:table-cell table:formula="of:=[.K19]*[.$G$3]" office:value-type="float" office:value="112.863767851" calcext:value-type="float">
            <text:p>112.863767851</text:p>
          </table:table-cell>
          <table:table-cell table:formula="of:=[.L19]*[.$G$3]" office:value-type="float" office:value="112.973919099" calcext:value-type="float">
            <text:p>112.973919099</text:p>
          </table:table-cell>
          <table:table-cell table:formula="of:=[.M19]*[.$G$3]" office:value-type="float" office:value="113.0423148917" calcext:value-type="float">
            <text:p>113.0423148917</text:p>
          </table:table-cell>
          <table:table-cell table:number-columns-repeated="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8953803" calcext:value-type="float">
            <text:p>0.08953803</text:p>
          </table:table-cell>
          <table:table-cell office:value-type="float" office:value="0.00907986" calcext:value-type="float">
            <text:p>0.00907986</text:p>
          </table:table-cell>
          <table:table-cell office:value-type="float" office:value="0.4508369" calcext:value-type="float">
            <text:p>0.4508369</text:p>
          </table:table-cell>
          <table:table-cell table:number-columns-repeated="2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9974848" calcext:value-type="float">
            <text:p>0.09974848</text:p>
          </table:table-cell>
          <table:table-cell office:value-type="float" office:value="0.01005608" calcext:value-type="float">
            <text:p>0.01005608</text:p>
          </table:table-cell>
          <table:table-cell office:value-type="float" office:value="0.5034164" calcext:value-type="float">
            <text:p>0.5034164</text:p>
          </table:table-cell>
          <table:table-cell table:number-columns-repeated="8"/>
          <table:table-cell table:formula="of:=SUM([.K19:.M19])" office:value-type="float" office:value="15.40363644735" calcext:value-type="float">
            <text:p>15.40363644735</text:p>
          </table:table-cell>
          <table:table-cell table:number-columns-repeated="2"/>
          <table:table-cell office:value-type="float" office:value="0.0690283509018681" calcext:value-type="float">
            <text:p>0.0690283509018681</text:p>
          </table:table-cell>
          <table:table-cell office:value-type="float" office:value="0.477005559961691" calcext:value-type="float">
            <text:p>0.477005559961691</text:p>
          </table:table-cell>
          <table:table-cell office:value-type="float" office:value="0.875844830675725" calcext:value-type="float">
            <text:p>0.875844830675725</text:p>
          </table:table-cell>
          <table:table-cell office:value-type="float" office:value="0.749766476341185" calcext:value-type="float">
            <text:p>0.749766476341185</text:p>
          </table:table-cell>
          <table:table-cell office:value-type="float" office:value="0.3537502293653" calcext:value-type="float">
            <text:p>0.3537502293653</text:p>
          </table:table-cell>
          <table:table-cell office:value-type="float" office:value="0.0397391549102969" calcext:value-type="float">
            <text:p>0.0397391549102969</text:p>
          </table:table-cell>
          <table:table-cell office:value-type="float" office:value="0.101706647541359" calcext:value-type="float">
            <text:p>0.101706647541359</text:p>
          </table:table-cell>
          <table:table-cell office:value-type="float" office:value="0.561830560980665" calcext:value-type="float">
            <text:p>0.561830560980665</text:p>
          </table:table-cell>
          <table:table-cell office:value-type="float" office:value="1.26513261299697" calcext:value-type="float">
            <text:p>1.26513261299697</text:p>
          </table:table-cell>
          <table:table-cell office:value-type="float" office:value="2.13809391221245" calcext:value-type="float">
            <text:p>2.13809391221245</text:p>
          </table:table-cell>
          <table:table-cell office:value-type="float" office:value="2.92181742034885" calcext:value-type="float">
            <text:p>2.92181742034885</text:p>
          </table:table-cell>
          <table:table-cell office:value-type="float" office:value="2.93811239288265" calcext:value-type="float">
            <text:p>2.93811239288265</text:p>
          </table:table-cell>
          <table:table-cell office:value-type="float" office:value="2.04891498492453" calcext:value-type="float">
            <text:p>2.04891498492453</text:p>
          </table:table-cell>
          <table:table-cell office:value-type="float" office:value="0.999824272426061" calcext:value-type="float">
            <text:p>0.999824272426061</text:p>
          </table:table-cell>
          <table:table-cell office:value-type="float" office:value="0.357254519927858" calcext:value-type="float">
            <text:p>0.357254519927858</text:p>
          </table:table-cell>
          <table:table-cell office:value-type="float" office:value="0.102178073602552" calcext:value-type="float">
            <text:p>0.10217807360255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1104019" calcext:value-type="float">
            <text:p>0.1104019</text:p>
          </table:table-cell>
          <table:table-cell office:value-type="float" office:value="0.01106456" calcext:value-type="float">
            <text:p>0.01106456</text:p>
          </table:table-cell>
          <table:table-cell office:value-type="float" office:value="0.5586361" calcext:value-type="float">
            <text:p>0.5586361</text:p>
          </table:table-cell>
          <table:table-cell table:number-columns-repeated="11"/>
          <table:table-cell office:value-type="float" office:value="0.00735309756005147" calcext:value-type="float">
            <text:p>0.00735309756005147</text:p>
          </table:table-cell>
          <table:table-cell office:value-type="float" office:value="0.0484724096848364" calcext:value-type="float">
            <text:p>0.0484724096848364</text:p>
          </table:table-cell>
          <table:table-cell office:value-type="float" office:value="0.120756789507204" calcext:value-type="float">
            <text:p>0.120756789507204</text:p>
          </table:table-cell>
          <table:table-cell office:value-type="float" office:value="0.209466692528203" calcext:value-type="float">
            <text:p>0.209466692528203</text:p>
          </table:table-cell>
          <table:table-cell office:value-type="float" office:value="0.41562618319336" calcext:value-type="float">
            <text:p>0.41562618319336</text:p>
          </table:table-cell>
          <table:table-cell office:value-type="float" office:value="0.764593810341439" calcext:value-type="float">
            <text:p>0.764593810341439</text:p>
          </table:table-cell>
          <table:table-cell office:value-type="float" office:value="1.56379870520738" calcext:value-type="float">
            <text:p>1.56379870520738</text:p>
          </table:table-cell>
          <table:table-cell office:value-type="float" office:value="2.35023747989205" calcext:value-type="float">
            <text:p>2.35023747989205</text:p>
          </table:table-cell>
          <table:table-cell office:value-type="float" office:value="2.66382456747878" calcext:value-type="float">
            <text:p>2.66382456747878</text:p>
          </table:table-cell>
          <table:table-cell office:value-type="float" office:value="2.59665323500391" calcext:value-type="float">
            <text:p>2.59665323500391</text:p>
          </table:table-cell>
          <table:table-cell office:value-type="float" office:value="2.19575242869862" calcext:value-type="float">
            <text:p>2.19575242869862</text:p>
          </table:table-cell>
          <table:table-cell office:value-type="float" office:value="1.57464395714904" calcext:value-type="float">
            <text:p>1.57464395714904</text:p>
          </table:table-cell>
          <table:table-cell office:value-type="float" office:value="0.906704445373909" calcext:value-type="float">
            <text:p>0.906704445373909</text:p>
          </table:table-cell>
          <table:table-cell office:value-type="float" office:value="0.404112486046236" calcext:value-type="float">
            <text:p>0.404112486046236</text:p>
          </table:table-cell>
          <table:table-cell office:value-type="float" office:value="0.138851165191226" calcext:value-type="float">
            <text:p>0.138851165191226</text:p>
          </table:table-cell>
          <table:table-cell office:value-type="float" office:value="0.039152547143751" calcext:value-type="float">
            <text:p>0.03915254714375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1214566" calcext:value-type="float">
            <text:p>0.1214566</text:p>
          </table:table-cell>
          <table:table-cell office:value-type="float" office:value="0.01210522" calcext:value-type="float">
            <text:p>0.01210522</text:p>
          </table:table-cell>
          <table:table-cell office:value-type="float" office:value="0.6162734" calcext:value-type="float">
            <text:p>0.6162734</text:p>
          </table:table-cell>
          <table:table-cell table:number-columns-repeated="11"/>
          <table:table-cell office:value-type="float" office:value="0.342954504046931" calcext:value-type="float">
            <text:p>0.342954504046931</text:p>
          </table:table-cell>
          <table:table-cell office:value-type="float" office:value="2.4603569899153" calcext:value-type="float">
            <text:p>2.4603569899153</text:p>
          </table:table-cell>
          <table:table-cell office:value-type="float" office:value="4.77295519396353" calcext:value-type="float">
            <text:p>4.77295519396353</text:p>
          </table:table-cell>
          <table:table-cell office:value-type="float" office:value="4.447234758786" calcext:value-type="float">
            <text:p>4.447234758786</text:p>
          </table:table-cell>
          <table:table-cell office:value-type="float" office:value="2.69294812205187" calcext:value-type="float">
            <text:p>2.69294812205187</text:p>
          </table:table-cell>
          <table:table-cell office:value-type="float" office:value="0.932850295051262" calcext:value-type="float">
            <text:p>0.932850295051262</text:p>
          </table:table-cell>
          <table:table-cell office:value-type="float" office:value="0.276976264242258" calcext:value-type="float">
            <text:p>0.276976264242258</text:p>
          </table:table-cell>
          <table:table-cell office:value-type="float" office:value="0.0611339479257905" calcext:value-type="float">
            <text:p>0.0611339479257905</text:p>
          </table:table-cell>
          <table:table-cell office:value-type="float" office:value="0.0105733101550963" calcext:value-type="float">
            <text:p>0.0105733101550963</text:p>
          </table:table-cell>
          <table:table-cell office:value-type="float" office:value="0.0016816817258398" calcext:value-type="float">
            <text:p>0.0016816817258398</text:p>
          </table:table-cell>
          <table:table-cell office:value-type="float" office:value="0.000283033281038631" calcext:value-type="float">
            <text:p>0.000283033281038631</text:p>
          </table:table-cell>
          <table:table-cell office:value-type="float" office:value="0.0000518988550935165" calcext:value-type="float">
            <text:p>5.18988550935165E-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1328741" calcext:value-type="float">
            <text:p>0.1328741</text:p>
          </table:table-cell>
          <table:table-cell office:value-type="float" office:value="0.01318014" calcext:value-type="float">
            <text:p>0.01318014</text:p>
          </table:table-cell>
          <table:table-cell office:value-type="float" office:value="0.6760982" calcext:value-type="float">
            <text:p>0.6760982</text:p>
          </table:table-cell>
          <table:table-cell table:number-columns-repeated="2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1446214" calcext:value-type="float">
            <text:p>0.1446214</text:p>
          </table:table-cell>
          <table:table-cell office:value-type="float" office:value="0.01429377" calcext:value-type="float">
            <text:p>0.01429377</text:p>
          </table:table-cell>
          <table:table-cell office:value-type="float" office:value="0.7378822" calcext:value-type="float">
            <text:p>0.7378822</text:p>
          </table:table-cell>
          <table:table-cell table:number-columns-repeated="2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566468" calcext:value-type="float">
            <text:p>0.1566468</text:p>
          </table:table-cell>
          <table:table-cell office:value-type="float" office:value="0.01545004" calcext:value-type="float">
            <text:p>0.01545004</text:p>
          </table:table-cell>
          <table:table-cell office:value-type="float" office:value="0.8013019" calcext:value-type="float">
            <text:p>0.8013019</text:p>
          </table:table-cell>
          <table:table-cell table:number-columns-repeated="2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1687901" calcext:value-type="float">
            <text:p>0.1687901</text:p>
          </table:table-cell>
          <table:table-cell office:value-type="float" office:value="0.01664093" calcext:value-type="float">
            <text:p>0.01664093</text:p>
          </table:table-cell>
          <table:table-cell office:value-type="float" office:value="0.8655573" calcext:value-type="float">
            <text:p>0.8655573</text:p>
          </table:table-cell>
          <table:table-cell table:number-columns-repeated="6"/>
          <table:table-cell table:style-name="ce3" office:value-type="string" calcext:value-type="string">
            <text:p>16 SLICES</text:p>
          </table:table-cell>
          <table:table-cell table:number-columns-repeated="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1808328" calcext:value-type="float">
            <text:p>0.1808328</text:p>
          </table:table-cell>
          <table:table-cell office:value-type="float" office:value="0.01785302" calcext:value-type="float">
            <text:p>0.01785302</text:p>
          </table:table-cell>
          <table:table-cell office:value-type="float" office:value="0.9295791" calcext:value-type="float">
            <text:p>0.9295791</text:p>
          </table:table-cell>
          <table:table-cell table:number-columns-repeated="6"/>
          <table:table-cell office:value-type="float" office:value="0.0256137852631579" calcext:value-type="float">
            <text:p>0.0256137852631579</text:p>
          </table:table-cell>
          <table:table-cell office:value-type="float" office:value="0.176998549473684" calcext:value-type="float">
            <text:p>0.176998549473684</text:p>
          </table:table-cell>
          <table:table-cell office:value-type="float" office:value="0.324992573684211" calcext:value-type="float">
            <text:p>0.324992573684211</text:p>
          </table:table-cell>
          <table:table-cell office:value-type="float" office:value="0.278209710526316" calcext:value-type="float">
            <text:p>0.278209710526316</text:p>
          </table:table-cell>
          <table:table-cell office:value-type="float" office:value="0.131263202631579" calcext:value-type="float">
            <text:p>0.131263202631579</text:p>
          </table:table-cell>
          <table:table-cell office:value-type="float" office:value="0.014745683" calcext:value-type="float">
            <text:p>0.014745683</text:p>
          </table:table-cell>
          <table:table-cell office:value-type="float" office:value="0.037739453368421" calcext:value-type="float">
            <text:p>0.037739453368421</text:p>
          </table:table-cell>
          <table:table-cell office:value-type="float" office:value="0.208473868421053" calcext:value-type="float">
            <text:p>0.208473868421053</text:p>
          </table:table-cell>
          <table:table-cell office:value-type="float" office:value="0.469442405263158" calcext:value-type="float">
            <text:p>0.469442405263158</text:p>
          </table:table-cell>
          <table:table-cell office:value-type="float" office:value="0.793365010526316" calcext:value-type="float">
            <text:p>0.793365010526316</text:p>
          </table:table-cell>
          <table:table-cell office:value-type="float" office:value="1.08417487894737" calcext:value-type="float">
            <text:p>1.08417487894737</text:p>
          </table:table-cell>
          <table:table-cell office:value-type="float" office:value="1.09022132105263" calcext:value-type="float">
            <text:p>1.09022132105263</text:p>
          </table:table-cell>
          <table:table-cell office:value-type="float" office:value="0.760274115789474" calcext:value-type="float">
            <text:p>0.760274115789474</text:p>
          </table:table-cell>
          <table:table-cell office:value-type="float" office:value="0.370996610526316" calcext:value-type="float">
            <text:p>0.370996610526316</text:p>
          </table:table-cell>
          <table:table-cell office:value-type="float" office:value="0.132563511052632" calcext:value-type="float">
            <text:p>0.132563511052632</text:p>
          </table:table-cell>
          <table:table-cell office:value-type="float" office:value="0.0379143815789474" calcext:value-type="float">
            <text:p>0.0379143815789474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1925216" calcext:value-type="float">
            <text:p>0.1925216</text:p>
          </table:table-cell>
          <table:table-cell office:value-type="float" office:value="0.01907018" calcext:value-type="float">
            <text:p>0.01907018</text:p>
          </table:table-cell>
          <table:table-cell office:value-type="float" office:value="0.9921293" calcext:value-type="float">
            <text:p>0.9921293</text:p>
          </table:table-cell>
          <table:table-cell table:number-columns-repeated="6"/>
          <table:table-cell office:value-type="float" office:value="0.00273202863157895" calcext:value-type="float">
            <text:p>0.00273202863157895</text:p>
          </table:table-cell>
          <table:table-cell office:value-type="float" office:value="0.0180098264736842" calcext:value-type="float">
            <text:p>0.0180098264736842</text:p>
          </table:table-cell>
          <table:table-cell office:value-type="float" office:value="0.0448669426315789" calcext:value-type="float">
            <text:p>0.0448669426315789</text:p>
          </table:table-cell>
          <table:table-cell office:value-type="float" office:value="0.0778269289473684" calcext:value-type="float">
            <text:p>0.0778269289473684</text:p>
          </table:table-cell>
          <table:table-cell office:value-type="float" office:value="0.154425073684211" calcext:value-type="float">
            <text:p>0.154425073684211</text:p>
          </table:table-cell>
          <table:table-cell office:value-type="float" office:value="0.284083294736842" calcext:value-type="float">
            <text:p>0.284083294736842</text:p>
          </table:table-cell>
          <table:table-cell office:value-type="float" office:value="0.581026268421053" calcext:value-type="float">
            <text:p>0.581026268421053</text:p>
          </table:table-cell>
          <table:table-cell office:value-type="float" office:value="0.873226015789474" calcext:value-type="float">
            <text:p>0.873226015789474</text:p>
          </table:table-cell>
          <table:table-cell office:value-type="float" office:value="0.989738668421053" calcext:value-type="float">
            <text:p>0.989738668421053</text:p>
          </table:table-cell>
          <table:table-cell office:value-type="float" office:value="0.964781294736842" calcext:value-type="float">
            <text:p>0.964781294736842</text:p>
          </table:table-cell>
          <table:table-cell office:value-type="float" office:value="0.815827405263158" calcext:value-type="float">
            <text:p>0.815827405263158</text:p>
          </table:table-cell>
          <table:table-cell office:value-type="float" office:value="0.5850558" calcext:value-type="float">
            <text:p>0.5850558</text:p>
          </table:table-cell>
          <table:table-cell office:value-type="float" office:value="0.336884215789474" calcext:value-type="float">
            <text:p>0.336884215789474</text:p>
          </table:table-cell>
          <table:table-cell office:value-type="float" office:value="0.150147182631579" calcext:value-type="float">
            <text:p>0.150147182631579</text:p>
          </table:table-cell>
          <table:table-cell office:value-type="float" office:value="0.0515898715789474" calcext:value-type="float">
            <text:p>0.0515898715789474</text:p>
          </table:table-cell>
          <table:table-cell office:value-type="float" office:value="0.0145470502631579" calcext:value-type="float">
            <text:p>0.0145470502631579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2035729" calcext:value-type="float">
            <text:p>0.2035729</text:p>
          </table:table-cell>
          <table:table-cell office:value-type="float" office:value="0.02027369" calcext:value-type="float">
            <text:p>0.02027369</text:p>
          </table:table-cell>
          <table:table-cell office:value-type="float" office:value="1.051821" calcext:value-type="float">
            <text:p>1.051821</text:p>
          </table:table-cell>
          <table:table-cell table:number-columns-repeated="6"/>
          <table:table-cell office:value-type="float" office:value="0.127527536315789" calcext:value-type="float">
            <text:p>0.127527536315789</text:p>
          </table:table-cell>
          <table:table-cell office:value-type="float" office:value="0.914883057894737" calcext:value-type="float">
            <text:p>0.914883057894737</text:p>
          </table:table-cell>
          <table:table-cell office:value-type="float" office:value="1.77482205263158" calcext:value-type="float">
            <text:p>1.77482205263158</text:p>
          </table:table-cell>
          <table:table-cell office:value-type="float" office:value="1.653703" calcext:value-type="float">
            <text:p>1.653703</text:p>
          </table:table-cell>
          <table:table-cell office:value-type="float" office:value="1.00137200526316" calcext:value-type="float">
            <text:p>1.00137200526316</text:p>
          </table:table-cell>
          <table:table-cell office:value-type="float" office:value="0.346880121052632" calcext:value-type="float">
            <text:p>0.346880121052632</text:p>
          </table:table-cell>
          <table:table-cell office:value-type="float" office:value="0.102993546315789" calcext:value-type="float">
            <text:p>0.102993546315789</text:p>
          </table:table-cell>
          <table:table-cell office:value-type="float" office:value="0.0227326414210526" calcext:value-type="float">
            <text:p>0.0227326414210526</text:p>
          </table:table-cell>
          <table:table-cell office:value-type="float" office:value="0.00393168242105263" calcext:value-type="float">
            <text:p>0.00393168242105263</text:p>
          </table:table-cell>
          <table:table-cell office:value-type="float" office:value="0.000625332878947368" calcext:value-type="float">
            <text:p>0.000625332878947368</text:p>
          </table:table-cell>
          <table:table-cell office:value-type="float" office:value="0.000105245846315789" calcext:value-type="float">
            <text:p>0.000105245846315789</text:p>
          </table:table-cell>
          <table:table-cell office:value-type="float" office:value="0.0000192985747368421" calcext:value-type="float">
            <text:p>1.92985747368421E-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2137531" calcext:value-type="float">
            <text:p>0.2137531</text:p>
          </table:table-cell>
          <table:table-cell office:value-type="float" office:value="0.02144805" calcext:value-type="float">
            <text:p>0.02144805</text:p>
          </table:table-cell>
          <table:table-cell office:value-type="float" office:value="1.107509" calcext:value-type="float">
            <text:p>1.107509</text:p>
          </table:table-cell>
          <table:table-cell table:number-columns-repeated="2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2231348" calcext:value-type="float">
            <text:p>0.2231348</text:p>
          </table:table-cell>
          <table:table-cell office:value-type="float" office:value="0.02260041" calcext:value-type="float">
            <text:p>0.02260041</text:p>
          </table:table-cell>
          <table:table-cell office:value-type="float" office:value="1.159527" calcext:value-type="float">
            <text:p>1.159527</text:p>
          </table:table-cell>
          <table:table-cell table:number-columns-repeated="6"/>
          <table:table-cell office:value-type="string" calcext:value-type="string">
            <text:p>14 SLICES</text:p>
          </table:table-cell>
          <table:table-cell table:number-columns-repeated="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2319245" calcext:value-type="float">
            <text:p>0.2319245</text:p>
          </table:table-cell>
          <table:table-cell office:value-type="float" office:value="0.02374789" calcext:value-type="float">
            <text:p>0.02374789</text:p>
          </table:table-cell>
          <table:table-cell office:value-type="float" office:value="1.208869" calcext:value-type="float">
            <text:p>1.208869</text:p>
          </table:table-cell>
          <table:table-cell/>
          <table:table-cell table:formula="of:=SUM([.B1:.B61])*5" office:value-type="float" office:value="56.7169643" calcext:value-type="float">
            <text:p>56.7169643</text:p>
          </table:table-cell>
          <table:table-cell table:formula="of:=SUM([.C1:.C61])*5" office:value-type="float" office:value="7.483254535" calcext:value-type="float">
            <text:p>7.483254535</text:p>
          </table:table-cell>
          <table:table-cell table:formula="of:=SUM([.D1:.D61])*5" office:value-type="float" office:value="305.19092645" calcext:value-type="float">
            <text:p>305.19092645</text:p>
          </table:table-cell>
          <table:table-cell table:number-columns-repeated="2"/>
          <table:table-cell office:value-type="float" office:value="0.0343533436363636" calcext:value-type="float">
            <text:p>0.0343533436363636</text:p>
          </table:table-cell>
          <table:table-cell office:value-type="float" office:value="0.220925140909091" calcext:value-type="float">
            <text:p>0.220925140909091</text:p>
          </table:table-cell>
          <table:table-cell office:value-type="float" office:value="0.328355822727273" calcext:value-type="float">
            <text:p>0.328355822727273</text:p>
          </table:table-cell>
          <table:table-cell office:value-type="float" office:value="0.2018815" calcext:value-type="float">
            <text:p>0.2018815</text:p>
          </table:table-cell>
          <table:table-cell office:value-type="float" office:value="0.0360974655" calcext:value-type="float">
            <text:p>0.0360974655</text:p>
          </table:table-cell>
          <table:table-cell office:value-type="float" office:value="0.0285879281818182" calcext:value-type="float">
            <text:p>0.0285879281818182</text:p>
          </table:table-cell>
          <table:table-cell office:value-type="float" office:value="0.215876535454545" calcext:value-type="float">
            <text:p>0.215876535454545</text:p>
          </table:table-cell>
          <table:table-cell office:value-type="float" office:value="0.525338609090909" calcext:value-type="float">
            <text:p>0.525338609090909</text:p>
          </table:table-cell>
          <table:table-cell office:value-type="float" office:value="0.906198259090909" calcext:value-type="float">
            <text:p>0.906198259090909</text:p>
          </table:table-cell>
          <table:table-cell office:value-type="float" office:value="1.13085586363636" calcext:value-type="float">
            <text:p>1.13085586363636</text:p>
          </table:table-cell>
          <table:table-cell office:value-type="float" office:value="0.895278031818182" calcext:value-type="float">
            <text:p>0.895278031818182</text:p>
          </table:table-cell>
          <table:table-cell office:value-type="float" office:value="0.435115186363636" calcext:value-type="float">
            <text:p>0.435115186363636</text:p>
          </table:table-cell>
          <table:table-cell office:value-type="float" office:value="0.138809882272727" calcext:value-type="float">
            <text:p>0.138809882272727</text:p>
          </table:table-cell>
          <table:table-cell office:value-type="float" office:value="0.0324976972727273" calcext:value-type="float">
            <text:p>0.0324976972727273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2403892" calcext:value-type="float">
            <text:p>0.2403892</text:p>
          </table:table-cell>
          <table:table-cell office:value-type="float" office:value="0.02491247" calcext:value-type="float">
            <text:p>0.02491247</text:p>
          </table:table-cell>
          <table:table-cell office:value-type="float" office:value="1.256834" calcext:value-type="float">
            <text:p>1.256834</text:p>
          </table:table-cell>
          <table:table-cell table:number-columns-repeated="6"/>
          <table:table-cell office:value-type="float" office:value="0.00359930259090909" calcext:value-type="float">
            <text:p>0.00359930259090909</text:p>
          </table:table-cell>
          <table:table-cell office:value-type="float" office:value="0.0236005122727273" calcext:value-type="float">
            <text:p>0.0236005122727273</text:p>
          </table:table-cell>
          <table:table-cell office:value-type="float" office:value="0.0565472954545455" calcext:value-type="float">
            <text:p>0.0565472954545455</text:p>
          </table:table-cell>
          <table:table-cell office:value-type="float" office:value="0.114833071818182" calcext:value-type="float">
            <text:p>0.114833071818182</text:p>
          </table:table-cell>
          <table:table-cell office:value-type="float" office:value="0.236568031818182" calcext:value-type="float">
            <text:p>0.236568031818182</text:p>
          </table:table-cell>
          <table:table-cell office:value-type="float" office:value="0.535090640909091" calcext:value-type="float">
            <text:p>0.535090640909091</text:p>
          </table:table-cell>
          <table:table-cell office:value-type="float" office:value="0.876579286363636" calcext:value-type="float">
            <text:p>0.876579286363636</text:p>
          </table:table-cell>
          <table:table-cell office:value-type="float" office:value="0.992233536363636" calcext:value-type="float">
            <text:p>0.992233536363636</text:p>
          </table:table-cell>
          <table:table-cell office:value-type="float" office:value="0.923666477272727" calcext:value-type="float">
            <text:p>0.923666477272727</text:p>
          </table:table-cell>
          <table:table-cell office:value-type="float" office:value="0.708120895454545" calcext:value-type="float">
            <text:p>0.708120895454545</text:p>
          </table:table-cell>
          <table:table-cell office:value-type="float" office:value="0.419073681818182" calcext:value-type="float">
            <text:p>0.419073681818182</text:p>
          </table:table-cell>
          <table:table-cell office:value-type="float" office:value="0.178679336363636" calcext:value-type="float">
            <text:p>0.178679336363636</text:p>
          </table:table-cell>
          <table:table-cell office:value-type="float" office:value="0.0541232845454545" calcext:value-type="float">
            <text:p>0.0541232845454545</text:p>
          </table:table-cell>
          <table:table-cell office:value-type="float" office:value="0.0124627878181818" calcext:value-type="float">
            <text:p>0.0124627878181818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2488523" calcext:value-type="float">
            <text:p>0.2488523</text:p>
          </table:table-cell>
          <table:table-cell office:value-type="float" office:value="0.02612106" calcext:value-type="float">
            <text:p>0.02612106</text:p>
          </table:table-cell>
          <table:table-cell office:value-type="float" office:value="1.305008" calcext:value-type="float">
            <text:p>1.305008</text:p>
          </table:table-cell>
          <table:table-cell/>
          <table:table-cell office:value-type="string" calcext:value-type="string">
            <text:p>390-694</text:p>
          </table:table-cell>
          <table:table-cell table:number-columns-repeated="4"/>
          <table:table-cell office:value-type="float" office:value="0.171746535909091" calcext:value-type="float">
            <text:p>0.171746535909091</text:p>
          </table:table-cell>
          <table:table-cell office:value-type="float" office:value="1.15671911363636" calcext:value-type="float">
            <text:p>1.15671911363636</text:p>
          </table:table-cell>
          <table:table-cell office:value-type="float" office:value="1.84186645454545" calcext:value-type="float">
            <text:p>1.84186645454545</text:p>
          </table:table-cell>
          <table:table-cell office:value-type="float" office:value="1.32759531363636" calcext:value-type="float">
            <text:p>1.32759531363636</text:p>
          </table:table-cell>
          <table:table-cell office:value-type="float" office:value="0.488183445454546" calcext:value-type="float">
            <text:p>0.488183445454546</text:p>
          </table:table-cell>
          <table:table-cell office:value-type="float" office:value="0.12631411" calcext:value-type="float">
            <text:p>0.12631411</text:p>
          </table:table-cell>
          <table:table-cell office:value-type="float" office:value="0.0225265765" calcext:value-type="float">
            <text:p>0.0225265765</text:p>
          </table:table-cell>
          <table:table-cell office:value-type="float" office:value="0.00293351760909091" calcext:value-type="float">
            <text:p>0.00293351760909091</text:p>
          </table:table-cell>
          <table:table-cell office:value-type="float" office:value="0.000351412640909091" calcext:value-type="float">
            <text:p>0.000351412640909091</text:p>
          </table:table-cell>
          <table:table-cell office:value-type="float" office:value="0.0000470501886363636" calcext:value-type="float">
            <text:p>4.70501886363636E-05</text:p>
          </table:table-cell>
          <table:table-cell office:value-type="float" office:value="0.00000351041136363636" calcext:value-type="float">
            <text:p>3.51041136363636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2575896" calcext:value-type="float">
            <text:p>0.2575896</text:p>
          </table:table-cell>
          <table:table-cell office:value-type="float" office:value="0.02739923" calcext:value-type="float">
            <text:p>0.02739923</text:p>
          </table:table-cell>
          <table:table-cell office:value-type="float" office:value="1.354758" calcext:value-type="float">
            <text:p>1.354758</text:p>
          </table:table-cell>
          <table:table-cell/>
          <table:table-cell office:value-type="string" calcext:value-type="string">
            <text:p>19x</text:p>
          </table:table-cell>
          <table:table-cell table:number-columns-repeated="2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2664991" calcext:value-type="float">
            <text:p>0.2664991</text:p>
          </table:table-cell>
          <table:table-cell office:value-type="float" office:value="0.02874993" calcext:value-type="float">
            <text:p>0.02874993</text:p>
          </table:table-cell>
          <table:table-cell office:value-type="float" office:value="1.405594" calcext:value-type="float">
            <text:p>1.405594</text:p>
          </table:table-cell>
          <table:table-cell table:number-columns-repeated="2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2753532" calcext:value-type="float">
            <text:p>0.2753532</text:p>
          </table:table-cell>
          <table:table-cell office:value-type="float" office:value="0.03016909" calcext:value-type="float">
            <text:p>0.03016909</text:p>
          </table:table-cell>
          <table:table-cell office:value-type="float" office:value="1.456414" calcext:value-type="float">
            <text:p>1.456414</text:p>
          </table:table-cell>
          <table:table-cell table:number-columns-repeated="2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2838921" calcext:value-type="float">
            <text:p>0.2838921</text:p>
          </table:table-cell>
          <table:table-cell office:value-type="float" office:value="0.03165145" calcext:value-type="float">
            <text:p>0.03165145</text:p>
          </table:table-cell>
          <table:table-cell office:value-type="float" office:value="1.50596" calcext:value-type="float">
            <text:p>1.50596</text:p>
          </table:table-cell>
          <table:table-cell table:number-columns-repeated="2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2918246" calcext:value-type="float">
            <text:p>0.2918246</text:p>
          </table:table-cell>
          <table:table-cell office:value-type="float" office:value="0.03319038" calcext:value-type="float">
            <text:p>0.03319038</text:p>
          </table:table-cell>
          <table:table-cell office:value-type="float" office:value="1.552826" calcext:value-type="float">
            <text:p>1.552826</text:p>
          </table:table-cell>
          <table:table-cell table:number-columns-repeated="2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29892" calcext:value-type="float">
            <text:p>0.29892</text:p>
          </table:table-cell>
          <table:table-cell office:value-type="float" office:value="0.03477912" calcext:value-type="float">
            <text:p>0.03477912</text:p>
          </table:table-cell>
          <table:table-cell office:value-type="float" office:value="1.595902" calcext:value-type="float">
            <text:p>1.595902</text:p>
          </table:table-cell>
          <table:table-cell table:number-columns-repeated="2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3052993" calcext:value-type="float">
            <text:p>0.3052993</text:p>
          </table:table-cell>
          <table:table-cell office:value-type="float" office:value="0.03641495" calcext:value-type="float">
            <text:p>0.03641495</text:p>
          </table:table-cell>
          <table:table-cell office:value-type="float" office:value="1.635768" calcext:value-type="float">
            <text:p>1.635768</text:p>
          </table:table-cell>
          <table:table-cell table:number-columns-repeated="2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112031" calcext:value-type="float">
            <text:p>0.3112031</text:p>
          </table:table-cell>
          <table:table-cell office:value-type="float" office:value="0.03809569" calcext:value-type="float">
            <text:p>0.03809569</text:p>
          </table:table-cell>
          <table:table-cell office:value-type="float" office:value="1.673573" calcext:value-type="float">
            <text:p>1.673573</text:p>
          </table:table-cell>
          <table:table-cell table:number-columns-repeated="2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3169047" calcext:value-type="float">
            <text:p>0.3169047</text:p>
          </table:table-cell>
          <table:table-cell office:value-type="float" office:value="0.03981843" calcext:value-type="float">
            <text:p>0.03981843</text:p>
          </table:table-cell>
          <table:table-cell office:value-type="float" office:value="1.710604" calcext:value-type="float">
            <text:p>1.710604</text:p>
          </table:table-cell>
          <table:table-cell table:number-columns-repeated="2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3227087" calcext:value-type="float">
            <text:p>0.3227087</text:p>
          </table:table-cell>
          <table:table-cell office:value-type="float" office:value="0.0415794" calcext:value-type="float">
            <text:p>0.0415794</text:p>
          </table:table-cell>
          <table:table-cell office:value-type="float" office:value="1.74828" calcext:value-type="float">
            <text:p>1.74828</text:p>
          </table:table-cell>
          <table:table-cell table:number-columns-repeated="2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3288194" calcext:value-type="float">
            <text:p>0.3288194</text:p>
          </table:table-cell>
          <table:table-cell office:value-type="float" office:value="0.04337098" calcext:value-type="float">
            <text:p>0.04337098</text:p>
          </table:table-cell>
          <table:table-cell office:value-type="float" office:value="1.787504" calcext:value-type="float">
            <text:p>1.787504</text:p>
          </table:table-cell>
          <table:table-cell table:number-columns-repeated="2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349242" calcext:value-type="float">
            <text:p>0.3349242</text:p>
          </table:table-cell>
          <table:table-cell office:value-type="float" office:value="0.0451718" calcext:value-type="float">
            <text:p>0.0451718</text:p>
          </table:table-cell>
          <table:table-cell office:value-type="float" office:value="1.826609" calcext:value-type="float">
            <text:p>1.826609</text:p>
          </table:table-cell>
          <table:table-cell table:number-columns-repeated="2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3405452" calcext:value-type="float">
            <text:p>0.3405452</text:p>
          </table:table-cell>
          <table:table-cell office:value-type="float" office:value="0.0469542" calcext:value-type="float">
            <text:p>0.0469542</text:p>
          </table:table-cell>
          <table:table-cell office:value-type="float" office:value="1.863108" calcext:value-type="float">
            <text:p>1.863108</text:p>
          </table:table-cell>
          <table:table-cell table:number-columns-repeated="2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3451688" calcext:value-type="float">
            <text:p>0.3451688</text:p>
          </table:table-cell>
          <table:table-cell office:value-type="float" office:value="0.04868718" calcext:value-type="float">
            <text:p>0.04868718</text:p>
          </table:table-cell>
          <table:table-cell office:value-type="float" office:value="1.894332" calcext:value-type="float">
            <text:p>1.894332</text:p>
          </table:table-cell>
          <table:table-cell table:number-columns-repeated="2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3482554" calcext:value-type="float">
            <text:p>0.3482554</text:p>
          </table:table-cell>
          <table:table-cell office:value-type="float" office:value="0.05033657" calcext:value-type="float">
            <text:p>0.05033657</text:p>
          </table:table-cell>
          <table:table-cell office:value-type="float" office:value="1.917479" calcext:value-type="float">
            <text:p>1.917479</text:p>
          </table:table-cell>
          <table:table-cell table:number-columns-repeated="2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3494153" calcext:value-type="float">
            <text:p>0.3494153</text:p>
          </table:table-cell>
          <table:table-cell office:value-type="float" office:value="0.05187611" calcext:value-type="float">
            <text:p>0.05187611</text:p>
          </table:table-cell>
          <table:table-cell office:value-type="float" office:value="1.930529" calcext:value-type="float">
            <text:p>1.930529</text:p>
          </table:table-cell>
          <table:table-cell table:number-columns-repeated="2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3489075" calcext:value-type="float">
            <text:p>0.3489075</text:p>
          </table:table-cell>
          <table:table-cell office:value-type="float" office:value="0.05332218" calcext:value-type="float">
            <text:p>0.05332218</text:p>
          </table:table-cell>
          <table:table-cell office:value-type="float" office:value="1.934819" calcext:value-type="float">
            <text:p>1.934819</text:p>
          </table:table-cell>
          <table:table-cell table:number-columns-repeated="2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471746" calcext:value-type="float">
            <text:p>0.3471746</text:p>
          </table:table-cell>
          <table:table-cell office:value-type="float" office:value="0.05470603" calcext:value-type="float">
            <text:p>0.05470603</text:p>
          </table:table-cell>
          <table:table-cell office:value-type="float" office:value="1.93265" calcext:value-type="float">
            <text:p>1.93265</text:p>
          </table:table-cell>
          <table:table-cell table:number-columns-repeated="2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3446705" calcext:value-type="float">
            <text:p>0.3446705</text:p>
          </table:table-cell>
          <table:table-cell office:value-type="float" office:value="0.05606335" calcext:value-type="float">
            <text:p>0.05606335</text:p>
          </table:table-cell>
          <table:table-cell office:value-type="float" office:value="1.926395" calcext:value-type="float">
            <text:p>1.926395</text:p>
          </table:table-cell>
          <table:table-cell table:number-columns-repeated="2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3418483" calcext:value-type="float">
            <text:p>0.3418483</text:p>
          </table:table-cell>
          <table:table-cell office:value-type="float" office:value="0.05743393" calcext:value-type="float">
            <text:p>0.05743393</text:p>
          </table:table-cell>
          <table:table-cell office:value-type="float" office:value="1.918437" calcext:value-type="float">
            <text:p>1.918437</text:p>
          </table:table-cell>
          <table:table-cell table:number-columns-repeated="2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339024" calcext:value-type="float">
            <text:p>0.339024</text:p>
          </table:table-cell>
          <table:table-cell office:value-type="float" office:value="0.05885107" calcext:value-type="float">
            <text:p>0.05885107</text:p>
          </table:table-cell>
          <table:table-cell office:value-type="float" office:value="1.91043" calcext:value-type="float">
            <text:p>1.91043</text:p>
          </table:table-cell>
          <table:table-cell table:number-columns-repeated="2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3359926" calcext:value-type="float">
            <text:p>0.3359926</text:p>
          </table:table-cell>
          <table:table-cell office:value-type="float" office:value="0.06030809" calcext:value-type="float">
            <text:p>0.06030809</text:p>
          </table:table-cell>
          <table:table-cell office:value-type="float" office:value="1.901224" calcext:value-type="float">
            <text:p>1.901224</text:p>
          </table:table-cell>
          <table:table-cell table:number-columns-repeated="2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3324276" calcext:value-type="float">
            <text:p>0.3324276</text:p>
          </table:table-cell>
          <table:table-cell office:value-type="float" office:value="0.06178644" calcext:value-type="float">
            <text:p>0.06178644</text:p>
          </table:table-cell>
          <table:table-cell office:value-type="float" office:value="1.889" calcext:value-type="float">
            <text:p>1.889</text:p>
          </table:table-cell>
          <table:table-cell table:number-columns-repeated="2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3280157" calcext:value-type="float">
            <text:p>0.3280157</text:p>
          </table:table-cell>
          <table:table-cell office:value-type="float" office:value="0.0632657" calcext:value-type="float">
            <text:p>0.0632657</text:p>
          </table:table-cell>
          <table:table-cell office:value-type="float" office:value="1.871996" calcext:value-type="float">
            <text:p>1.871996</text:p>
          </table:table-cell>
          <table:table-cell table:number-columns-repeated="2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3224637" calcext:value-type="float">
            <text:p>0.3224637</text:p>
          </table:table-cell>
          <table:table-cell office:value-type="float" office:value="0.06472352" calcext:value-type="float">
            <text:p>0.06472352</text:p>
          </table:table-cell>
          <table:table-cell office:value-type="float" office:value="1.848545" calcext:value-type="float">
            <text:p>1.848545</text:p>
          </table:table-cell>
          <table:table-cell table:number-columns-repeated="2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3156225" calcext:value-type="float">
            <text:p>0.3156225</text:p>
          </table:table-cell>
          <table:table-cell office:value-type="float" office:value="0.06614749" calcext:value-type="float">
            <text:p>0.06614749</text:p>
          </table:table-cell>
          <table:table-cell office:value-type="float" office:value="1.817792" calcext:value-type="float">
            <text:p>1.817792</text:p>
          </table:table-cell>
          <table:table-cell table:number-columns-repeated="2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3078201" calcext:value-type="float">
            <text:p>0.3078201</text:p>
          </table:table-cell>
          <table:table-cell office:value-type="float" office:value="0.06757256" calcext:value-type="float">
            <text:p>0.06757256</text:p>
          </table:table-cell>
          <table:table-cell office:value-type="float" office:value="1.781627" calcext:value-type="float">
            <text:p>1.781627</text:p>
          </table:table-cell>
          <table:table-cell table:number-columns-repeated="2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2994771" calcext:value-type="float">
            <text:p>0.2994771</text:p>
          </table:table-cell>
          <table:table-cell office:value-type="float" office:value="0.06904928" calcext:value-type="float">
            <text:p>0.06904928</text:p>
          </table:table-cell>
          <table:table-cell office:value-type="float" office:value="1.742514" calcext:value-type="float">
            <text:p>1.742514</text:p>
          </table:table-cell>
          <table:table-cell table:number-columns-repeated="2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2909776" calcext:value-type="float">
            <text:p>0.2909776</text:p>
          </table:table-cell>
          <table:table-cell office:value-type="float" office:value="0.0706328" calcext:value-type="float">
            <text:p>0.0706328</text:p>
          </table:table-cell>
          <table:table-cell office:value-type="float" office:value="1.702749" calcext:value-type="float">
            <text:p>1.702749</text:p>
          </table:table-cell>
          <table:table-cell table:number-columns-repeated="2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2826646" calcext:value-type="float">
            <text:p>0.2826646</text:p>
          </table:table-cell>
          <table:table-cell office:value-type="float" office:value="0.07238339" calcext:value-type="float">
            <text:p>0.07238339</text:p>
          </table:table-cell>
          <table:table-cell office:value-type="float" office:value="1.664439" calcext:value-type="float">
            <text:p>1.664439</text:p>
          </table:table-cell>
          <table:table-cell table:number-columns-repeated="2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2747962" calcext:value-type="float">
            <text:p>0.2747962</text:p>
          </table:table-cell>
          <table:table-cell office:value-type="float" office:value="0.0743596" calcext:value-type="float">
            <text:p>0.0743596</text:p>
          </table:table-cell>
          <table:table-cell office:value-type="float" office:value="1.629207" calcext:value-type="float">
            <text:p>1.629207</text:p>
          </table:table-cell>
          <table:table-cell table:number-columns-repeated="2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2674312" calcext:value-type="float">
            <text:p>0.2674312</text:p>
          </table:table-cell>
          <table:table-cell office:value-type="float" office:value="0.07659383" calcext:value-type="float">
            <text:p>0.07659383</text:p>
          </table:table-cell>
          <table:table-cell office:value-type="float" office:value="1.59736" calcext:value-type="float">
            <text:p>1.59736</text:p>
          </table:table-cell>
          <table:table-cell table:number-columns-repeated="2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2605847" calcext:value-type="float">
            <text:p>0.2605847</text:p>
          </table:table-cell>
          <table:table-cell office:value-type="float" office:value="0.07911436" calcext:value-type="float">
            <text:p>0.07911436</text:p>
          </table:table-cell>
          <table:table-cell office:value-type="float" office:value="1.568896" calcext:value-type="float">
            <text:p>1.568896</text:p>
          </table:table-cell>
          <table:table-cell table:number-columns-repeated="2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2542749" calcext:value-type="float">
            <text:p>0.2542749</text:p>
          </table:table-cell>
          <table:table-cell office:value-type="float" office:value="0.08195345" calcext:value-type="float">
            <text:p>0.08195345</text:p>
          </table:table-cell>
          <table:table-cell office:value-type="float" office:value="1.543823" calcext:value-type="float">
            <text:p>1.543823</text:p>
          </table:table-cell>
          <table:table-cell table:number-columns-repeated="2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2485254" calcext:value-type="float">
            <text:p>0.2485254</text:p>
          </table:table-cell>
          <table:table-cell office:value-type="float" office:value="0.08514816" calcext:value-type="float">
            <text:p>0.08514816</text:p>
          </table:table-cell>
          <table:table-cell office:value-type="float" office:value="1.522157" calcext:value-type="float">
            <text:p>1.522157</text:p>
          </table:table-cell>
          <table:table-cell table:number-columns-repeated="2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2433039" calcext:value-type="float">
            <text:p>0.2433039</text:p>
          </table:table-cell>
          <table:table-cell office:value-type="float" office:value="0.08872657" calcext:value-type="float">
            <text:p>0.08872657</text:p>
          </table:table-cell>
          <table:table-cell office:value-type="float" office:value="1.503611" calcext:value-type="float">
            <text:p>1.503611</text:p>
          </table:table-cell>
          <table:table-cell table:number-columns-repeated="2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2383414" calcext:value-type="float">
            <text:p>0.2383414</text:p>
          </table:table-cell>
          <table:table-cell office:value-type="float" office:value="0.09266008" calcext:value-type="float">
            <text:p>0.09266008</text:p>
          </table:table-cell>
          <table:table-cell office:value-type="float" office:value="1.486673" calcext:value-type="float">
            <text:p>1.486673</text:p>
          </table:table-cell>
          <table:table-cell table:number-columns-repeated="2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2333253" calcext:value-type="float">
            <text:p>0.2333253</text:p>
          </table:table-cell>
          <table:table-cell office:value-type="float" office:value="0.09689723" calcext:value-type="float">
            <text:p>0.09689723</text:p>
          </table:table-cell>
          <table:table-cell office:value-type="float" office:value="1.469595" calcext:value-type="float">
            <text:p>1.469595</text:p>
          </table:table-cell>
          <table:table-cell table:number-columns-repeated="2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2279619" calcext:value-type="float">
            <text:p>0.2279619</text:p>
          </table:table-cell>
          <table:table-cell office:value-type="float" office:value="0.1013746" calcext:value-type="float">
            <text:p>0.1013746</text:p>
          </table:table-cell>
          <table:table-cell office:value-type="float" office:value="1.450709" calcext:value-type="float">
            <text:p>1.450709</text:p>
          </table:table-cell>
          <table:table-cell table:number-columns-repeated="2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2219781" calcext:value-type="float">
            <text:p>0.2219781</text:p>
          </table:table-cell>
          <table:table-cell office:value-type="float" office:value="0.1060145" calcext:value-type="float">
            <text:p>0.1060145</text:p>
          </table:table-cell>
          <table:table-cell office:value-type="float" office:value="1.42844" calcext:value-type="float">
            <text:p>1.42844</text:p>
          </table:table-cell>
          <table:table-cell table:number-columns-repeated="2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2151735" calcext:value-type="float">
            <text:p>0.2151735</text:p>
          </table:table-cell>
          <table:table-cell office:value-type="float" office:value="0.1107377" calcext:value-type="float">
            <text:p>0.1107377</text:p>
          </table:table-cell>
          <table:table-cell office:value-type="float" office:value="1.401587" calcext:value-type="float">
            <text:p>1.401587</text:p>
          </table:table-cell>
          <table:table-cell table:number-columns-repeated="2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2075619" calcext:value-type="float">
            <text:p>0.2075619</text:p>
          </table:table-cell>
          <table:table-cell office:value-type="float" office:value="0.1155111" calcext:value-type="float">
            <text:p>0.1155111</text:p>
          </table:table-cell>
          <table:table-cell office:value-type="float" office:value="1.370094" calcext:value-type="float">
            <text:p>1.370094</text:p>
          </table:table-cell>
          <table:table-cell table:number-columns-repeated="2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1992183" calcext:value-type="float">
            <text:p>0.1992183</text:p>
          </table:table-cell>
          <table:table-cell office:value-type="float" office:value="0.1203122" calcext:value-type="float">
            <text:p>0.1203122</text:p>
          </table:table-cell>
          <table:table-cell office:value-type="float" office:value="1.33422" calcext:value-type="float">
            <text:p>1.33422</text:p>
          </table:table-cell>
          <table:table-cell table:number-columns-repeated="2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190229" calcext:value-type="float">
            <text:p>0.190229</text:p>
          </table:table-cell>
          <table:table-cell office:value-type="float" office:value="0.1251161" calcext:value-type="float">
            <text:p>0.1251161</text:p>
          </table:table-cell>
          <table:table-cell office:value-type="float" office:value="1.294275" calcext:value-type="float">
            <text:p>1.294275</text:p>
          </table:table-cell>
          <table:table-cell table:number-columns-repeated="2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1806905" calcext:value-type="float">
            <text:p>0.1806905</text:p>
          </table:table-cell>
          <table:table-cell office:value-type="float" office:value="0.1298957" calcext:value-type="float">
            <text:p>0.1298957</text:p>
          </table:table-cell>
          <table:table-cell office:value-type="float" office:value="1.25061" calcext:value-type="float">
            <text:p>1.25061</text:p>
          </table:table-cell>
          <table:table-cell table:number-columns-repeated="2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1707154" calcext:value-type="float">
            <text:p>0.1707154</text:p>
          </table:table-cell>
          <table:table-cell office:value-type="float" office:value="0.1346299" calcext:value-type="float">
            <text:p>0.1346299</text:p>
          </table:table-cell>
          <table:table-cell office:value-type="float" office:value="1.203696" calcext:value-type="float">
            <text:p>1.203696</text:p>
          </table:table-cell>
          <table:table-cell table:number-columns-repeated="2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1604471" calcext:value-type="float">
            <text:p>0.1604471</text:p>
          </table:table-cell>
          <table:table-cell office:value-type="float" office:value="0.1393309" calcext:value-type="float">
            <text:p>0.1393309</text:p>
          </table:table-cell>
          <table:table-cell office:value-type="float" office:value="1.154316" calcext:value-type="float">
            <text:p>1.154316</text:p>
          </table:table-cell>
          <table:table-cell table:number-columns-repeated="2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1500244" calcext:value-type="float">
            <text:p>0.1500244</text:p>
          </table:table-cell>
          <table:table-cell office:value-type="float" office:value="0.1440235" calcext:value-type="float">
            <text:p>0.1440235</text:p>
          </table:table-cell>
          <table:table-cell office:value-type="float" office:value="1.103284" calcext:value-type="float">
            <text:p>1.103284</text:p>
          </table:table-cell>
          <table:table-cell table:number-columns-repeated="2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1395705" calcext:value-type="float">
            <text:p>0.1395705</text:p>
          </table:table-cell>
          <table:table-cell office:value-type="float" office:value="0.1487372" calcext:value-type="float">
            <text:p>0.1487372</text:p>
          </table:table-cell>
          <table:table-cell office:value-type="float" office:value="1.051347" calcext:value-type="float">
            <text:p>1.051347</text:p>
          </table:table-cell>
          <table:table-cell table:number-columns-repeated="2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129192" calcext:value-type="float">
            <text:p>0.129192</text:p>
          </table:table-cell>
          <table:table-cell office:value-type="float" office:value="0.1535066" calcext:value-type="float">
            <text:p>0.1535066</text:p>
          </table:table-cell>
          <table:table-cell office:value-type="float" office:value="0.9991789" calcext:value-type="float">
            <text:p>0.9991789</text:p>
          </table:table-cell>
          <table:table-cell table:number-columns-repeated="2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1189859" calcext:value-type="float">
            <text:p>0.1189859</text:p>
          </table:table-cell>
          <table:table-cell office:value-type="float" office:value="0.1583644" calcext:value-type="float">
            <text:p>0.1583644</text:p>
          </table:table-cell>
          <table:table-cell office:value-type="float" office:value="0.9473958" calcext:value-type="float">
            <text:p>0.9473958</text:p>
          </table:table-cell>
          <table:table-cell table:number-columns-repeated="2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1090615" calcext:value-type="float">
            <text:p>0.1090615</text:p>
          </table:table-cell>
          <table:table-cell office:value-type="float" office:value="0.1633199" calcext:value-type="float">
            <text:p>0.1633199</text:p>
          </table:table-cell>
          <table:table-cell office:value-type="float" office:value="0.8966222" calcext:value-type="float">
            <text:p>0.8966222</text:p>
          </table:table-cell>
          <table:table-cell table:number-columns-repeated="2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9951424" calcext:value-type="float">
            <text:p>0.09951424</text:p>
          </table:table-cell>
          <table:table-cell office:value-type="float" office:value="0.1683761" calcext:value-type="float">
            <text:p>0.1683761</text:p>
          </table:table-cell>
          <table:table-cell office:value-type="float" office:value="0.8473981" calcext:value-type="float">
            <text:p>0.8473981</text:p>
          </table:table-cell>
          <table:table-cell table:number-columns-repeated="2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904185" calcext:value-type="float">
            <text:p>0.0904185</text:p>
          </table:table-cell>
          <table:table-cell office:value-type="float" office:value="0.1735365" calcext:value-type="float">
            <text:p>0.1735365</text:p>
          </table:table-cell>
          <table:table-cell office:value-type="float" office:value="0.8001576" calcext:value-type="float">
            <text:p>0.8001576</text:p>
          </table:table-cell>
          <table:table-cell table:number-columns-repeated="2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8182895" calcext:value-type="float">
            <text:p>0.08182895</text:p>
          </table:table-cell>
          <table:table-cell office:value-type="float" office:value="0.1788048" calcext:value-type="float">
            <text:p>0.1788048</text:p>
          </table:table-cell>
          <table:table-cell office:value-type="float" office:value="0.7552379" calcext:value-type="float">
            <text:p>0.7552379</text:p>
          </table:table-cell>
          <table:table-cell table:number-columns-repeated="2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7376817" calcext:value-type="float">
            <text:p>0.07376817</text:p>
          </table:table-cell>
          <table:table-cell office:value-type="float" office:value="0.1841819" calcext:value-type="float">
            <text:p>0.1841819</text:p>
          </table:table-cell>
          <table:table-cell office:value-type="float" office:value="0.7127879" calcext:value-type="float">
            <text:p>0.7127879</text:p>
          </table:table-cell>
          <table:table-cell table:number-columns-repeated="2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6619477" calcext:value-type="float">
            <text:p>0.06619477</text:p>
          </table:table-cell>
          <table:table-cell office:value-type="float" office:value="0.1896559" calcext:value-type="float">
            <text:p>0.1896559</text:p>
          </table:table-cell>
          <table:table-cell office:value-type="float" office:value="0.6725198" calcext:value-type="float">
            <text:p>0.6725198</text:p>
          </table:table-cell>
          <table:table-cell table:number-columns-repeated="2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590638" calcext:value-type="float">
            <text:p>0.0590638</text:p>
          </table:table-cell>
          <table:table-cell office:value-type="float" office:value="0.1952101" calcext:value-type="float">
            <text:p>0.1952101</text:p>
          </table:table-cell>
          <table:table-cell office:value-type="float" office:value="0.6340976" calcext:value-type="float">
            <text:p>0.6340976</text:p>
          </table:table-cell>
          <table:table-cell table:number-columns-repeated="2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5234242" calcext:value-type="float">
            <text:p>0.05234242</text:p>
          </table:table-cell>
          <table:table-cell office:value-type="float" office:value="0.2008259" calcext:value-type="float">
            <text:p>0.2008259</text:p>
          </table:table-cell>
          <table:table-cell office:value-type="float" office:value="0.5972433" calcext:value-type="float">
            <text:p>0.5972433</text:p>
          </table:table-cell>
          <table:table-cell table:number-columns-repeated="2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4600865" calcext:value-type="float">
            <text:p>0.04600865</text:p>
          </table:table-cell>
          <table:table-cell office:value-type="float" office:value="0.2064828" calcext:value-type="float">
            <text:p>0.2064828</text:p>
          </table:table-cell>
          <table:table-cell office:value-type="float" office:value="0.5617313" calcext:value-type="float">
            <text:p>0.5617313</text:p>
          </table:table-cell>
          <table:table-cell table:number-columns-repeated="2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4006154" calcext:value-type="float">
            <text:p>0.04006154</text:p>
          </table:table-cell>
          <table:table-cell office:value-type="float" office:value="0.2121826" calcext:value-type="float">
            <text:p>0.2121826</text:p>
          </table:table-cell>
          <table:table-cell office:value-type="float" office:value="0.5274921" calcext:value-type="float">
            <text:p>0.5274921</text:p>
          </table:table-cell>
          <table:table-cell table:number-columns-repeated="2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3454373" calcext:value-type="float">
            <text:p>0.03454373</text:p>
          </table:table-cell>
          <table:table-cell office:value-type="float" office:value="0.2180279" calcext:value-type="float">
            <text:p>0.2180279</text:p>
          </table:table-cell>
          <table:table-cell office:value-type="float" office:value="0.4948809" calcext:value-type="float">
            <text:p>0.4948809</text:p>
          </table:table-cell>
          <table:table-cell table:number-columns-repeated="2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2949091" calcext:value-type="float">
            <text:p>0.02949091</text:p>
          </table:table-cell>
          <table:table-cell office:value-type="float" office:value="0.2241586" calcext:value-type="float">
            <text:p>0.2241586</text:p>
          </table:table-cell>
          <table:table-cell office:value-type="float" office:value="0.4642586" calcext:value-type="float">
            <text:p>0.4642586</text:p>
          </table:table-cell>
          <table:table-cell table:number-columns-repeated="2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249214" calcext:value-type="float">
            <text:p>0.0249214</text:p>
          </table:table-cell>
          <table:table-cell office:value-type="float" office:value="0.2307302" calcext:value-type="float">
            <text:p>0.2307302</text:p>
          </table:table-cell>
          <table:table-cell office:value-type="float" office:value="0.4358841" calcext:value-type="float">
            <text:p>0.4358841</text:p>
          </table:table-cell>
          <table:table-cell table:number-columns-repeated="2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2083981" calcext:value-type="float">
            <text:p>0.02083981</text:p>
          </table:table-cell>
          <table:table-cell office:value-type="float" office:value="0.237916" calcext:value-type="float">
            <text:p>0.237916</text:p>
          </table:table-cell>
          <table:table-cell office:value-type="float" office:value="0.4099313" calcext:value-type="float">
            <text:p>0.4099313</text:p>
          </table:table-cell>
          <table:table-cell table:number-columns-repeated="2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1723591" calcext:value-type="float">
            <text:p>0.01723591</text:p>
          </table:table-cell>
          <table:table-cell office:value-type="float" office:value="0.2458706" calcext:value-type="float">
            <text:p>0.2458706</text:p>
          </table:table-cell>
          <table:table-cell office:value-type="float" office:value="0.3864261" calcext:value-type="float">
            <text:p>0.3864261</text:p>
          </table:table-cell>
          <table:table-cell table:number-columns-repeated="2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1407924" calcext:value-type="float">
            <text:p>0.01407924</text:p>
          </table:table-cell>
          <table:table-cell office:value-type="float" office:value="0.2546023" calcext:value-type="float">
            <text:p>0.2546023</text:p>
          </table:table-cell>
          <table:table-cell office:value-type="float" office:value="0.3650566" calcext:value-type="float">
            <text:p>0.3650566</text:p>
          </table:table-cell>
          <table:table-cell table:number-columns-repeated="2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1134516" calcext:value-type="float">
            <text:p>0.01134516</text:p>
          </table:table-cell>
          <table:table-cell office:value-type="float" office:value="0.264076" calcext:value-type="float">
            <text:p>0.264076</text:p>
          </table:table-cell>
          <table:table-cell office:value-type="float" office:value="0.3454812" calcext:value-type="float">
            <text:p>0.3454812</text:p>
          </table:table-cell>
          <table:table-cell table:number-columns-repeated="2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9019658" calcext:value-type="float">
            <text:p>0.009019658</text:p>
          </table:table-cell>
          <table:table-cell office:value-type="float" office:value="0.274249" calcext:value-type="float">
            <text:p>0.274249</text:p>
          </table:table-cell>
          <table:table-cell office:value-type="float" office:value="0.3274095" calcext:value-type="float">
            <text:p>0.3274095</text:p>
          </table:table-cell>
          <table:table-cell table:number-columns-repeated="2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7097731" calcext:value-type="float">
            <text:p>0.007097731</text:p>
          </table:table-cell>
          <table:table-cell office:value-type="float" office:value="0.285068" calcext:value-type="float">
            <text:p>0.285068</text:p>
          </table:table-cell>
          <table:table-cell office:value-type="float" office:value="0.3105939" calcext:value-type="float">
            <text:p>0.3105939</text:p>
          </table:table-cell>
          <table:table-cell table:number-columns-repeated="2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5571145" calcext:value-type="float">
            <text:p>0.005571145</text:p>
          </table:table-cell>
          <table:table-cell office:value-type="float" office:value="0.2964837" calcext:value-type="float">
            <text:p>0.2964837</text:p>
          </table:table-cell>
          <table:table-cell office:value-type="float" office:value="0.2948102" calcext:value-type="float">
            <text:p>0.2948102</text:p>
          </table:table-cell>
          <table:table-cell table:number-columns-repeated="2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4394566" calcext:value-type="float">
            <text:p>0.004394566</text:p>
          </table:table-cell>
          <table:table-cell office:value-type="float" office:value="0.308501" calcext:value-type="float">
            <text:p>0.308501</text:p>
          </table:table-cell>
          <table:table-cell office:value-type="float" office:value="0.2798194" calcext:value-type="float">
            <text:p>0.2798194</text:p>
          </table:table-cell>
          <table:table-cell table:number-columns-repeated="2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3516303" calcext:value-type="float">
            <text:p>0.003516303</text:p>
          </table:table-cell>
          <table:table-cell office:value-type="float" office:value="0.3211393" calcext:value-type="float">
            <text:p>0.3211393</text:p>
          </table:table-cell>
          <table:table-cell office:value-type="float" office:value="0.26541" calcext:value-type="float">
            <text:p>0.26541</text:p>
          </table:table-cell>
          <table:table-cell table:number-columns-repeated="2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2887638" calcext:value-type="float">
            <text:p>0.002887638</text:p>
          </table:table-cell>
          <table:table-cell office:value-type="float" office:value="0.3344175" calcext:value-type="float">
            <text:p>0.3344175</text:p>
          </table:table-cell>
          <table:table-cell office:value-type="float" office:value="0.2514084" calcext:value-type="float">
            <text:p>0.2514084</text:p>
          </table:table-cell>
          <table:table-cell table:number-columns-repeated="2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2461588" calcext:value-type="float">
            <text:p>0.002461588</text:p>
          </table:table-cell>
          <table:table-cell office:value-type="float" office:value="0.3483536" calcext:value-type="float">
            <text:p>0.3483536</text:p>
          </table:table-cell>
          <table:table-cell office:value-type="float" office:value="0.2376753" calcext:value-type="float">
            <text:p>0.2376753</text:p>
          </table:table-cell>
          <table:table-cell table:number-columns-repeated="2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2206348" calcext:value-type="float">
            <text:p>0.002206348</text:p>
          </table:table-cell>
          <table:table-cell office:value-type="float" office:value="0.3629601" calcext:value-type="float">
            <text:p>0.3629601</text:p>
          </table:table-cell>
          <table:table-cell office:value-type="float" office:value="0.2241211" calcext:value-type="float">
            <text:p>0.2241211</text:p>
          </table:table-cell>
          <table:table-cell table:number-columns-repeated="2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2149559" calcext:value-type="float">
            <text:p>0.002149559</text:p>
          </table:table-cell>
          <table:table-cell office:value-type="float" office:value="0.3782275" calcext:value-type="float">
            <text:p>0.3782275</text:p>
          </table:table-cell>
          <table:table-cell office:value-type="float" office:value="0.2107484" calcext:value-type="float">
            <text:p>0.2107484</text:p>
          </table:table-cell>
          <table:table-cell table:number-columns-repeated="2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2337091" calcext:value-type="float">
            <text:p>0.002337091</text:p>
          </table:table-cell>
          <table:table-cell office:value-type="float" office:value="0.3941359" calcext:value-type="float">
            <text:p>0.3941359</text:p>
          </table:table-cell>
          <table:table-cell office:value-type="float" office:value="0.1975839" calcext:value-type="float">
            <text:p>0.1975839</text:p>
          </table:table-cell>
          <table:table-cell table:number-columns-repeated="2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2818931" calcext:value-type="float">
            <text:p>0.002818931</text:p>
          </table:table-cell>
          <table:table-cell office:value-type="float" office:value="0.4106582" calcext:value-type="float">
            <text:p>0.4106582</text:p>
          </table:table-cell>
          <table:table-cell office:value-type="float" office:value="0.1846574" calcext:value-type="float">
            <text:p>0.1846574</text:p>
          </table:table-cell>
          <table:table-cell table:number-columns-repeated="2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3649178" calcext:value-type="float">
            <text:p>0.003649178</text:p>
          </table:table-cell>
          <table:table-cell office:value-type="float" office:value="0.4277595" calcext:value-type="float">
            <text:p>0.4277595</text:p>
          </table:table-cell>
          <table:table-cell office:value-type="float" office:value="0.1720018" calcext:value-type="float">
            <text:p>0.1720018</text:p>
          </table:table-cell>
          <table:table-cell table:number-columns-repeated="2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4891359" calcext:value-type="float">
            <text:p>0.004891359</text:p>
          </table:table-cell>
          <table:table-cell office:value-type="float" office:value="0.4453993" calcext:value-type="float">
            <text:p>0.4453993</text:p>
          </table:table-cell>
          <table:table-cell office:value-type="float" office:value="0.1596918" calcext:value-type="float">
            <text:p>0.1596918</text:p>
          </table:table-cell>
          <table:table-cell table:number-columns-repeated="2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6629364" calcext:value-type="float">
            <text:p>0.006629364</text:p>
          </table:table-cell>
          <table:table-cell office:value-type="float" office:value="0.4635396" calcext:value-type="float">
            <text:p>0.4635396</text:p>
          </table:table-cell>
          <table:table-cell office:value-type="float" office:value="0.1479415" calcext:value-type="float">
            <text:p>0.1479415</text:p>
          </table:table-cell>
          <table:table-cell table:number-columns-repeated="2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8942902" calcext:value-type="float">
            <text:p>0.008942902</text:p>
          </table:table-cell>
          <table:table-cell office:value-type="float" office:value="0.4821376" calcext:value-type="float">
            <text:p>0.4821376</text:p>
          </table:table-cell>
          <table:table-cell office:value-type="float" office:value="0.1369428" calcext:value-type="float">
            <text:p>0.1369428</text:p>
          </table:table-cell>
          <table:table-cell table:number-columns-repeated="2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1190224" calcext:value-type="float">
            <text:p>0.01190224</text:p>
          </table:table-cell>
          <table:table-cell office:value-type="float" office:value="0.501143" calcext:value-type="float">
            <text:p>0.501143</text:p>
          </table:table-cell>
          <table:table-cell office:value-type="float" office:value="0.1268279" calcext:value-type="float">
            <text:p>0.1268279</text:p>
          </table:table-cell>
          <table:table-cell table:number-columns-repeated="2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1556989" calcext:value-type="float">
            <text:p>0.01556989</text:p>
          </table:table-cell>
          <table:table-cell office:value-type="float" office:value="0.5204972" calcext:value-type="float">
            <text:p>0.5204972</text:p>
          </table:table-cell>
          <table:table-cell office:value-type="float" office:value="0.1176796" calcext:value-type="float">
            <text:p>0.1176796</text:p>
          </table:table-cell>
          <table:table-cell table:number-columns-repeated="2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1997668" calcext:value-type="float">
            <text:p>0.01997668</text:p>
          </table:table-cell>
          <table:table-cell office:value-type="float" office:value="0.5401387" calcext:value-type="float">
            <text:p>0.5401387</text:p>
          </table:table-cell>
          <table:table-cell office:value-type="float" office:value="0.109497" calcext:value-type="float">
            <text:p>0.109497</text:p>
          </table:table-cell>
          <table:table-cell table:number-columns-repeated="2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2504698" calcext:value-type="float">
            <text:p>0.02504698</text:p>
          </table:table-cell>
          <table:table-cell office:value-type="float" office:value="0.5600208" calcext:value-type="float">
            <text:p>0.5600208</text:p>
          </table:table-cell>
          <table:table-cell office:value-type="float" office:value="0.1020943" calcext:value-type="float">
            <text:p>0.1020943</text:p>
          </table:table-cell>
          <table:table-cell table:number-columns-repeated="2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306753" calcext:value-type="float">
            <text:p>0.0306753</text:p>
          </table:table-cell>
          <table:table-cell office:value-type="float" office:value="0.5800972" calcext:value-type="float">
            <text:p>0.5800972</text:p>
          </table:table-cell>
          <table:table-cell office:value-type="float" office:value="0.09527993" calcext:value-type="float">
            <text:p>0.09527993</text:p>
          </table:table-cell>
          <table:table-cell table:number-columns-repeated="2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3674999" calcext:value-type="float">
            <text:p>0.03674999</text:p>
          </table:table-cell>
          <table:table-cell office:value-type="float" office:value="0.6003172" calcext:value-type="float">
            <text:p>0.6003172</text:p>
          </table:table-cell>
          <table:table-cell office:value-type="float" office:value="0.08890075" calcext:value-type="float">
            <text:p>0.08890075</text:p>
          </table:table-cell>
          <table:table-cell table:number-columns-repeated="2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4315171" calcext:value-type="float">
            <text:p>0.04315171</text:p>
          </table:table-cell>
          <table:table-cell office:value-type="float" office:value="0.6206256" calcext:value-type="float">
            <text:p>0.6206256</text:p>
          </table:table-cell>
          <table:table-cell office:value-type="float" office:value="0.08283548" calcext:value-type="float">
            <text:p>0.08283548</text:p>
          </table:table-cell>
          <table:table-cell table:number-columns-repeated="2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4978584" calcext:value-type="float">
            <text:p>0.04978584</text:p>
          </table:table-cell>
          <table:table-cell office:value-type="float" office:value="0.6409398" calcext:value-type="float">
            <text:p>0.6409398</text:p>
          </table:table-cell>
          <table:table-cell office:value-type="float" office:value="0.07700982" calcext:value-type="float">
            <text:p>0.07700982</text:p>
          </table:table-cell>
          <table:table-cell table:number-columns-repeated="2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5668554" calcext:value-type="float">
            <text:p>0.05668554</text:p>
          </table:table-cell>
          <table:table-cell office:value-type="float" office:value="0.6610772" calcext:value-type="float">
            <text:p>0.6610772</text:p>
          </table:table-cell>
          <table:table-cell office:value-type="float" office:value="0.07144001" calcext:value-type="float">
            <text:p>0.07144001</text:p>
          </table:table-cell>
          <table:table-cell table:number-columns-repeated="2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6391651" calcext:value-type="float">
            <text:p>0.06391651</text:p>
          </table:table-cell>
          <table:table-cell office:value-type="float" office:value="0.6808134" calcext:value-type="float">
            <text:p>0.6808134</text:p>
          </table:table-cell>
          <table:table-cell office:value-type="float" office:value="0.06615436" calcext:value-type="float">
            <text:p>0.06615436</text:p>
          </table:table-cell>
          <table:table-cell table:number-columns-repeated="2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7154352" calcext:value-type="float">
            <text:p>0.07154352</text:p>
          </table:table-cell>
          <table:table-cell office:value-type="float" office:value="0.6999044" calcext:value-type="float">
            <text:p>0.6999044</text:p>
          </table:table-cell>
          <table:table-cell office:value-type="float" office:value="0.06117199" calcext:value-type="float">
            <text:p>0.06117199</text:p>
          </table:table-cell>
          <table:table-cell table:number-columns-repeated="2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7962917" calcext:value-type="float">
            <text:p>0.07962917</text:p>
          </table:table-cell>
          <table:table-cell office:value-type="float" office:value="0.718089" calcext:value-type="float">
            <text:p>0.718089</text:p>
          </table:table-cell>
          <table:table-cell office:value-type="float" office:value="0.05650407" calcext:value-type="float">
            <text:p>0.05650407</text:p>
          </table:table-cell>
          <table:table-cell table:number-columns-repeated="2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8821473" calcext:value-type="float">
            <text:p>0.08821473</text:p>
          </table:table-cell>
          <table:table-cell office:value-type="float" office:value="0.7351593" calcext:value-type="float">
            <text:p>0.7351593</text:p>
          </table:table-cell>
          <table:table-cell office:value-type="float" office:value="0.05215121" calcext:value-type="float">
            <text:p>0.05215121</text:p>
          </table:table-cell>
          <table:table-cell table:number-columns-repeated="2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9726978" calcext:value-type="float">
            <text:p>0.09726978</text:p>
          </table:table-cell>
          <table:table-cell office:value-type="float" office:value="0.7511821" calcext:value-type="float">
            <text:p>0.7511821</text:p>
          </table:table-cell>
          <table:table-cell office:value-type="float" office:value="0.04809566" calcext:value-type="float">
            <text:p>0.04809566</text:p>
          </table:table-cell>
          <table:table-cell table:number-columns-repeated="2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1067504" calcext:value-type="float">
            <text:p>0.1067504</text:p>
          </table:table-cell>
          <table:table-cell office:value-type="float" office:value="0.7663143" calcext:value-type="float">
            <text:p>0.7663143</text:p>
          </table:table-cell>
          <table:table-cell office:value-type="float" office:value="0.0443172" calcext:value-type="float">
            <text:p>0.0443172</text:p>
          </table:table-cell>
          <table:table-cell table:number-columns-repeated="2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1166192" calcext:value-type="float">
            <text:p>0.1166192</text:p>
          </table:table-cell>
          <table:table-cell office:value-type="float" office:value="0.7807352" calcext:value-type="float">
            <text:p>0.7807352</text:p>
          </table:table-cell>
          <table:table-cell office:value-type="float" office:value="0.04079734" calcext:value-type="float">
            <text:p>0.04079734</text:p>
          </table:table-cell>
          <table:table-cell table:number-columns-repeated="2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1268468" calcext:value-type="float">
            <text:p>0.1268468</text:p>
          </table:table-cell>
          <table:table-cell office:value-type="float" office:value="0.7946448" calcext:value-type="float">
            <text:p>0.7946448</text:p>
          </table:table-cell>
          <table:table-cell office:value-type="float" office:value="0.03751912" calcext:value-type="float">
            <text:p>0.03751912</text:p>
          </table:table-cell>
          <table:table-cell table:number-columns-repeated="2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137406" calcext:value-type="float">
            <text:p>0.137406</text:p>
          </table:table-cell>
          <table:table-cell office:value-type="float" office:value="0.8082074" calcext:value-type="float">
            <text:p>0.8082074</text:p>
          </table:table-cell>
          <table:table-cell office:value-type="float" office:value="0.03446846" calcext:value-type="float">
            <text:p>0.03446846</text:p>
          </table:table-cell>
          <table:table-cell table:number-columns-repeated="2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1482471" calcext:value-type="float">
            <text:p>0.1482471</text:p>
          </table:table-cell>
          <table:table-cell office:value-type="float" office:value="0.8213817" calcext:value-type="float">
            <text:p>0.8213817</text:p>
          </table:table-cell>
          <table:table-cell office:value-type="float" office:value="0.03163764" calcext:value-type="float">
            <text:p>0.03163764</text:p>
          </table:table-cell>
          <table:table-cell table:number-columns-repeated="2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1593076" calcext:value-type="float">
            <text:p>0.1593076</text:p>
          </table:table-cell>
          <table:table-cell office:value-type="float" office:value="0.8340701" calcext:value-type="float">
            <text:p>0.8340701</text:p>
          </table:table-cell>
          <table:table-cell office:value-type="float" office:value="0.02901901" calcext:value-type="float">
            <text:p>0.02901901</text:p>
          </table:table-cell>
          <table:table-cell table:number-columns-repeated="2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1705181" calcext:value-type="float">
            <text:p>0.1705181</text:p>
          </table:table-cell>
          <table:table-cell office:value-type="float" office:value="0.8461711" calcext:value-type="float">
            <text:p>0.8461711</text:p>
          </table:table-cell>
          <table:table-cell office:value-type="float" office:value="0.02660364" calcext:value-type="float">
            <text:p>0.02660364</text:p>
          </table:table-cell>
          <table:table-cell table:number-columns-repeated="2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1818026" calcext:value-type="float">
            <text:p>0.1818026</text:p>
          </table:table-cell>
          <table:table-cell office:value-type="float" office:value="0.8575799" calcext:value-type="float">
            <text:p>0.8575799</text:p>
          </table:table-cell>
          <table:table-cell office:value-type="float" office:value="0.02438164" calcext:value-type="float">
            <text:p>0.02438164</text:p>
          </table:table-cell>
          <table:table-cell table:number-columns-repeated="2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193109" calcext:value-type="float">
            <text:p>0.193109</text:p>
          </table:table-cell>
          <table:table-cell office:value-type="float" office:value="0.8682408" calcext:value-type="float">
            <text:p>0.8682408</text:p>
          </table:table-cell>
          <table:table-cell office:value-type="float" office:value="0.02234097" calcext:value-type="float">
            <text:p>0.02234097</text:p>
          </table:table-cell>
          <table:table-cell table:number-columns-repeated="2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2045085" calcext:value-type="float">
            <text:p>0.2045085</text:p>
          </table:table-cell>
          <table:table-cell office:value-type="float" office:value="0.8783061" calcext:value-type="float">
            <text:p>0.8783061</text:p>
          </table:table-cell>
          <table:table-cell office:value-type="float" office:value="0.02046415" calcext:value-type="float">
            <text:p>0.02046415</text:p>
          </table:table-cell>
          <table:table-cell table:number-columns-repeated="2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2161166" calcext:value-type="float">
            <text:p>0.2161166</text:p>
          </table:table-cell>
          <table:table-cell office:value-type="float" office:value="0.8879907" calcext:value-type="float">
            <text:p>0.8879907</text:p>
          </table:table-cell>
          <table:table-cell office:value-type="float" office:value="0.01873456" calcext:value-type="float">
            <text:p>0.01873456</text:p>
          </table:table-cell>
          <table:table-cell table:number-columns-repeated="2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228065" calcext:value-type="float">
            <text:p>0.228065</text:p>
          </table:table-cell>
          <table:table-cell office:value-type="float" office:value="0.8975211" calcext:value-type="float">
            <text:p>0.8975211</text:p>
          </table:table-cell>
          <table:table-cell office:value-type="float" office:value="0.01713788" calcext:value-type="float">
            <text:p>0.01713788</text:p>
          </table:table-cell>
          <table:table-cell table:number-columns-repeated="2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2405015" calcext:value-type="float">
            <text:p>0.2405015</text:p>
          </table:table-cell>
          <table:table-cell office:value-type="float" office:value="0.9071347" calcext:value-type="float">
            <text:p>0.9071347</text:p>
          </table:table-cell>
          <table:table-cell office:value-type="float" office:value="0.01566174" calcext:value-type="float">
            <text:p>0.01566174</text:p>
          </table:table-cell>
          <table:table-cell table:number-columns-repeated="2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2535441" calcext:value-type="float">
            <text:p>0.2535441</text:p>
          </table:table-cell>
          <table:table-cell office:value-type="float" office:value="0.9169947" calcext:value-type="float">
            <text:p>0.9169947</text:p>
          </table:table-cell>
          <table:table-cell office:value-type="float" office:value="0.01429644" calcext:value-type="float">
            <text:p>0.01429644</text:p>
          </table:table-cell>
          <table:table-cell table:number-columns-repeated="2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26713" calcext:value-type="float">
            <text:p>0.26713</text:p>
          </table:table-cell>
          <table:table-cell office:value-type="float" office:value="0.9269295" calcext:value-type="float">
            <text:p>0.9269295</text:p>
          </table:table-cell>
          <table:table-cell office:value-type="float" office:value="0.01303702" calcext:value-type="float">
            <text:p>0.01303702</text:p>
          </table:table-cell>
          <table:table-cell table:number-columns-repeated="2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2811351" calcext:value-type="float">
            <text:p>0.2811351</text:p>
          </table:table-cell>
          <table:table-cell office:value-type="float" office:value="0.9366731" calcext:value-type="float">
            <text:p>0.9366731</text:p>
          </table:table-cell>
          <table:table-cell office:value-type="float" office:value="0.01187897" calcext:value-type="float">
            <text:p>0.01187897</text:p>
          </table:table-cell>
          <table:table-cell table:number-columns-repeated="2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2954164" calcext:value-type="float">
            <text:p>0.2954164</text:p>
          </table:table-cell>
          <table:table-cell office:value-type="float" office:value="0.9459482" calcext:value-type="float">
            <text:p>0.9459482</text:p>
          </table:table-cell>
          <table:table-cell office:value-type="float" office:value="0.01081725" calcext:value-type="float">
            <text:p>0.01081725</text:p>
          </table:table-cell>
          <table:table-cell table:number-columns-repeated="2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3098117" calcext:value-type="float">
            <text:p>0.3098117</text:p>
          </table:table-cell>
          <table:table-cell office:value-type="float" office:value="0.9544675" calcext:value-type="float">
            <text:p>0.9544675</text:p>
          </table:table-cell>
          <table:table-cell office:value-type="float" office:value="0.00984647" calcext:value-type="float">
            <text:p>0.00984647</text:p>
          </table:table-cell>
          <table:table-cell table:number-columns-repeated="2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3241678" calcext:value-type="float">
            <text:p>0.3241678</text:p>
          </table:table-cell>
          <table:table-cell office:value-type="float" office:value="0.9619834" calcext:value-type="float">
            <text:p>0.9619834</text:p>
          </table:table-cell>
          <table:table-cell office:value-type="float" office:value="0.008960687" calcext:value-type="float">
            <text:p>0.008960687</text:p>
          </table:table-cell>
          <table:table-cell table:number-columns-repeated="2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3384319" calcext:value-type="float">
            <text:p>0.3384319</text:p>
          </table:table-cell>
          <table:table-cell office:value-type="float" office:value="0.968439" calcext:value-type="float">
            <text:p>0.968439</text:p>
          </table:table-cell>
          <table:table-cell office:value-type="float" office:value="0.008152811" calcext:value-type="float">
            <text:p>0.008152811</text:p>
          </table:table-cell>
          <table:table-cell table:number-columns-repeated="2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3525786" calcext:value-type="float">
            <text:p>0.3525786</text:p>
          </table:table-cell>
          <table:table-cell office:value-type="float" office:value="0.9738289" calcext:value-type="float">
            <text:p>0.9738289</text:p>
          </table:table-cell>
          <table:table-cell office:value-type="float" office:value="0.007416025" calcext:value-type="float">
            <text:p>0.007416025</text:p>
          </table:table-cell>
          <table:table-cell table:number-columns-repeated="2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3665839" calcext:value-type="float">
            <text:p>0.3665839</text:p>
          </table:table-cell>
          <table:table-cell office:value-type="float" office:value="0.9781519" calcext:value-type="float">
            <text:p>0.9781519</text:p>
          </table:table-cell>
          <table:table-cell office:value-type="float" office:value="0.006744115" calcext:value-type="float">
            <text:p>0.006744115</text:p>
          </table:table-cell>
          <table:table-cell table:number-columns-repeated="2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3804244" calcext:value-type="float">
            <text:p>0.3804244</text:p>
          </table:table-cell>
          <table:table-cell office:value-type="float" office:value="0.9814106" calcext:value-type="float">
            <text:p>0.9814106</text:p>
          </table:table-cell>
          <table:table-cell office:value-type="float" office:value="0.006131421" calcext:value-type="float">
            <text:p>0.006131421</text:p>
          </table:table-cell>
          <table:table-cell table:number-columns-repeated="2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3940988" calcext:value-type="float">
            <text:p>0.3940988</text:p>
          </table:table-cell>
          <table:table-cell office:value-type="float" office:value="0.9836669" calcext:value-type="float">
            <text:p>0.9836669</text:p>
          </table:table-cell>
          <table:table-cell office:value-type="float" office:value="0.005572778" calcext:value-type="float">
            <text:p>0.005572778</text:p>
          </table:table-cell>
          <table:table-cell table:number-columns-repeated="2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4076972" calcext:value-type="float">
            <text:p>0.4076972</text:p>
          </table:table-cell>
          <table:table-cell office:value-type="float" office:value="0.9852081" calcext:value-type="float">
            <text:p>0.9852081</text:p>
          </table:table-cell>
          <table:table-cell office:value-type="float" office:value="0.005063463" calcext:value-type="float">
            <text:p>0.005063463</text:p>
          </table:table-cell>
          <table:table-cell table:number-columns-repeated="2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4213484" calcext:value-type="float">
            <text:p>0.4213484</text:p>
          </table:table-cell>
          <table:table-cell office:value-type="float" office:value="0.9863813" calcext:value-type="float">
            <text:p>0.9863813</text:p>
          </table:table-cell>
          <table:table-cell office:value-type="float" office:value="0.004599169" calcext:value-type="float">
            <text:p>0.004599169</text:p>
          </table:table-cell>
          <table:table-cell table:number-columns-repeated="2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4352003" calcext:value-type="float">
            <text:p>0.4352003</text:p>
          </table:table-cell>
          <table:table-cell office:value-type="float" office:value="0.9875357" calcext:value-type="float">
            <text:p>0.9875357</text:p>
          </table:table-cell>
          <table:table-cell office:value-type="float" office:value="0.004175971" calcext:value-type="float">
            <text:p>0.004175971</text:p>
          </table:table-cell>
          <table:table-cell table:number-columns-repeated="2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4494206" calcext:value-type="float">
            <text:p>0.4494206</text:p>
          </table:table-cell>
          <table:table-cell office:value-type="float" office:value="0.9890228" calcext:value-type="float">
            <text:p>0.9890228</text:p>
          </table:table-cell>
          <table:table-cell office:value-type="float" office:value="0.003790291" calcext:value-type="float">
            <text:p>0.003790291</text:p>
          </table:table-cell>
          <table:table-cell table:number-columns-repeated="2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4641616" calcext:value-type="float">
            <text:p>0.4641616</text:p>
          </table:table-cell>
          <table:table-cell office:value-type="float" office:value="0.9910811" calcext:value-type="float">
            <text:p>0.9910811</text:p>
          </table:table-cell>
          <table:table-cell office:value-type="float" office:value="0.003438952" calcext:value-type="float">
            <text:p>0.003438952</text:p>
          </table:table-cell>
          <table:table-cell table:number-columns-repeated="2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4794395" calcext:value-type="float">
            <text:p>0.4794395</text:p>
          </table:table-cell>
          <table:table-cell office:value-type="float" office:value="0.9934913" calcext:value-type="float">
            <text:p>0.9934913</text:p>
          </table:table-cell>
          <table:table-cell office:value-type="float" office:value="0.003119341" calcext:value-type="float">
            <text:p>0.003119341</text:p>
          </table:table-cell>
          <table:table-cell table:number-columns-repeated="2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495218" calcext:value-type="float">
            <text:p>0.495218</text:p>
          </table:table-cell>
          <table:table-cell office:value-type="float" office:value="0.9959172" calcext:value-type="float">
            <text:p>0.9959172</text:p>
          </table:table-cell>
          <table:table-cell office:value-type="float" office:value="0.002829038" calcext:value-type="float">
            <text:p>0.002829038</text:p>
          </table:table-cell>
          <table:table-cell table:number-columns-repeated="2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5114395" calcext:value-type="float">
            <text:p>0.5114395</text:p>
          </table:table-cell>
          <table:table-cell office:value-type="float" office:value="0.9980205" calcext:value-type="float">
            <text:p>0.9980205</text:p>
          </table:table-cell>
          <table:table-cell office:value-type="float" office:value="0.002565722" calcext:value-type="float">
            <text:p>0.002565722</text:p>
          </table:table-cell>
          <table:table-cell table:number-columns-repeated="2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5280233" calcext:value-type="float">
            <text:p>0.5280233</text:p>
          </table:table-cell>
          <table:table-cell office:value-type="float" office:value="0.9994608" calcext:value-type="float">
            <text:p>0.9994608</text:p>
          </table:table-cell>
          <table:table-cell office:value-type="float" office:value="0.002327186" calcext:value-type="float">
            <text:p>0.002327186</text:p>
          </table:table-cell>
          <table:table-cell table:number-columns-repeated="2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5448696" calcext:value-type="float">
            <text:p>0.54486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00211128" calcext:value-type="float">
            <text:p>0.00211128</text:p>
          </table:table-cell>
          <table:table-cell table:number-columns-repeated="2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5618898" calcext:value-type="float">
            <text:p>0.5618898</text:p>
          </table:table-cell>
          <table:table-cell office:value-type="float" office:value="0.9997557" calcext:value-type="float">
            <text:p>0.9997557</text:p>
          </table:table-cell>
          <table:table-cell office:value-type="float" office:value="0.001915766" calcext:value-type="float">
            <text:p>0.001915766</text:p>
          </table:table-cell>
          <table:table-cell table:number-columns-repeated="2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5790137" calcext:value-type="float">
            <text:p>0.5790137</text:p>
          </table:table-cell>
          <table:table-cell office:value-type="float" office:value="0.9989839" calcext:value-type="float">
            <text:p>0.9989839</text:p>
          </table:table-cell>
          <table:table-cell office:value-type="float" office:value="0.001738589" calcext:value-type="float">
            <text:p>0.001738589</text:p>
          </table:table-cell>
          <table:table-cell table:number-columns-repeated="2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5961882" calcext:value-type="float">
            <text:p>0.5961882</text:p>
          </table:table-cell>
          <table:table-cell office:value-type="float" office:value="0.9979123" calcext:value-type="float">
            <text:p>0.9979123</text:p>
          </table:table-cell>
          <table:table-cell office:value-type="float" office:value="0.00157792" calcext:value-type="float">
            <text:p>0.00157792</text:p>
          </table:table-cell>
          <table:table-cell table:number-columns-repeated="2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133784" calcext:value-type="float">
            <text:p>0.6133784</text:p>
          </table:table-cell>
          <table:table-cell office:value-type="float" office:value="0.9967737" calcext:value-type="float">
            <text:p>0.9967737</text:p>
          </table:table-cell>
          <table:table-cell office:value-type="float" office:value="0.001432128" calcext:value-type="float">
            <text:p>0.001432128</text:p>
          </table:table-cell>
          <table:table-cell table:number-columns-repeated="2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305897" calcext:value-type="float">
            <text:p>0.6305897</text:p>
          </table:table-cell>
          <table:table-cell office:value-type="float" office:value="0.9957356" calcext:value-type="float">
            <text:p>0.9957356</text:p>
          </table:table-cell>
          <table:table-cell office:value-type="float" office:value="0.001299781" calcext:value-type="float">
            <text:p>0.001299781</text:p>
          </table:table-cell>
          <table:table-cell table:number-columns-repeated="2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479223" calcext:value-type="float">
            <text:p>0.6479223</text:p>
          </table:table-cell>
          <table:table-cell office:value-type="float" office:value="0.9947115" calcext:value-type="float">
            <text:p>0.9947115</text:p>
          </table:table-cell>
          <table:table-cell office:value-type="float" office:value="0.001179667" calcext:value-type="float">
            <text:p>0.001179667</text:p>
          </table:table-cell>
          <table:table-cell table:number-columns-repeated="2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654866" calcext:value-type="float">
            <text:p>0.6654866</text:p>
          </table:table-cell>
          <table:table-cell office:value-type="float" office:value="0.9935534" calcext:value-type="float">
            <text:p>0.9935534</text:p>
          </table:table-cell>
          <table:table-cell office:value-type="float" office:value="0.001070694" calcext:value-type="float">
            <text:p>0.001070694</text:p>
          </table:table-cell>
          <table:table-cell table:number-columns-repeated="2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833782" calcext:value-type="float">
            <text:p>0.6833782</text:p>
          </table:table-cell>
          <table:table-cell office:value-type="float" office:value="0.9921156" calcext:value-type="float">
            <text:p>0.9921156</text:p>
          </table:table-cell>
          <table:table-cell office:value-type="float" office:value="0.0009718623" calcext:value-type="float">
            <text:p>0.0009718623</text:p>
          </table:table-cell>
          <table:table-cell table:number-columns-repeated="2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7016774" calcext:value-type="float">
            <text:p>0.7016774</text:p>
          </table:table-cell>
          <table:table-cell office:value-type="float" office:value="0.9902549" calcext:value-type="float">
            <text:p>0.9902549</text:p>
          </table:table-cell>
          <table:table-cell office:value-type="float" office:value="0.0008822531" calcext:value-type="float">
            <text:p>0.0008822531</text:p>
          </table:table-cell>
          <table:table-cell table:number-columns-repeated="2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720411" calcext:value-type="float">
            <text:p>0.720411</text:p>
          </table:table-cell>
          <table:table-cell office:value-type="float" office:value="0.9878596" calcext:value-type="float">
            <text:p>0.9878596</text:p>
          </table:table-cell>
          <table:table-cell office:value-type="float" office:value="0.0008010231" calcext:value-type="float">
            <text:p>0.0008010231</text:p>
          </table:table-cell>
          <table:table-cell table:number-columns-repeated="2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7394495" calcext:value-type="float">
            <text:p>0.7394495</text:p>
          </table:table-cell>
          <table:table-cell office:value-type="float" office:value="0.9849324" calcext:value-type="float">
            <text:p>0.9849324</text:p>
          </table:table-cell>
          <table:table-cell office:value-type="float" office:value="0.0007273884" calcext:value-type="float">
            <text:p>0.0007273884</text:p>
          </table:table-cell>
          <table:table-cell table:number-columns-repeated="2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7586285" calcext:value-type="float">
            <text:p>0.7586285</text:p>
          </table:table-cell>
          <table:table-cell office:value-type="float" office:value="0.9815036" calcext:value-type="float">
            <text:p>0.9815036</text:p>
          </table:table-cell>
          <table:table-cell office:value-type="float" office:value="0.0006606347" calcext:value-type="float">
            <text:p>0.0006606347</text:p>
          </table:table-cell>
          <table:table-cell table:number-columns-repeated="2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7777885" calcext:value-type="float">
            <text:p>0.7777885</text:p>
          </table:table-cell>
          <table:table-cell office:value-type="float" office:value="0.9776035" calcext:value-type="float">
            <text:p>0.9776035</text:p>
          </table:table-cell>
          <table:table-cell office:value-type="float" office:value="0.0006001146" calcext:value-type="float">
            <text:p>0.0006001146</text:p>
          </table:table-cell>
          <table:table-cell table:number-columns-repeated="2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796775" calcext:value-type="float">
            <text:p>0.796775</text:p>
          </table:table-cell>
          <table:table-cell office:value-type="float" office:value="0.9732611" calcext:value-type="float">
            <text:p>0.9732611</text:p>
          </table:table-cell>
          <table:table-cell office:value-type="float" office:value="0.0005452416" calcext:value-type="float">
            <text:p>0.0005452416</text:p>
          </table:table-cell>
          <table:table-cell table:number-columns-repeated="2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815453" calcext:value-type="float">
            <text:p>0.815453</text:p>
          </table:table-cell>
          <table:table-cell office:value-type="float" office:value="0.9684764" calcext:value-type="float">
            <text:p>0.9684764</text:p>
          </table:table-cell>
          <table:table-cell office:value-type="float" office:value="0.0004954847" calcext:value-type="float">
            <text:p>0.0004954847</text:p>
          </table:table-cell>
          <table:table-cell table:number-columns-repeated="2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8337389" calcext:value-type="float">
            <text:p>0.8337389</text:p>
          </table:table-cell>
          <table:table-cell office:value-type="float" office:value="0.9631369" calcext:value-type="float">
            <text:p>0.9631369</text:p>
          </table:table-cell>
          <table:table-cell office:value-type="float" office:value="0.0004503642" calcext:value-type="float">
            <text:p>0.0004503642</text:p>
          </table:table-cell>
          <table:table-cell table:number-columns-repeated="2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8515493" calcext:value-type="float">
            <text:p>0.8515493</text:p>
          </table:table-cell>
          <table:table-cell office:value-type="float" office:value="0.9571062" calcext:value-type="float">
            <text:p>0.9571062</text:p>
          </table:table-cell>
          <table:table-cell office:value-type="float" office:value="0.0004094455" calcext:value-type="float">
            <text:p>0.0004094455</text:p>
          </table:table-cell>
          <table:table-cell table:number-columns-repeated="2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8687862" calcext:value-type="float">
            <text:p>0.8687862</text:p>
          </table:table-cell>
          <table:table-cell office:value-type="float" office:value="0.950254" calcext:value-type="float">
            <text:p>0.950254</text:p>
          </table:table-cell>
          <table:table-cell office:value-type="float" office:value="0.0003723345" calcext:value-type="float">
            <text:p>0.0003723345</text:p>
          </table:table-cell>
          <table:table-cell table:number-columns-repeated="2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8853376" calcext:value-type="float">
            <text:p>0.8853376</text:p>
          </table:table-cell>
          <table:table-cell office:value-type="float" office:value="0.9424569" calcext:value-type="float">
            <text:p>0.9424569</text:p>
          </table:table-cell>
          <table:table-cell office:value-type="float" office:value="0.0003386739" calcext:value-type="float">
            <text:p>0.0003386739</text:p>
          </table:table-cell>
          <table:table-cell table:number-columns-repeated="2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9011588" calcext:value-type="float">
            <text:p>0.9011588</text:p>
          </table:table-cell>
          <table:table-cell office:value-type="float" office:value="0.9336897" calcext:value-type="float">
            <text:p>0.9336897</text:p>
          </table:table-cell>
          <table:table-cell office:value-type="float" office:value="0.0003081396" calcext:value-type="float">
            <text:p>0.0003081396</text:p>
          </table:table-cell>
          <table:table-cell table:number-columns-repeated="2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9165278" calcext:value-type="float">
            <text:p>0.9165278</text:p>
          </table:table-cell>
          <table:table-cell office:value-type="float" office:value="0.9242893" calcext:value-type="float">
            <text:p>0.9242893</text:p>
          </table:table-cell>
          <table:table-cell office:value-type="float" office:value="0.000280437" calcext:value-type="float">
            <text:p>0.000280437</text:p>
          </table:table-cell>
          <table:table-cell table:number-columns-repeated="2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9318245" calcext:value-type="float">
            <text:p>0.9318245</text:p>
          </table:table-cell>
          <table:table-cell office:value-type="float" office:value="0.9146707" calcext:value-type="float">
            <text:p>0.9146707</text:p>
          </table:table-cell>
          <table:table-cell office:value-type="float" office:value="0.0002552996" calcext:value-type="float">
            <text:p>0.0002552996</text:p>
          </table:table-cell>
          <table:table-cell table:number-columns-repeated="2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9474524" calcext:value-type="float">
            <text:p>0.9474524</text:p>
          </table:table-cell>
          <table:table-cell office:value-type="float" office:value="0.9052333" calcext:value-type="float">
            <text:p>0.9052333</text:p>
          </table:table-cell>
          <table:table-cell office:value-type="float" office:value="0.0002324859" calcext:value-type="float">
            <text:p>0.0002324859</text:p>
          </table:table-cell>
          <table:table-cell table:number-columns-repeated="2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9638388" calcext:value-type="float">
            <text:p>0.9638388</text:p>
          </table:table-cell>
          <table:table-cell office:value-type="float" office:value="0.8963613" calcext:value-type="float">
            <text:p>0.8963613</text:p>
          </table:table-cell>
          <table:table-cell office:value-type="float" office:value="0.0002117772" calcext:value-type="float">
            <text:p>0.0002117772</text:p>
          </table:table-cell>
          <table:table-cell table:number-columns-repeated="2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9812596" calcext:value-type="float">
            <text:p>0.9812596</text:p>
          </table:table-cell>
          <table:table-cell office:value-type="float" office:value="0.8883069" calcext:value-type="float">
            <text:p>0.8883069</text:p>
          </table:table-cell>
          <table:table-cell office:value-type="float" office:value="0.0001929758" calcext:value-type="float">
            <text:p>0.0001929758</text:p>
          </table:table-cell>
          <table:table-cell table:number-columns-repeated="2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992953" calcext:value-type="float">
            <text:p>0.9992953</text:p>
          </table:table-cell>
          <table:table-cell office:value-type="float" office:value="0.8808462" calcext:value-type="float">
            <text:p>0.8808462</text:p>
          </table:table-cell>
          <table:table-cell office:value-type="float" office:value="0.0001759024" calcext:value-type="float">
            <text:p>0.0001759024</text:p>
          </table:table-cell>
          <table:table-cell table:number-columns-repeated="2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017343" calcext:value-type="float">
            <text:p>1.017343</text:p>
          </table:table-cell>
          <table:table-cell office:value-type="float" office:value="0.8736445" calcext:value-type="float">
            <text:p>0.8736445</text:p>
          </table:table-cell>
          <table:table-cell office:value-type="float" office:value="0.0001603947" calcext:value-type="float">
            <text:p>0.0001603947</text:p>
          </table:table-cell>
          <table:table-cell table:number-columns-repeated="2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03479" calcext:value-type="float">
            <text:p>1.03479</text:p>
          </table:table-cell>
          <table:table-cell office:value-type="float" office:value="0.8663755" calcext:value-type="float">
            <text:p>0.8663755</text:p>
          </table:table-cell>
          <table:table-cell office:value-type="float" office:value="0.0001463059" calcext:value-type="float">
            <text:p>0.0001463059</text:p>
          </table:table-cell>
          <table:table-cell table:number-columns-repeated="2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051011" calcext:value-type="float">
            <text:p>1.051011</text:p>
          </table:table-cell>
          <table:table-cell office:value-type="float" office:value="0.8587203" calcext:value-type="float">
            <text:p>0.8587203</text:p>
          </table:table-cell>
          <table:table-cell office:value-type="float" office:value="0.0001335031" calcext:value-type="float">
            <text:p>0.0001335031</text:p>
          </table:table-cell>
          <table:table-cell table:number-columns-repeated="2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065522" calcext:value-type="float">
            <text:p>1.065522</text:p>
          </table:table-cell>
          <table:table-cell office:value-type="float" office:value="0.8504295" calcext:value-type="float">
            <text:p>0.8504295</text:p>
          </table:table-cell>
          <table:table-cell office:value-type="float" office:value="0.000121866" calcext:value-type="float">
            <text:p>0.000121866</text:p>
          </table:table-cell>
          <table:table-cell table:number-columns-repeated="2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078421" calcext:value-type="float">
            <text:p>1.078421</text:p>
          </table:table-cell>
          <table:table-cell office:value-type="float" office:value="0.8415047" calcext:value-type="float">
            <text:p>0.8415047</text:p>
          </table:table-cell>
          <table:table-cell office:value-type="float" office:value="0.0001112857" calcext:value-type="float">
            <text:p>0.0001112857</text:p>
          </table:table-cell>
          <table:table-cell table:number-columns-repeated="2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089944" calcext:value-type="float">
            <text:p>1.089944</text:p>
          </table:table-cell>
          <table:table-cell office:value-type="float" office:value="0.8320109" calcext:value-type="float">
            <text:p>0.8320109</text:p>
          </table:table-cell>
          <table:table-cell office:value-type="float" office:value="0.0001016634" calcext:value-type="float">
            <text:p>0.0001016634</text:p>
          </table:table-cell>
          <table:table-cell table:number-columns-repeated="2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10032" calcext:value-type="float">
            <text:p>1.10032</text:p>
          </table:table-cell>
          <table:table-cell office:value-type="float" office:value="0.8220154" calcext:value-type="float">
            <text:p>0.8220154</text:p>
          </table:table-cell>
          <table:table-cell office:value-type="float" office:value="0.00009291003" calcext:value-type="float">
            <text:p>0.00009291003</text:p>
          </table:table-cell>
          <table:table-cell table:number-columns-repeated="2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109767" calcext:value-type="float">
            <text:p>1.109767</text:p>
          </table:table-cell>
          <table:table-cell office:value-type="float" office:value="0.8115868" calcext:value-type="float">
            <text:p>0.8115868</text:p>
          </table:table-cell>
          <table:table-cell office:value-type="float" office:value="0.00008494468" calcext:value-type="float">
            <text:p>0.00008494468</text:p>
          </table:table-cell>
          <table:table-cell table:number-columns-repeated="2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118438" calcext:value-type="float">
            <text:p>1.118438</text:p>
          </table:table-cell>
          <table:table-cell office:value-type="float" office:value="0.8007874" calcext:value-type="float">
            <text:p>0.8007874</text:p>
          </table:table-cell>
          <table:table-cell office:value-type="float" office:value="0.00007769425" calcext:value-type="float">
            <text:p>0.00007769425</text:p>
          </table:table-cell>
          <table:table-cell table:number-columns-repeated="2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126266" calcext:value-type="float">
            <text:p>1.126266</text:p>
          </table:table-cell>
          <table:table-cell office:value-type="float" office:value="0.7896515" calcext:value-type="float">
            <text:p>0.7896515</text:p>
          </table:table-cell>
          <table:table-cell office:value-type="float" office:value="0.00007109247" calcext:value-type="float">
            <text:p>0.00007109247</text:p>
          </table:table-cell>
          <table:table-cell table:number-columns-repeated="2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133138" calcext:value-type="float">
            <text:p>1.133138</text:p>
          </table:table-cell>
          <table:table-cell office:value-type="float" office:value="0.7782053" calcext:value-type="float">
            <text:p>0.7782053</text:p>
          </table:table-cell>
          <table:table-cell office:value-type="float" office:value="0.00006507936" calcext:value-type="float">
            <text:p>0.00006507936</text:p>
          </table:table-cell>
          <table:table-cell table:number-columns-repeated="2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138952" calcext:value-type="float">
            <text:p>1.138952</text:p>
          </table:table-cell>
          <table:table-cell office:value-type="float" office:value="0.7664733" calcext:value-type="float">
            <text:p>0.7664733</text:p>
          </table:table-cell>
          <table:table-cell office:value-type="float" office:value="0.00005960061" calcext:value-type="float">
            <text:p>0.00005960061</text:p>
          </table:table-cell>
          <table:table-cell table:number-columns-repeated="2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14362" calcext:value-type="float">
            <text:p>1.14362</text:p>
          </table:table-cell>
          <table:table-cell office:value-type="float" office:value="0.7544785" calcext:value-type="float">
            <text:p>0.7544785</text:p>
          </table:table-cell>
          <table:table-cell office:value-type="float" office:value="0.00005460706" calcext:value-type="float">
            <text:p>0.00005460706</text:p>
          </table:table-cell>
          <table:table-cell table:number-columns-repeated="2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147095" calcext:value-type="float">
            <text:p>1.147095</text:p>
          </table:table-cell>
          <table:table-cell office:value-type="float" office:value="0.7422473" calcext:value-type="float">
            <text:p>0.7422473</text:p>
          </table:table-cell>
          <table:table-cell office:value-type="float" office:value="0.00005005417" calcext:value-type="float">
            <text:p>0.00005005417</text:p>
          </table:table-cell>
          <table:table-cell table:number-columns-repeated="2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149464" calcext:value-type="float">
            <text:p>1.149464</text:p>
          </table:table-cell>
          <table:table-cell office:value-type="float" office:value="0.7298229" calcext:value-type="float">
            <text:p>0.7298229</text:p>
          </table:table-cell>
          <table:table-cell office:value-type="float" office:value="0.00004590157" calcext:value-type="float">
            <text:p>0.00004590157</text:p>
          </table:table-cell>
          <table:table-cell table:number-columns-repeated="2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150838" calcext:value-type="float">
            <text:p>1.150838</text:p>
          </table:table-cell>
          <table:table-cell office:value-type="float" office:value="0.7172525" calcext:value-type="float">
            <text:p>0.7172525</text:p>
          </table:table-cell>
          <table:table-cell office:value-type="float" office:value="0.00004211268" calcext:value-type="float">
            <text:p>0.00004211268</text:p>
          </table:table-cell>
          <table:table-cell table:number-columns-repeated="2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151326" calcext:value-type="float">
            <text:p>1.151326</text:p>
          </table:table-cell>
          <table:table-cell office:value-type="float" office:value="0.7045818" calcext:value-type="float">
            <text:p>0.7045818</text:p>
          </table:table-cell>
          <table:table-cell office:value-type="float" office:value="0.00003865437" calcext:value-type="float">
            <text:p>0.00003865437</text:p>
          </table:table-cell>
          <table:table-cell table:number-columns-repeated="2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151033" calcext:value-type="float">
            <text:p>1.151033</text:p>
          </table:table-cell>
          <table:table-cell office:value-type="float" office:value="0.6918553" calcext:value-type="float">
            <text:p>0.6918553</text:p>
          </table:table-cell>
          <table:table-cell office:value-type="float" office:value="0.00003549661" calcext:value-type="float">
            <text:p>0.00003549661</text:p>
          </table:table-cell>
          <table:table-cell table:number-columns-repeated="2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150002" calcext:value-type="float">
            <text:p>1.150002</text:p>
          </table:table-cell>
          <table:table-cell office:value-type="float" office:value="0.6791009" calcext:value-type="float">
            <text:p>0.6791009</text:p>
          </table:table-cell>
          <table:table-cell office:value-type="float" office:value="0.0000326122" calcext:value-type="float">
            <text:p>0.0000326122</text:p>
          </table:table-cell>
          <table:table-cell table:number-columns-repeated="2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148061" calcext:value-type="float">
            <text:p>1.148061</text:p>
          </table:table-cell>
          <table:table-cell office:value-type="float" office:value="0.6662846" calcext:value-type="float">
            <text:p>0.6662846</text:p>
          </table:table-cell>
          <table:table-cell office:value-type="float" office:value="0.00002997643" calcext:value-type="float">
            <text:p>0.00002997643</text:p>
          </table:table-cell>
          <table:table-cell table:number-columns-repeated="2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144998" calcext:value-type="float">
            <text:p>1.144998</text:p>
          </table:table-cell>
          <table:table-cell office:value-type="float" office:value="0.6533595" calcext:value-type="float">
            <text:p>0.6533595</text:p>
          </table:table-cell>
          <table:table-cell office:value-type="float" office:value="0.00002756693" calcext:value-type="float">
            <text:p>0.00002756693</text:p>
          </table:table-cell>
          <table:table-cell table:number-columns-repeated="2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140622" calcext:value-type="float">
            <text:p>1.140622</text:p>
          </table:table-cell>
          <table:table-cell office:value-type="float" office:value="0.6402807" calcext:value-type="float">
            <text:p>0.6402807</text:p>
          </table:table-cell>
          <table:table-cell office:value-type="float" office:value="0.00002536339" calcext:value-type="float">
            <text:p>0.00002536339</text:p>
          </table:table-cell>
          <table:table-cell table:number-columns-repeated="2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134757" calcext:value-type="float">
            <text:p>1.134757</text:p>
          </table:table-cell>
          <table:table-cell office:value-type="float" office:value="0.6270066" calcext:value-type="float">
            <text:p>0.6270066</text:p>
          </table:table-cell>
          <table:table-cell office:value-type="float" office:value="0.00002334738" calcext:value-type="float">
            <text:p>0.00002334738</text:p>
          </table:table-cell>
          <table:table-cell table:number-columns-repeated="2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127298" calcext:value-type="float">
            <text:p>1.127298</text:p>
          </table:table-cell>
          <table:table-cell office:value-type="float" office:value="0.6135148" calcext:value-type="float">
            <text:p>0.6135148</text:p>
          </table:table-cell>
          <table:table-cell office:value-type="float" office:value="0.00002150221" calcext:value-type="float">
            <text:p>0.00002150221</text:p>
          </table:table-cell>
          <table:table-cell table:number-columns-repeated="2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118342" calcext:value-type="float">
            <text:p>1.118342</text:p>
          </table:table-cell>
          <table:table-cell office:value-type="float" office:value="0.5998494" calcext:value-type="float">
            <text:p>0.5998494</text:p>
          </table:table-cell>
          <table:table-cell office:value-type="float" office:value="0.00001981268" calcext:value-type="float">
            <text:p>0.00001981268</text:p>
          </table:table-cell>
          <table:table-cell table:number-columns-repeated="2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108033" calcext:value-type="float">
            <text:p>1.108033</text:p>
          </table:table-cell>
          <table:table-cell office:value-type="float" office:value="0.5860682" calcext:value-type="float">
            <text:p>0.5860682</text:p>
          </table:table-cell>
          <table:table-cell office:value-type="float" office:value="0.000018265" calcext:value-type="float">
            <text:p>0.000018265</text:p>
          </table:table-cell>
          <table:table-cell table:number-columns-repeated="2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096515" calcext:value-type="float">
            <text:p>1.096515</text:p>
          </table:table-cell>
          <table:table-cell office:value-type="float" office:value="0.5722261" calcext:value-type="float">
            <text:p>0.5722261</text:p>
          </table:table-cell>
          <table:table-cell office:value-type="float" office:value="0.00001684667" calcext:value-type="float">
            <text:p>0.00001684667</text:p>
          </table:table-cell>
          <table:table-cell table:number-columns-repeated="2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083928" calcext:value-type="float">
            <text:p>1.083928</text:p>
          </table:table-cell>
          <table:table-cell office:value-type="float" office:value="0.5583746" calcext:value-type="float">
            <text:p>0.5583746</text:p>
          </table:table-cell>
          <table:table-cell office:value-type="float" office:value="0.00001554631" calcext:value-type="float">
            <text:p>0.00001554631</text:p>
          </table:table-cell>
          <table:table-cell table:number-columns-repeated="2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070387" calcext:value-type="float">
            <text:p>1.070387</text:p>
          </table:table-cell>
          <table:table-cell office:value-type="float" office:value="0.5445535" calcext:value-type="float">
            <text:p>0.5445535</text:p>
          </table:table-cell>
          <table:table-cell office:value-type="float" office:value="0.0000143536" calcext:value-type="float">
            <text:p>0.0000143536</text:p>
          </table:table-cell>
          <table:table-cell table:number-columns-repeated="2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055934" calcext:value-type="float">
            <text:p>1.055934</text:p>
          </table:table-cell>
          <table:table-cell office:value-type="float" office:value="0.5307673" calcext:value-type="float">
            <text:p>0.5307673</text:p>
          </table:table-cell>
          <table:table-cell office:value-type="float" office:value="0.00001325915" calcext:value-type="float">
            <text:p>0.00001325915</text:p>
          </table:table-cell>
          <table:table-cell table:number-columns-repeated="2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040592" calcext:value-type="float">
            <text:p>1.040592</text:p>
          </table:table-cell>
          <table:table-cell office:value-type="float" office:value="0.517013" calcext:value-type="float">
            <text:p>0.517013</text:p>
          </table:table-cell>
          <table:table-cell office:value-type="float" office:value="0.00001225443" calcext:value-type="float">
            <text:p>0.00001225443</text:p>
          </table:table-cell>
          <table:table-cell table:number-columns-repeated="2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024385" calcext:value-type="float">
            <text:p>1.024385</text:p>
          </table:table-cell>
          <table:table-cell office:value-type="float" office:value="0.5032889" calcext:value-type="float">
            <text:p>0.5032889</text:p>
          </table:table-cell>
          <table:table-cell office:value-type="float" office:value="0.00001133169" calcext:value-type="float">
            <text:p>0.00001133169</text:p>
          </table:table-cell>
          <table:table-cell table:number-columns-repeated="2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007344" calcext:value-type="float">
            <text:p>1.007344</text:p>
          </table:table-cell>
          <table:table-cell office:value-type="float" office:value="0.489595" calcext:value-type="float">
            <text:p>0.489595</text:p>
          </table:table-cell>
          <table:table-cell office:value-type="float" office:value="0.00001048387" calcext:value-type="float">
            <text:p>0.00001048387</text:p>
          </table:table-cell>
          <table:table-cell table:number-columns-repeated="2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9895268" calcext:value-type="float">
            <text:p>0.9895268</text:p>
          </table:table-cell>
          <table:table-cell office:value-type="float" office:value="0.4759442" calcext:value-type="float">
            <text:p>0.475944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711213" calcext:value-type="float">
            <text:p>0.9711213</text:p>
          </table:table-cell>
          <table:table-cell office:value-type="float" office:value="0.4623958" calcext:value-type="float">
            <text:p>0.462395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9523257" calcext:value-type="float">
            <text:p>0.9523257</text:p>
          </table:table-cell>
          <table:table-cell office:value-type="float" office:value="0.4490154" calcext:value-type="float">
            <text:p>0.449015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9333248" calcext:value-type="float">
            <text:p>0.9333248</text:p>
          </table:table-cell>
          <table:table-cell office:value-type="float" office:value="0.4358622" calcext:value-type="float">
            <text:p>0.435862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9142877" calcext:value-type="float">
            <text:p>0.9142877</text:p>
          </table:table-cell>
          <table:table-cell office:value-type="float" office:value="0.4229897" calcext:value-type="float">
            <text:p>0.422989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8952798" calcext:value-type="float">
            <text:p>0.8952798</text:p>
          </table:table-cell>
          <table:table-cell office:value-type="float" office:value="0.4104152" calcext:value-type="float">
            <text:p>0.410415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8760157" calcext:value-type="float">
            <text:p>0.8760157</text:p>
          </table:table-cell>
          <table:table-cell office:value-type="float" office:value="0.3980356" calcext:value-type="float">
            <text:p>0.398035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8561607" calcext:value-type="float">
            <text:p>0.8561607</text:p>
          </table:table-cell>
          <table:table-cell office:value-type="float" office:value="0.38573" calcext:value-type="float">
            <text:p>0.3857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8354235" calcext:value-type="float">
            <text:p>0.8354235</text:p>
          </table:table-cell>
          <table:table-cell office:value-type="float" office:value="0.3733907" calcext:value-type="float">
            <text:p>0.373390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8135565" calcext:value-type="float">
            <text:p>0.8135565</text:p>
          </table:table-cell>
          <table:table-cell office:value-type="float" office:value="0.3609245" calcext:value-type="float">
            <text:p>0.360924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7904565" calcext:value-type="float">
            <text:p>0.7904565</text:p>
          </table:table-cell>
          <table:table-cell office:value-type="float" office:value="0.348286" calcext:value-type="float">
            <text:p>0.34828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7664364" calcext:value-type="float">
            <text:p>0.7664364</text:p>
          </table:table-cell>
          <table:table-cell office:value-type="float" office:value="0.3355702" calcext:value-type="float">
            <text:p>0.335570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7418777" calcext:value-type="float">
            <text:p>0.7418777</text:p>
          </table:table-cell>
          <table:table-cell office:value-type="float" office:value="0.3228963" calcext:value-type="float">
            <text:p>0.322896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7171219" calcext:value-type="float">
            <text:p>0.7171219</text:p>
          </table:table-cell>
          <table:table-cell office:value-type="float" office:value="0.3103704" calcext:value-type="float">
            <text:p>0.310370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924717" calcext:value-type="float">
            <text:p>0.6924717</text:p>
          </table:table-cell>
          <table:table-cell office:value-type="float" office:value="0.2980865" calcext:value-type="float">
            <text:p>0.298086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6816" calcext:value-type="float">
            <text:p>0.66816</text:p>
          </table:table-cell>
          <table:table-cell office:value-type="float" office:value="0.286116" calcext:value-type="float">
            <text:p>0.28611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442697" calcext:value-type="float">
            <text:p>0.6442697</text:p>
          </table:table-cell>
          <table:table-cell office:value-type="float" office:value="0.2744822" calcext:value-type="float">
            <text:p>0.274482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20845" calcext:value-type="float">
            <text:p>0.620845</text:p>
          </table:table-cell>
          <table:table-cell office:value-type="float" office:value="0.2631953" calcext:value-type="float">
            <text:p>0.263195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5979243" calcext:value-type="float">
            <text:p>0.5979243</text:p>
          </table:table-cell>
          <table:table-cell office:value-type="float" office:value="0.2522628" calcext:value-type="float">
            <text:p>0.252262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575541" calcext:value-type="float">
            <text:p>0.575541</text:p>
          </table:table-cell>
          <table:table-cell office:value-type="float" office:value="0.2416902" calcext:value-type="float">
            <text:p>0.241690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5537296" calcext:value-type="float">
            <text:p>0.5537296</text:p>
          </table:table-cell>
          <table:table-cell office:value-type="float" office:value="0.2314809" calcext:value-type="float">
            <text:p>0.231480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5325412" calcext:value-type="float">
            <text:p>0.5325412</text:p>
          </table:table-cell>
          <table:table-cell office:value-type="float" office:value="0.2216378" calcext:value-type="float">
            <text:p>0.221637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5120218" calcext:value-type="float">
            <text:p>0.5120218</text:p>
          </table:table-cell>
          <table:table-cell office:value-type="float" office:value="0.2121622" calcext:value-type="float">
            <text:p>0.212162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492207" calcext:value-type="float">
            <text:p>0.492207</text:p>
          </table:table-cell>
          <table:table-cell office:value-type="float" office:value="0.2030542" calcext:value-type="float">
            <text:p>0.203054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4731224" calcext:value-type="float">
            <text:p>0.4731224</text:p>
          </table:table-cell>
          <table:table-cell office:value-type="float" office:value="0.1943124" calcext:value-type="float">
            <text:p>0.194312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4547417" calcext:value-type="float">
            <text:p>0.4547417</text:p>
          </table:table-cell>
          <table:table-cell office:value-type="float" office:value="0.1859227" calcext:value-type="float">
            <text:p>0.185922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4368719" calcext:value-type="float">
            <text:p>0.4368719</text:p>
          </table:table-cell>
          <table:table-cell office:value-type="float" office:value="0.1778274" calcext:value-type="float">
            <text:p>0.177827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4193121" calcext:value-type="float">
            <text:p>0.4193121</text:p>
          </table:table-cell>
          <table:table-cell office:value-type="float" office:value="0.1699654" calcext:value-type="float">
            <text:p>0.169965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401898" calcext:value-type="float">
            <text:p>0.401898</text:p>
          </table:table-cell>
          <table:table-cell office:value-type="float" office:value="0.1622841" calcext:value-type="float">
            <text:p>0.162284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3844986" calcext:value-type="float">
            <text:p>0.3844986</text:p>
          </table:table-cell>
          <table:table-cell office:value-type="float" office:value="0.1547397" calcext:value-type="float">
            <text:p>0.154739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3670592" calcext:value-type="float">
            <text:p>0.3670592</text:p>
          </table:table-cell>
          <table:table-cell office:value-type="float" office:value="0.1473081" calcext:value-type="float">
            <text:p>0.147308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3497167" calcext:value-type="float">
            <text:p>0.3497167</text:p>
          </table:table-cell>
          <table:table-cell office:value-type="float" office:value="0.1400169" calcext:value-type="float">
            <text:p>0.140016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3326305" calcext:value-type="float">
            <text:p>0.3326305</text:p>
          </table:table-cell>
          <table:table-cell office:value-type="float" office:value="0.1329013" calcext:value-type="float">
            <text:p>0.132901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3159341" calcext:value-type="float">
            <text:p>0.3159341</text:p>
          </table:table-cell>
          <table:table-cell office:value-type="float" office:value="0.1259913" calcext:value-type="float">
            <text:p>0.125991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2997374" calcext:value-type="float">
            <text:p>0.2997374</text:p>
          </table:table-cell>
          <table:table-cell office:value-type="float" office:value="0.119312" calcext:value-type="float">
            <text:p>0.11931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2841189" calcext:value-type="float">
            <text:p>0.2841189</text:p>
          </table:table-cell>
          <table:table-cell office:value-type="float" office:value="0.112882" calcext:value-type="float">
            <text:p>0.11288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2691053" calcext:value-type="float">
            <text:p>0.2691053</text:p>
          </table:table-cell>
          <table:table-cell office:value-type="float" office:value="0.1067113" calcext:value-type="float">
            <text:p>0.106711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2547077" calcext:value-type="float">
            <text:p>0.2547077</text:p>
          </table:table-cell>
          <table:table-cell office:value-type="float" office:value="0.1008052" calcext:value-type="float">
            <text:p>0.100805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2409319" calcext:value-type="float">
            <text:p>0.2409319</text:p>
          </table:table-cell>
          <table:table-cell office:value-type="float" office:value="0.09516653" calcext:value-type="float">
            <text:p>0.0951665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2277792" calcext:value-type="float">
            <text:p>0.2277792</text:p>
          </table:table-cell>
          <table:table-cell office:value-type="float" office:value="0.08979594" calcext:value-type="float">
            <text:p>0.0897959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2152431" calcext:value-type="float">
            <text:p>0.2152431</text:p>
          </table:table-cell>
          <table:table-cell office:value-type="float" office:value="0.08469044" calcext:value-type="float">
            <text:p>0.0846904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203301" calcext:value-type="float">
            <text:p>0.203301</text:p>
          </table:table-cell>
          <table:table-cell office:value-type="float" office:value="0.07984009" calcext:value-type="float">
            <text:p>0.0798400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1919276" calcext:value-type="float">
            <text:p>0.1919276</text:p>
          </table:table-cell>
          <table:table-cell office:value-type="float" office:value="0.07523372" calcext:value-type="float">
            <text:p>0.0752337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1810987" calcext:value-type="float">
            <text:p>0.1810987</text:p>
          </table:table-cell>
          <table:table-cell office:value-type="float" office:value="0.07086061" calcext:value-type="float">
            <text:p>0.0708606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1707914" calcext:value-type="float">
            <text:p>0.1707914</text:p>
          </table:table-cell>
          <table:table-cell office:value-type="float" office:value="0.06671045" calcext:value-type="float">
            <text:p>0.0667104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1609842" calcext:value-type="float">
            <text:p>0.1609842</text:p>
          </table:table-cell>
          <table:table-cell office:value-type="float" office:value="0.0627736" calcext:value-type="float">
            <text:p>0.062773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1516577" calcext:value-type="float">
            <text:p>0.1516577</text:p>
          </table:table-cell>
          <table:table-cell office:value-type="float" office:value="0.05904179" calcext:value-type="float">
            <text:p>0.0590417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1427936" calcext:value-type="float">
            <text:p>0.1427936</text:p>
          </table:table-cell>
          <table:table-cell office:value-type="float" office:value="0.05550703" calcext:value-type="float">
            <text:p>0.0555070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1343737" calcext:value-type="float">
            <text:p>0.1343737</text:p>
          </table:table-cell>
          <table:table-cell office:value-type="float" office:value="0.05216139" calcext:value-type="float">
            <text:p>0.0521613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1263808" calcext:value-type="float">
            <text:p>0.1263808</text:p>
          </table:table-cell>
          <table:table-cell office:value-type="float" office:value="0.04899699" calcext:value-type="float">
            <text:p>0.0489969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1187979" calcext:value-type="float">
            <text:p>0.1187979</text:p>
          </table:table-cell>
          <table:table-cell office:value-type="float" office:value="0.04600578" calcext:value-type="float">
            <text:p>0.0460057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1116088" calcext:value-type="float">
            <text:p>0.1116088</text:p>
          </table:table-cell>
          <table:table-cell office:value-type="float" office:value="0.04317885" calcext:value-type="float">
            <text:p>0.0431788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1047975" calcext:value-type="float">
            <text:p>0.1047975</text:p>
          </table:table-cell>
          <table:table-cell office:value-type="float" office:value="0.04050755" calcext:value-type="float">
            <text:p>0.0405075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9834835" calcext:value-type="float">
            <text:p>0.09834835</text:p>
          </table:table-cell>
          <table:table-cell office:value-type="float" office:value="0.03798376" calcext:value-type="float">
            <text:p>0.0379837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9224597" calcext:value-type="float">
            <text:p>0.09224597</text:p>
          </table:table-cell>
          <table:table-cell office:value-type="float" office:value="0.03559982" calcext:value-type="float">
            <text:p>0.0355998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8647506" calcext:value-type="float">
            <text:p>0.08647506</text:p>
          </table:table-cell>
          <table:table-cell office:value-type="float" office:value="0.03334856" calcext:value-type="float">
            <text:p>0.0333485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8101986" calcext:value-type="float">
            <text:p>0.08101986</text:p>
          </table:table-cell>
          <table:table-cell office:value-type="float" office:value="0.03122332" calcext:value-type="float">
            <text:p>0.0312233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7586514" calcext:value-type="float">
            <text:p>0.07586514</text:p>
          </table:table-cell>
          <table:table-cell office:value-type="float" office:value="0.0292178" calcext:value-type="float">
            <text:p>0.029217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7099633" calcext:value-type="float">
            <text:p>0.07099633</text:p>
          </table:table-cell>
          <table:table-cell office:value-type="float" office:value="0.02732601" calcext:value-type="float">
            <text:p>0.0273260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663996" calcext:value-type="float">
            <text:p>0.0663996</text:p>
          </table:table-cell>
          <table:table-cell office:value-type="float" office:value="0.02554223" calcext:value-type="float">
            <text:p>0.0255422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6206225" calcext:value-type="float">
            <text:p>0.06206225</text:p>
          </table:table-cell>
          <table:table-cell office:value-type="float" office:value="0.02386121" calcext:value-type="float">
            <text:p>0.0238612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5797409" calcext:value-type="float">
            <text:p>0.05797409</text:p>
          </table:table-cell>
          <table:table-cell office:value-type="float" office:value="0.02227859" calcext:value-type="float">
            <text:p>0.0222785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5412533" calcext:value-type="float">
            <text:p>0.05412533</text:p>
          </table:table-cell>
          <table:table-cell office:value-type="float" office:value="0.0207902" calcext:value-type="float">
            <text:p>0.020790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50506" calcext:value-type="float">
            <text:p>0.050506</text:p>
          </table:table-cell>
          <table:table-cell office:value-type="float" office:value="0.01939185" calcext:value-type="float">
            <text:p>0.0193918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4710606" calcext:value-type="float">
            <text:p>0.04710606</text:p>
          </table:table-cell>
          <table:table-cell office:value-type="float" office:value="0.01807939" calcext:value-type="float">
            <text:p>0.0180793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4391411" calcext:value-type="float">
            <text:p>0.04391411</text:p>
          </table:table-cell>
          <table:table-cell office:value-type="float" office:value="0.01684817" calcext:value-type="float">
            <text:p>0.0168481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4091411" calcext:value-type="float">
            <text:p>0.04091411</text:p>
          </table:table-cell>
          <table:table-cell office:value-type="float" office:value="0.01569188" calcext:value-type="float">
            <text:p>0.0156918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3809067" calcext:value-type="float">
            <text:p>0.03809067</text:p>
          </table:table-cell>
          <table:table-cell office:value-type="float" office:value="0.01460446" calcext:value-type="float">
            <text:p>0.0146044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3543034" calcext:value-type="float">
            <text:p>0.03543034</text:p>
          </table:table-cell>
          <table:table-cell office:value-type="float" office:value="0.01358062" calcext:value-type="float">
            <text:p>0.0135806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3292138" calcext:value-type="float">
            <text:p>0.03292138</text:p>
          </table:table-cell>
          <table:table-cell office:value-type="float" office:value="0.01261573" calcext:value-type="float">
            <text:p>0.0126157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3055672" calcext:value-type="float">
            <text:p>0.03055672</text:p>
          </table:table-cell>
          <table:table-cell office:value-type="float" office:value="0.01170696" calcext:value-type="float">
            <text:p>0.0117069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2834146" calcext:value-type="float">
            <text:p>0.02834146</text:p>
          </table:table-cell>
          <table:table-cell office:value-type="float" office:value="0.01085608" calcext:value-type="float">
            <text:p>0.0108560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2628033" calcext:value-type="float">
            <text:p>0.02628033</text:p>
          </table:table-cell>
          <table:table-cell office:value-type="float" office:value="0.01006476" calcext:value-type="float">
            <text:p>0.0100647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2437465" calcext:value-type="float">
            <text:p>0.02437465</text:p>
          </table:table-cell>
          <table:table-cell office:value-type="float" office:value="0.009333376" calcext:value-type="float">
            <text:p>0.00933337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2262306" calcext:value-type="float">
            <text:p>0.02262306</text:p>
          </table:table-cell>
          <table:table-cell office:value-type="float" office:value="0.008661284" calcext:value-type="float">
            <text:p>0.00866128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2101935" calcext:value-type="float">
            <text:p>0.02101935</text:p>
          </table:table-cell>
          <table:table-cell office:value-type="float" office:value="0.008046048" calcext:value-type="float">
            <text:p>0.00804604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1954647" calcext:value-type="float">
            <text:p>0.01954647</text:p>
          </table:table-cell>
          <table:table-cell office:value-type="float" office:value="0.00748113" calcext:value-type="float">
            <text:p>0.0074811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1818727" calcext:value-type="float">
            <text:p>0.01818727</text:p>
          </table:table-cell>
          <table:table-cell office:value-type="float" office:value="0.006959987" calcext:value-type="float">
            <text:p>0.00695998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1692727" calcext:value-type="float">
            <text:p>0.01692727</text:p>
          </table:table-cell>
          <table:table-cell office:value-type="float" office:value="0.00647707" calcext:value-type="float">
            <text:p>0.0064770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1575417" calcext:value-type="float">
            <text:p>0.01575417</text:p>
          </table:table-cell>
          <table:table-cell office:value-type="float" office:value="0.006027677" calcext:value-type="float">
            <text:p>0.00602767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1465854" calcext:value-type="float">
            <text:p>0.01465854</text:p>
          </table:table-cell>
          <table:table-cell office:value-type="float" office:value="0.005608169" calcext:value-type="float">
            <text:p>0.00560816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1363571" calcext:value-type="float">
            <text:p>0.01363571</text:p>
          </table:table-cell>
          <table:table-cell office:value-type="float" office:value="0.005216691" calcext:value-type="float">
            <text:p>0.00521669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1268205" calcext:value-type="float">
            <text:p>0.01268205</text:p>
          </table:table-cell>
          <table:table-cell office:value-type="float" office:value="0.004851785" calcext:value-type="float">
            <text:p>0.00485178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1179394" calcext:value-type="float">
            <text:p>0.01179394</text:p>
          </table:table-cell>
          <table:table-cell office:value-type="float" office:value="0.004512008" calcext:value-type="float">
            <text:p>0.00451200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1096778" calcext:value-type="float">
            <text:p>0.01096778</text:p>
          </table:table-cell>
          <table:table-cell office:value-type="float" office:value="0.004195941" calcext:value-type="float">
            <text:p>0.00419594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1019964" calcext:value-type="float">
            <text:p>0.01019964</text:p>
          </table:table-cell>
          <table:table-cell office:value-type="float" office:value="0.003902057" calcext:value-type="float">
            <text:p>0.00390205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9484317" calcext:value-type="float">
            <text:p>0.009484317</text:p>
          </table:table-cell>
          <table:table-cell office:value-type="float" office:value="0.003628371" calcext:value-type="float">
            <text:p>0.00362837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8816851" calcext:value-type="float">
            <text:p>0.008816851</text:p>
          </table:table-cell>
          <table:table-cell office:value-type="float" office:value="0.003373005" calcext:value-type="float">
            <text:p>0.00337300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8192921" calcext:value-type="float">
            <text:p>0.008192921</text:p>
          </table:table-cell>
          <table:table-cell office:value-type="float" office:value="0.003134315" calcext:value-type="float">
            <text:p>0.00313431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760875" calcext:value-type="float">
            <text:p>0.00760875</text:p>
          </table:table-cell>
          <table:table-cell office:value-type="float" office:value="0.002910864" calcext:value-type="float">
            <text:p>0.00291086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7061391" calcext:value-type="float">
            <text:p>0.007061391</text:p>
          </table:table-cell>
          <table:table-cell office:value-type="float" office:value="0.002701528" calcext:value-type="float">
            <text:p>0.00270152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6549509" calcext:value-type="float">
            <text:p>0.006549509</text:p>
          </table:table-cell>
          <table:table-cell office:value-type="float" office:value="0.002505796" calcext:value-type="float">
            <text:p>0.00250579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607197" calcext:value-type="float">
            <text:p>0.00607197</text:p>
          </table:table-cell>
          <table:table-cell office:value-type="float" office:value="0.002323231" calcext:value-type="float">
            <text:p>0.00232323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5627476" calcext:value-type="float">
            <text:p>0.005627476</text:p>
          </table:table-cell>
          <table:table-cell office:value-type="float" office:value="0.002153333" calcext:value-type="float">
            <text:p>0.00215333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5214608" calcext:value-type="float">
            <text:p>0.005214608</text:p>
          </table:table-cell>
          <table:table-cell office:value-type="float" office:value="0.001995557" calcext:value-type="float">
            <text:p>0.00199555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4831848" calcext:value-type="float">
            <text:p>0.004831848</text:p>
          </table:table-cell>
          <table:table-cell office:value-type="float" office:value="0.001849316" calcext:value-type="float">
            <text:p>0.00184931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4477579" calcext:value-type="float">
            <text:p>0.004477579</text:p>
          </table:table-cell>
          <table:table-cell office:value-type="float" office:value="0.001713976" calcext:value-type="float">
            <text:p>0.00171397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4150166" calcext:value-type="float">
            <text:p>0.004150166</text:p>
          </table:table-cell>
          <table:table-cell office:value-type="float" office:value="0.001588899" calcext:value-type="float">
            <text:p>0.00158889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3847988" calcext:value-type="float">
            <text:p>0.003847988</text:p>
          </table:table-cell>
          <table:table-cell office:value-type="float" office:value="0.001473453" calcext:value-type="float">
            <text:p>0.00147345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3569452" calcext:value-type="float">
            <text:p>0.003569452</text:p>
          </table:table-cell>
          <table:table-cell office:value-type="float" office:value="0.001367022" calcext:value-type="float">
            <text:p>0.00136702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3312857" calcext:value-type="float">
            <text:p>0.003312857</text:p>
          </table:table-cell>
          <table:table-cell office:value-type="float" office:value="0.001268954" calcext:value-type="float">
            <text:p>0.00126895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3076022" calcext:value-type="float">
            <text:p>0.003076022</text:p>
          </table:table-cell>
          <table:table-cell office:value-type="float" office:value="0.001178421" calcext:value-type="float">
            <text:p>0.00117842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2856894" calcext:value-type="float">
            <text:p>0.002856894</text:p>
          </table:table-cell>
          <table:table-cell office:value-type="float" office:value="0.001094644" calcext:value-type="float">
            <text:p>0.00109464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2653681" calcext:value-type="float">
            <text:p>0.002653681</text:p>
          </table:table-cell>
          <table:table-cell office:value-type="float" office:value="0.001016943" calcext:value-type="float">
            <text:p>0.00101694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2464821" calcext:value-type="float">
            <text:p>0.002464821</text:p>
          </table:table-cell>
          <table:table-cell office:value-type="float" office:value="0.0009447269" calcext:value-type="float">
            <text:p>0.000944726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228906" calcext:value-type="float">
            <text:p>0.00228906</text:p>
          </table:table-cell>
          <table:table-cell office:value-type="float" office:value="0.0008775171" calcext:value-type="float">
            <text:p>0.000877517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2125694" calcext:value-type="float">
            <text:p>0.002125694</text:p>
          </table:table-cell>
          <table:table-cell office:value-type="float" office:value="0.0008150438" calcext:value-type="float">
            <text:p>0.000815043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1974121" calcext:value-type="float">
            <text:p>0.001974121</text:p>
          </table:table-cell>
          <table:table-cell office:value-type="float" office:value="0.0007570755" calcext:value-type="float">
            <text:p>0.000757075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1833723" calcext:value-type="float">
            <text:p>0.001833723</text:p>
          </table:table-cell>
          <table:table-cell office:value-type="float" office:value="0.0007033755" calcext:value-type="float">
            <text:p>0.000703375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1703876" calcext:value-type="float">
            <text:p>0.001703876</text:p>
          </table:table-cell>
          <table:table-cell office:value-type="float" office:value="0.000653705" calcext:value-type="float">
            <text:p>0.00065370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1583904" calcext:value-type="float">
            <text:p>0.001583904</text:p>
          </table:table-cell>
          <table:table-cell office:value-type="float" office:value="0.0006078048" calcext:value-type="float">
            <text:p>0.000607804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1472939" calcext:value-type="float">
            <text:p>0.001472939</text:p>
          </table:table-cell>
          <table:table-cell office:value-type="float" office:value="0.0005653435" calcext:value-type="float">
            <text:p>0.000565343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1370151" calcext:value-type="float">
            <text:p>0.001370151</text:p>
          </table:table-cell>
          <table:table-cell office:value-type="float" office:value="0.0005260046" calcext:value-type="float">
            <text:p>0.000526004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1274803" calcext:value-type="float">
            <text:p>0.001274803</text:p>
          </table:table-cell>
          <table:table-cell office:value-type="float" office:value="0.0004895061" calcext:value-type="float">
            <text:p>0.000489506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1186238" calcext:value-type="float">
            <text:p>0.001186238</text:p>
          </table:table-cell>
          <table:table-cell office:value-type="float" office:value="0.000455597" calcext:value-type="float">
            <text:p>0.00045559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1103871" calcext:value-type="float">
            <text:p>0.001103871</text:p>
          </table:table-cell>
          <table:table-cell office:value-type="float" office:value="0.0004240548" calcext:value-type="float">
            <text:p>0.000424054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1027194" calcext:value-type="float">
            <text:p>0.001027194</text:p>
          </table:table-cell>
          <table:table-cell office:value-type="float" office:value="0.000394686" calcext:value-type="float">
            <text:p>0.00039468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09557493" calcext:value-type="float">
            <text:p>0.0009557493</text:p>
          </table:table-cell>
          <table:table-cell office:value-type="float" office:value="0.0003673178" calcext:value-type="float">
            <text:p>0.000367317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08891262" calcext:value-type="float">
            <text:p>0.0008891262</text:p>
          </table:table-cell>
          <table:table-cell office:value-type="float" office:value="0.0003417941" calcext:value-type="float">
            <text:p>0.000341794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08269535" calcext:value-type="float">
            <text:p>0.0008269535</text:p>
          </table:table-cell>
          <table:table-cell office:value-type="float" office:value="0.0003179738" calcext:value-type="float">
            <text:p>0.000317973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07689351" calcext:value-type="float">
            <text:p>0.0007689351</text:p>
          </table:table-cell>
          <table:table-cell office:value-type="float" office:value="0.0002957441" calcext:value-type="float">
            <text:p>0.000295744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07149425" calcext:value-type="float">
            <text:p>0.0007149425</text:p>
          </table:table-cell>
          <table:table-cell office:value-type="float" office:value="0.0002750558" calcext:value-type="float">
            <text:p>0.000275055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0664859" calcext:value-type="float">
            <text:p>0.000664859</text:p>
          </table:table-cell>
          <table:table-cell office:value-type="float" office:value="0.000255864" calcext:value-type="float">
            <text:p>0.00025586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06185421" calcext:value-type="float">
            <text:p>0.0006185421</text:p>
          </table:table-cell>
          <table:table-cell office:value-type="float" office:value="0.0002381142" calcext:value-type="float">
            <text:p>0.000238114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5758303" calcext:value-type="float">
            <text:p>0.0005758303</text:p>
          </table:table-cell>
          <table:table-cell office:value-type="float" office:value="0.0002217445" calcext:value-type="float">
            <text:p>0.000221744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05365046" calcext:value-type="float">
            <text:p>0.0005365046</text:p>
          </table:table-cell>
          <table:table-cell office:value-type="float" office:value="0.0002066711" calcext:value-type="float">
            <text:p>0.000206671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05001842" calcext:value-type="float">
            <text:p>0.0005001842</text:p>
          </table:table-cell>
          <table:table-cell office:value-type="float" office:value="0.0001927474" calcext:value-type="float">
            <text:p>0.000192747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04665005" calcext:value-type="float">
            <text:p>0.0004665005</text:p>
          </table:table-cell>
          <table:table-cell office:value-type="float" office:value="0.0001798315" calcext:value-type="float">
            <text:p>0.000179831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04351386" calcext:value-type="float">
            <text:p>0.0004351386</text:p>
          </table:table-cell>
          <table:table-cell office:value-type="float" office:value="0.0001678023" calcext:value-type="float">
            <text:p>0.000167802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04058303" calcext:value-type="float">
            <text:p>0.0004058303</text:p>
          </table:table-cell>
          <table:table-cell office:value-type="float" office:value="0.0001565566" calcext:value-type="float">
            <text:p>0.000156556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03783733" calcext:value-type="float">
            <text:p>0.0003783733</text:p>
          </table:table-cell>
          <table:table-cell office:value-type="float" office:value="0.0001460168" calcext:value-type="float">
            <text:p>0.000146016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03526892" calcext:value-type="float">
            <text:p>0.0003526892</text:p>
          </table:table-cell>
          <table:table-cell office:value-type="float" office:value="0.0001361535" calcext:value-type="float">
            <text:p>0.000136153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03287199" calcext:value-type="float">
            <text:p>0.0003287199</text:p>
          </table:table-cell>
          <table:table-cell office:value-type="float" office:value="0.0001269451" calcext:value-type="float">
            <text:p>0.000126945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03063998" calcext:value-type="float">
            <text:p>0.0003063998</text:p>
          </table:table-cell>
          <table:table-cell office:value-type="float" office:value="0.0001183671" calcext:value-type="float">
            <text:p>0.000118367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2856577" calcext:value-type="float">
            <text:p>0.0002856577</text:p>
          </table:table-cell>
          <table:table-cell office:value-type="float" office:value="0.0001103928" calcext:value-type="float">
            <text:p>0.000110392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02664108" calcext:value-type="float">
            <text:p>0.0002664108</text:p>
          </table:table-cell>
          <table:table-cell office:value-type="float" office:value="0.0001029908" calcext:value-type="float">
            <text:p>0.000102990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02485462" calcext:value-type="float">
            <text:p>0.0002485462</text:p>
          </table:table-cell>
          <table:table-cell office:value-type="float" office:value="0.00009611836" calcext:value-type="float">
            <text:p>0.0000961183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02319529" calcext:value-type="float">
            <text:p>0.0002319529</text:p>
          </table:table-cell>
          <table:table-cell office:value-type="float" office:value="0.00008973323" calcext:value-type="float">
            <text:p>0.0000897332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021653" calcext:value-type="float">
            <text:p>0.00021653</text:p>
          </table:table-cell>
          <table:table-cell office:value-type="float" office:value="0.00008379694" calcext:value-type="float">
            <text:p>0.0000837969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02021853" calcext:value-type="float">
            <text:p>0.0002021853</text:p>
          </table:table-cell>
          <table:table-cell office:value-type="float" office:value="0.00007827442" calcext:value-type="float">
            <text:p>0.0000782744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01888338" calcext:value-type="float">
            <text:p>0.0001888338</text:p>
          </table:table-cell>
          <table:table-cell office:value-type="float" office:value="0.00007313312" calcext:value-type="float">
            <text:p>0.0000731331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01763935" calcext:value-type="float">
            <text:p>0.0001763935</text:p>
          </table:table-cell>
          <table:table-cell office:value-type="float" office:value="0.00006834142" calcext:value-type="float">
            <text:p>0.0000683414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01647895" calcext:value-type="float">
            <text:p>0.0001647895</text:p>
          </table:table-cell>
          <table:table-cell office:value-type="float" office:value="0.00006387035" calcext:value-type="float">
            <text:p>0.0000638703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01539542" calcext:value-type="float">
            <text:p>0.0001539542</text:p>
          </table:table-cell>
          <table:table-cell office:value-type="float" office:value="0.00005969389" calcext:value-type="float">
            <text:p>0.0000596938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143827" calcext:value-type="float">
            <text:p>0.000143827</text:p>
          </table:table-cell>
          <table:table-cell office:value-type="float" office:value="0.00005578862" calcext:value-type="float">
            <text:p>0.0000557886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01343572" calcext:value-type="float">
            <text:p>0.0001343572</text:p>
          </table:table-cell>
          <table:table-cell office:value-type="float" office:value="0.00005213509" calcext:value-type="float">
            <text:p>0.0000521350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01255141" calcext:value-type="float">
            <text:p>0.0001255141</text:p>
          </table:table-cell>
          <table:table-cell office:value-type="float" office:value="0.00004872179" calcext:value-type="float">
            <text:p>0.0000487217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01172706" calcext:value-type="float">
            <text:p>0.0001172706</text:p>
          </table:table-cell>
          <table:table-cell office:value-type="float" office:value="0.00004553845" calcext:value-type="float">
            <text:p>0.0000455384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01095983" calcext:value-type="float">
            <text:p>0.0001095983</text:p>
          </table:table-cell>
          <table:table-cell office:value-type="float" office:value="0.00004257443" calcext:value-type="float">
            <text:p>0.0000425744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01024685" calcext:value-type="float">
            <text:p>0.0001024685</text:p>
          </table:table-cell>
          <table:table-cell office:value-type="float" office:value="0.00003981884" calcext:value-type="float">
            <text:p>0.0000398188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009584715" calcext:value-type="float">
            <text:p>0.00009584715</text:p>
          </table:table-cell>
          <table:table-cell office:value-type="float" office:value="0.00003725877" calcext:value-type="float">
            <text:p>0.0000372587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008968316" calcext:value-type="float">
            <text:p>0.00008968316</text:p>
          </table:table-cell>
          <table:table-cell office:value-type="float" office:value="0.00003487467" calcext:value-type="float">
            <text:p>0.0000348746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008392734" calcext:value-type="float">
            <text:p>0.00008392734</text:p>
          </table:table-cell>
          <table:table-cell office:value-type="float" office:value="0.00003264765" calcext:value-type="float">
            <text:p>0.0000326476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007853708" calcext:value-type="float">
            <text:p>0.00007853708</text:p>
          </table:table-cell>
          <table:table-cell office:value-type="float" office:value="0.0000305614" calcext:value-type="float">
            <text:p>0.000030561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07347551" calcext:value-type="float">
            <text:p>0.00007347551</text:p>
          </table:table-cell>
          <table:table-cell office:value-type="float" office:value="0.00002860175" calcext:value-type="float">
            <text:p>0.0000286017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006871576" calcext:value-type="float">
            <text:p>0.00006871576</text:p>
          </table:table-cell>
          <table:table-cell office:value-type="float" office:value="0.00002675841" calcext:value-type="float">
            <text:p>0.0000267584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06425257" calcext:value-type="float">
            <text:p>0.00006425257</text:p>
          </table:table-cell>
          <table:table-cell office:value-type="float" office:value="0.00002502943" calcext:value-type="float">
            <text:p>0.0000250294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06008292" calcext:value-type="float">
            <text:p>0.00006008292</text:p>
          </table:table-cell>
          <table:table-cell office:value-type="float" office:value="0.00002341373" calcext:value-type="float">
            <text:p>0.0000234137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05620098" calcext:value-type="float">
            <text:p>0.00005620098</text:p>
          </table:table-cell>
          <table:table-cell office:value-type="float" office:value="0.00002190914" calcext:value-type="float">
            <text:p>0.0000219091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525987" calcext:value-type="float">
            <text:p>0.0000525987</text:p>
          </table:table-cell>
          <table:table-cell office:value-type="float" office:value="0.00002051259" calcext:value-type="float">
            <text:p>0.0000205125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004926279" calcext:value-type="float">
            <text:p>0.00004926279</text:p>
          </table:table-cell>
          <table:table-cell office:value-type="float" office:value="0.00001921902" calcext:value-type="float">
            <text:p>0.0000192190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04616623" calcext:value-type="float">
            <text:p>0.00004616623</text:p>
          </table:table-cell>
          <table:table-cell office:value-type="float" office:value="0.00001801796" calcext:value-type="float">
            <text:p>0.0000180179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004328212" calcext:value-type="float">
            <text:p>0.00004328212</text:p>
          </table:table-cell>
          <table:table-cell office:value-type="float" office:value="0.00001689899" calcext:value-type="float">
            <text:p>0.0000168989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004058715" calcext:value-type="float">
            <text:p>0.00004058715</text:p>
          </table:table-cell>
          <table:table-cell office:value-type="float" office:value="0.00001585309" calcext:value-type="float">
            <text:p>0.0000158530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03806114" calcext:value-type="float">
            <text:p>0.00003806114</text:p>
          </table:table-cell>
          <table:table-cell office:value-type="float" office:value="0.00001487243" calcext:value-type="float">
            <text:p>0.0000148724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003568818" calcext:value-type="float">
            <text:p>0.00003568818</text:p>
          </table:table-cell>
          <table:table-cell office:value-type="float" office:value="0.00001395085" calcext:value-type="float">
            <text:p>0.0000139508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003346023" calcext:value-type="float">
            <text:p>0.00003346023</text:p>
          </table:table-cell>
          <table:table-cell office:value-type="float" office:value="0.00001308528" calcext:value-type="float">
            <text:p>0.0000130852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00313709" calcext:value-type="float">
            <text:p>0.0000313709</text:p>
          </table:table-cell>
          <table:table-cell office:value-type="float" office:value="0.00001227327" calcext:value-type="float">
            <text:p>0.0000122732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002941371" calcext:value-type="float">
            <text:p>0.00002941371</text:p>
          </table:table-cell>
          <table:table-cell office:value-type="float" office:value="0.00001151233" calcext:value-type="float">
            <text:p>0.0000115123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002758222" calcext:value-type="float">
            <text:p>0.00002758222</text:p>
          </table:table-cell>
          <table:table-cell office:value-type="float" office:value="0.00001080001" calcext:value-type="float">
            <text:p>0.0000108000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002586951" calcext:value-type="float">
            <text:p>0.00002586951</text:p>
          </table:table-cell>
          <table:table-cell office:value-type="float" office:value="0.00001013364" calcext:value-type="float">
            <text:p>0.0000101336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002426701" calcext:value-type="float">
            <text:p>0.00002426701</text:p>
          </table:table-cell>
          <table:table-cell office:value-type="float" office:value="0.000009509919" calcext:value-type="float">
            <text:p>0.00000950991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002276639" calcext:value-type="float">
            <text:p>0.00002276639</text:p>
          </table:table-cell>
          <table:table-cell office:value-type="float" office:value="0.00000892563" calcext:value-type="float">
            <text:p>0.0000089256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002136009" calcext:value-type="float">
            <text:p>0.00002136009</text:p>
          </table:table-cell>
          <table:table-cell office:value-type="float" office:value="0.000008377852" calcext:value-type="float">
            <text:p>0.00000837785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02004122" calcext:value-type="float">
            <text:p>0.00002004122</text:p>
          </table:table-cell>
          <table:table-cell office:value-type="float" office:value="0.00000786392" calcext:value-type="float">
            <text:p>0.0000078639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00188038" calcext:value-type="float">
            <text:p>0.0000188038</text:p>
          </table:table-cell>
          <table:table-cell office:value-type="float" office:value="0.000007381539" calcext:value-type="float">
            <text:p>0.00000738153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001764358" calcext:value-type="float">
            <text:p>0.00001764358</text:p>
          </table:table-cell>
          <table:table-cell office:value-type="float" office:value="0.000006929096" calcext:value-type="float">
            <text:p>0.00000692909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001655671" calcext:value-type="float">
            <text:p>0.00001655671</text:p>
          </table:table-cell>
          <table:table-cell office:value-type="float" office:value="0.000006505136" calcext:value-type="float">
            <text:p>0.00000650513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001553939" calcext:value-type="float">
            <text:p>0.00001553939</text:p>
          </table:table-cell>
          <table:table-cell office:value-type="float" office:value="0.000006108221" calcext:value-type="float">
            <text:p>0.00000610822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001458792" calcext:value-type="float">
            <text:p>0.00001458792</text:p>
          </table:table-cell>
          <table:table-cell office:value-type="float" office:value="0.000005736935" calcext:value-type="float">
            <text:p>0.00000573693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001369853" calcext:value-type="float">
            <text:p>0.00001369853</text:p>
          </table:table-cell>
          <table:table-cell office:value-type="float" office:value="0.000005389831" calcext:value-type="float">
            <text:p>0.00000538983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001286705" calcext:value-type="float">
            <text:p>0.00001286705</text:p>
          </table:table-cell>
          <table:table-cell office:value-type="float" office:value="0.000005065269" calcext:value-type="float">
            <text:p>0.00000506526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001208947" calcext:value-type="float">
            <text:p>0.00001208947</text:p>
          </table:table-cell>
          <table:table-cell office:value-type="float" office:value="0.000004761667" calcext:value-type="float">
            <text:p>0.00000476166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001136207" calcext:value-type="float">
            <text:p>0.00001136207</text:p>
          </table:table-cell>
          <table:table-cell office:value-type="float" office:value="0.000004477561" calcext:value-type="float">
            <text:p>0.00000447756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1068141" calcext:value-type="float">
            <text:p>0.00001068141</text:p>
          </table:table-cell>
          <table:table-cell office:value-type="float" office:value="0.000004211597" calcext:value-type="float">
            <text:p>0.00000421159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0001004411" calcext:value-type="float">
            <text:p>0.00001004411</text:p>
          </table:table-cell>
          <table:table-cell office:value-type="float" office:value="0.000003962457" calcext:value-type="float">
            <text:p>0.00000396245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00009446399" calcext:value-type="float">
            <text:p>0.000009446399</text:p>
          </table:table-cell>
          <table:table-cell office:value-type="float" office:value="0.000003728674" calcext:value-type="float">
            <text:p>0.00000372867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00008884754" calcext:value-type="float">
            <text:p>0.000008884754</text:p>
          </table:table-cell>
          <table:table-cell office:value-type="float" office:value="0.000003508881" calcext:value-type="float">
            <text:p>0.00000350888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0000835605" calcext:value-type="float">
            <text:p>0.00000835605</text:p>
          </table:table-cell>
          <table:table-cell office:value-type="float" office:value="0.000003301868" calcext:value-type="float">
            <text:p>0.00000330186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00007857521" calcext:value-type="float">
            <text:p>0.000007857521</text:p>
          </table:table-cell>
          <table:table-cell office:value-type="float" office:value="0.000003106561" calcext:value-type="float">
            <text:p>0.00000310656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00007386996" calcext:value-type="float">
            <text:p>0.000007386996</text:p>
          </table:table-cell>
          <table:table-cell office:value-type="float" office:value="0.000002922119" calcext:value-type="float">
            <text:p>0.00000292211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00006943576" calcext:value-type="float">
            <text:p>0.000006943576</text:p>
          </table:table-cell>
          <table:table-cell office:value-type="float" office:value="0.000002748208" calcext:value-type="float">
            <text:p>0.00000274820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00006526548" calcext:value-type="float">
            <text:p>0.000006526548</text:p>
          </table:table-cell>
          <table:table-cell office:value-type="float" office:value="0.00000258456" calcext:value-type="float">
            <text:p>0.0000025845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00006135087" calcext:value-type="float">
            <text:p>0.000006135087</text:p>
          </table:table-cell>
          <table:table-cell office:value-type="float" office:value="0.000002430867" calcext:value-type="float">
            <text:p>0.00000243086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005768284" calcext:value-type="float">
            <text:p>0.000005768284</text:p>
          </table:table-cell>
          <table:table-cell office:value-type="float" office:value="0.000002286786" calcext:value-type="float">
            <text:p>0.00000228678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00005425069" calcext:value-type="float">
            <text:p>0.000005425069</text:p>
          </table:table-cell>
          <table:table-cell office:value-type="float" office:value="0.000002151905" calcext:value-type="float">
            <text:p>0.00000215190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00005103974" calcext:value-type="float">
            <text:p>0.000005103974</text:p>
          </table:table-cell>
          <table:table-cell office:value-type="float" office:value="0.000002025656" calcext:value-type="float">
            <text:p>0.00000202565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00004803525" calcext:value-type="float">
            <text:p>0.000004803525</text:p>
          </table:table-cell>
          <table:table-cell office:value-type="float" office:value="0.000001907464" calcext:value-type="float">
            <text:p>0.00000190746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0000452235" calcext:value-type="float">
            <text:p>0.00000452235</text:p>
          </table:table-cell>
          <table:table-cell office:value-type="float" office:value="0.000001796794" calcext:value-type="float">
            <text:p>0.00000179679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00004259166" calcext:value-type="float">
            <text:p>0.000004259166</text:p>
          </table:table-cell>
          <table:table-cell office:value-type="float" office:value="0.000001693147" calcext:value-type="float">
            <text:p>0.00000169314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00004012715" calcext:value-type="float">
            <text:p>0.000004012715</text:p>
          </table:table-cell>
          <table:table-cell office:value-type="float" office:value="0.000001596032" calcext:value-type="float">
            <text:p>0.00000159603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00003781597" calcext:value-type="float">
            <text:p>0.000003781597</text:p>
          </table:table-cell>
          <table:table-cell office:value-type="float" office:value="0.000001504903" calcext:value-type="float">
            <text:p>0.00000150490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00003564496" calcext:value-type="float">
            <text:p>0.000003564496</text:p>
          </table:table-cell>
          <table:table-cell office:value-type="float" office:value="0.000001419245" calcext:value-type="float">
            <text:p>0.00000141924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0003360236" calcext:value-type="float">
            <text:p>0.000003360236</text:p>
          </table:table-cell>
          <table:table-cell office:value-type="float" office:value="0.0000013386" calcext:value-type="float">
            <text:p>0.000001338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003167765" calcext:value-type="float">
            <text:p>0.000003167765</text:p>
          </table:table-cell>
          <table:table-cell office:value-type="float" office:value="0.000001262556" calcext:value-type="float">
            <text:p>0.00000126255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0002986206" calcext:value-type="float">
            <text:p>0.000002986206</text:p>
          </table:table-cell>
          <table:table-cell office:value-type="float" office:value="0.000001190771" calcext:value-type="float">
            <text:p>0.00000119077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00002814999" calcext:value-type="float">
            <text:p>0.000002814999</text:p>
          </table:table-cell>
          <table:table-cell office:value-type="float" office:value="0.000001123031" calcext:value-type="float">
            <text:p>0.00000112303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00002653663" calcext:value-type="float">
            <text:p>0.000002653663</text:p>
          </table:table-cell>
          <table:table-cell office:value-type="float" office:value="0.000001059151" calcext:value-type="float">
            <text:p>0.00000105915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00002501725" calcext:value-type="float">
            <text:p>0.000002501725</text:p>
          </table:table-cell>
          <table:table-cell office:value-type="float" office:value="0.0000009989507" calcext:value-type="float">
            <text:p>0.000000998950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2358723" calcext:value-type="float">
            <text:p>0.000002358723</text:p>
          </table:table-cell>
          <table:table-cell office:value-type="float" office:value="0.0000009422514" calcext:value-type="float">
            <text:p>0.000000942251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00002224206" calcext:value-type="float">
            <text:p>0.000002224206</text:p>
          </table:table-cell>
          <table:table-cell office:value-type="float" office:value="0.0000008888804" calcext:value-type="float">
            <text:p>0.000000888880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0002097737" calcext:value-type="float">
            <text:p>0.000002097737</text:p>
          </table:table-cell>
          <table:table-cell office:value-type="float" office:value="0.000000838669" calcext:value-type="float">
            <text:p>0.00000083866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00001978894" calcext:value-type="float">
            <text:p>0.000001978894</text:p>
          </table:table-cell>
          <table:table-cell office:value-type="float" office:value="0.0000007914539" calcext:value-type="float">
            <text:p>0.000000791453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00001867268" calcext:value-type="float">
            <text:p>0.000001867268</text:p>
          </table:table-cell>
          <table:table-cell office:value-type="float" office:value="0.000000747077" calcext:value-type="float">
            <text:p>0.00000074707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001762465" calcext:value-type="float">
            <text:p>0.000001762465</text:p>
          </table:table-cell>
          <table:table-cell office:value-type="float" office:value="0.000000705386" calcext:value-type="float">
            <text:p>0.00000070538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9T16:43:02.175948239</dc:date>
    <meta:editing-duration>PT15H57M7S</meta:editing-duration>
    <meta:editing-cycles>5</meta:editing-cycles>
    <meta:generator>LibreOffice/7.3.7.2$Linux_X86_64 LibreOffice_project/30$Build-2</meta:generator>
    <meta:document-statistic meta:table-count="1" meta:cell-count="204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344cm" svg:height="6.564cm" xlink:href=".." xlink:type="simple" chart:class="chart:line" chart:style-name="ch1">
        <chart:legend chart:legend-position="end" svg:x="8.202cm" svg:y="2.306cm" style:legend-expansion="high" chart:style-name="ch2"/>
        <chart:plot-area chart:style-name="ch3" table:cell-range-address="lin2012xyz10e_5_7sf.N1:lin2012xyz10e_5_7sf.N14 lin2012xyz10e_5_7sf.A1:lin2012xyz10e_5_7sf.D441" chart:data-source-has-labels="column" svg:x="0.206cm" svg:y="0.131cm" svg:width="7.79cm" svg:height="6.302cm">
          <chart:coordinate-region svg:x="0.953cm" svg:y="0.33cm" svg:width="7.03cm" svg:height="5.151cm"/>
          <chart:axis chart:dimension="x" chart:name="primary-x" chart:style-name="ch4" chartooo:axis-type="auto">
            <chartooo:date-scale/>
            <chart:categories table:cell-range-address="lin2012xyz10e_5_7sf.N1:lin2012xyz10e_5_7sf.N14 lin2012xyz10e_5_7sf.A1:lin2012xyz10e_5_7sf.A4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n2012xyz10e_5_7sf.B1:lin2012xyz10e_5_7sf.B441" chart:class="chart:line">
            <chart:data-point chart:repeated="441"/>
          </chart:series>
          <chart:series chart:style-name="ch7" chart:values-cell-range-address="lin2012xyz10e_5_7sf.C1:lin2012xyz10e_5_7sf.C441" chart:class="chart:line">
            <chart:data-point chart:repeated="441"/>
          </chart:series>
          <chart:series chart:style-name="ch8" chart:values-cell-range-address="lin2012xyz10e_5_7sf.D1:lin2012xyz10e_5_7sf.D441" chart:class="chart:line">
            <chart:data-point chart:repeated="4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lin2012xyz10e_5_7sf.N1:lin2012xyz10e_5_7sf.N14 lin2012xyz10e_5_7sf.A1:lin2012xyz10e_5_7sf.A441</svg:desc>
                </draw:g>
              </table:table-cell>
              <table:table-cell office:value-type="float" office:value="0.003769647">
                <text:p>0.003769647</text:p>
                <draw:g>
                  <svg:desc>lin2012xyz10e_5_7sf.B1:lin2012xyz10e_5_7sf.B441</svg:desc>
                </draw:g>
              </table:table-cell>
              <table:table-cell office:value-type="float" office:value="0.0004146161">
                <text:p>0.0004146161</text:p>
                <draw:g>
                  <svg:desc>lin2012xyz10e_5_7sf.C1:lin2012xyz10e_5_7sf.C441</svg:desc>
                </draw:g>
              </table:table-cell>
              <table:table-cell office:value-type="float" office:value="0.0184726">
                <text:p>0.0184726</text:p>
                <draw:g>
                  <svg:desc>lin2012xyz10e_5_7sf.D1:lin2012xyz10e_5_7sf.D441</svg:desc>
                </draw:g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004532416">
                <text:p>0.004532416</text:p>
              </table:table-cell>
              <table:table-cell office:value-type="float" office:value="0.0005028333">
                <text:p>0.0005028333</text:p>
              </table:table-cell>
              <table:table-cell office:value-type="float" office:value="0.02221101">
                <text:p>0.02221101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005446553">
                <text:p>0.005446553</text:p>
              </table:table-cell>
              <table:table-cell office:value-type="float" office:value="0.0006084991">
                <text:p>0.0006084991</text:p>
              </table:table-cell>
              <table:table-cell office:value-type="float" office:value="0.02669819">
                <text:p>0.02669819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006538868">
                <text:p>0.006538868</text:p>
              </table:table-cell>
              <table:table-cell office:value-type="float" office:value="0.0007344436">
                <text:p>0.0007344436</text:p>
              </table:table-cell>
              <table:table-cell office:value-type="float" office:value="0.03206937">
                <text:p>0.03206937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007839699">
                <text:p>0.007839699</text:p>
              </table:table-cell>
              <table:table-cell office:value-type="float" office:value="0.0008837389">
                <text:p>0.0008837389</text:p>
              </table:table-cell>
              <table:table-cell office:value-type="float" office:value="0.03847832">
                <text:p>0.0384783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09382967">
                <text:p>0.009382967</text:p>
              </table:table-cell>
              <table:table-cell office:value-type="float" office:value="0.001059646">
                <text:p>0.001059646</text:p>
              </table:table-cell>
              <table:table-cell office:value-type="float" office:value="0.04609784">
                <text:p>0.04609784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01120608">
                <text:p>0.01120608</text:p>
              </table:table-cell>
              <table:table-cell office:value-type="float" office:value="0.001265532">
                <text:p>0.001265532</text:p>
              </table:table-cell>
              <table:table-cell office:value-type="float" office:value="0.05511953">
                <text:p>0.05511953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01334965">
                <text:p>0.01334965</text:p>
              </table:table-cell>
              <table:table-cell office:value-type="float" office:value="0.001504753">
                <text:p>0.001504753</text:p>
              </table:table-cell>
              <table:table-cell office:value-type="float" office:value="0.06575257">
                <text:p>0.06575257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158569">
                <text:p>0.0158569</text:p>
              </table:table-cell>
              <table:table-cell office:value-type="float" office:value="0.001780493">
                <text:p>0.001780493</text:p>
              </table:table-cell>
              <table:table-cell office:value-type="float" office:value="0.07822113">
                <text:p>0.07822113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01877286">
                <text:p>0.01877286</text:p>
              </table:table-cell>
              <table:table-cell office:value-type="float" office:value="0.002095572">
                <text:p>0.002095572</text:p>
              </table:table-cell>
              <table:table-cell office:value-type="float" office:value="0.09276013">
                <text:p>0.0927601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02214302">
                <text:p>0.02214302</text:p>
              </table:table-cell>
              <table:table-cell office:value-type="float" office:value="0.002452194">
                <text:p>0.002452194</text:p>
              </table:table-cell>
              <table:table-cell office:value-type="float" office:value="0.109609">
                <text:p>0.109609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02601285">
                <text:p>0.02601285</text:p>
              </table:table-cell>
              <table:table-cell office:value-type="float" office:value="0.002852216">
                <text:p>0.002852216</text:p>
              </table:table-cell>
              <table:table-cell office:value-type="float" office:value="0.1290077">
                <text:p>0.1290077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03043036">
                <text:p>0.03043036</text:p>
              </table:table-cell>
              <table:table-cell office:value-type="float" office:value="0.003299115">
                <text:p>0.003299115</text:p>
              </table:table-cell>
              <table:table-cell office:value-type="float" office:value="0.1512047">
                <text:p>0.1512047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03544325">
                <text:p>0.03544325</text:p>
              </table:table-cell>
              <table:table-cell office:value-type="float" office:value="0.003797466">
                <text:p>0.003797466</text:p>
              </table:table-cell>
              <table:table-cell office:value-type="float" office:value="0.1764441">
                <text:p>0.176444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410964">
                <text:p>0.0410964</text:p>
              </table:table-cell>
              <table:table-cell office:value-type="float" office:value="0.004352768">
                <text:p>0.004352768</text:p>
              </table:table-cell>
              <table:table-cell office:value-type="float" office:value="0.2049517">
                <text:p>0.2049517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04742986">
                <text:p>0.04742986</text:p>
              </table:table-cell>
              <table:table-cell office:value-type="float" office:value="0.004971717">
                <text:p>0.004971717</text:p>
              </table:table-cell>
              <table:table-cell office:value-type="float" office:value="0.2369246">
                <text:p>0.2369246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05447394">
                <text:p>0.05447394</text:p>
              </table:table-cell>
              <table:table-cell office:value-type="float" office:value="0.005661014">
                <text:p>0.005661014</text:p>
              </table:table-cell>
              <table:table-cell office:value-type="float" office:value="0.2725123">
                <text:p>0.2725123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06223612">
                <text:p>0.06223612</text:p>
              </table:table-cell>
              <table:table-cell office:value-type="float" office:value="0.006421615">
                <text:p>0.006421615</text:p>
              </table:table-cell>
              <table:table-cell office:value-type="float" office:value="0.311782">
                <text:p>0.311782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07070048">
                <text:p>0.07070048</text:p>
              </table:table-cell>
              <table:table-cell office:value-type="float" office:value="0.007250312">
                <text:p>0.007250312</text:p>
              </table:table-cell>
              <table:table-cell office:value-type="float" office:value="0.3547064">
                <text:p>0.3547064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07982513">
                <text:p>0.07982513</text:p>
              </table:table-cell>
              <table:table-cell office:value-type="float" office:value="0.008140173">
                <text:p>0.008140173</text:p>
              </table:table-cell>
              <table:table-cell office:value-type="float" office:value="0.4011473">
                <text:p>0.4011473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08953803">
                <text:p>0.08953803</text:p>
              </table:table-cell>
              <table:table-cell office:value-type="float" office:value="0.00907986">
                <text:p>0.00907986</text:p>
              </table:table-cell>
              <table:table-cell office:value-type="float" office:value="0.4508369">
                <text:p>0.4508369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09974848">
                <text:p>0.09974848</text:p>
              </table:table-cell>
              <table:table-cell office:value-type="float" office:value="0.01005608">
                <text:p>0.01005608</text:p>
              </table:table-cell>
              <table:table-cell office:value-type="float" office:value="0.5034164">
                <text:p>0.5034164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1104019">
                <text:p>0.1104019</text:p>
              </table:table-cell>
              <table:table-cell office:value-type="float" office:value="0.01106456">
                <text:p>0.01106456</text:p>
              </table:table-cell>
              <table:table-cell office:value-type="float" office:value="0.5586361">
                <text:p>0.5586361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1214566">
                <text:p>0.1214566</text:p>
              </table:table-cell>
              <table:table-cell office:value-type="float" office:value="0.01210522">
                <text:p>0.01210522</text:p>
              </table:table-cell>
              <table:table-cell office:value-type="float" office:value="0.6162734">
                <text:p>0.616273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328741">
                <text:p>0.1328741</text:p>
              </table:table-cell>
              <table:table-cell office:value-type="float" office:value="0.01318014">
                <text:p>0.01318014</text:p>
              </table:table-cell>
              <table:table-cell office:value-type="float" office:value="0.6760982">
                <text:p>0.6760982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1446214">
                <text:p>0.1446214</text:p>
              </table:table-cell>
              <table:table-cell office:value-type="float" office:value="0.01429377">
                <text:p>0.01429377</text:p>
              </table:table-cell>
              <table:table-cell office:value-type="float" office:value="0.7378822">
                <text:p>0.7378822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1566468">
                <text:p>0.1566468</text:p>
              </table:table-cell>
              <table:table-cell office:value-type="float" office:value="0.01545004">
                <text:p>0.01545004</text:p>
              </table:table-cell>
              <table:table-cell office:value-type="float" office:value="0.8013019">
                <text:p>0.8013019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1687901">
                <text:p>0.1687901</text:p>
              </table:table-cell>
              <table:table-cell office:value-type="float" office:value="0.01664093">
                <text:p>0.01664093</text:p>
              </table:table-cell>
              <table:table-cell office:value-type="float" office:value="0.8655573">
                <text:p>0.8655573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1808328">
                <text:p>0.1808328</text:p>
              </table:table-cell>
              <table:table-cell office:value-type="float" office:value="0.01785302">
                <text:p>0.01785302</text:p>
              </table:table-cell>
              <table:table-cell office:value-type="float" office:value="0.9295791">
                <text:p>0.9295791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1925216">
                <text:p>0.1925216</text:p>
              </table:table-cell>
              <table:table-cell office:value-type="float" office:value="0.01907018">
                <text:p>0.01907018</text:p>
              </table:table-cell>
              <table:table-cell office:value-type="float" office:value="0.9921293">
                <text:p>0.9921293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2035729">
                <text:p>0.2035729</text:p>
              </table:table-cell>
              <table:table-cell office:value-type="float" office:value="0.02027369">
                <text:p>0.02027369</text:p>
              </table:table-cell>
              <table:table-cell office:value-type="float" office:value="1.051821">
                <text:p>1.051821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2137531">
                <text:p>0.2137531</text:p>
              </table:table-cell>
              <table:table-cell office:value-type="float" office:value="0.02144805">
                <text:p>0.02144805</text:p>
              </table:table-cell>
              <table:table-cell office:value-type="float" office:value="1.107509">
                <text:p>1.107509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2231348">
                <text:p>0.2231348</text:p>
              </table:table-cell>
              <table:table-cell office:value-type="float" office:value="0.02260041">
                <text:p>0.02260041</text:p>
              </table:table-cell>
              <table:table-cell office:value-type="float" office:value="1.159527">
                <text:p>1.159527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2319245">
                <text:p>0.2319245</text:p>
              </table:table-cell>
              <table:table-cell office:value-type="float" office:value="0.02374789">
                <text:p>0.02374789</text:p>
              </table:table-cell>
              <table:table-cell office:value-type="float" office:value="1.208869">
                <text:p>1.20886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2403892">
                <text:p>0.2403892</text:p>
              </table:table-cell>
              <table:table-cell office:value-type="float" office:value="0.02491247">
                <text:p>0.02491247</text:p>
              </table:table-cell>
              <table:table-cell office:value-type="float" office:value="1.256834">
                <text:p>1.256834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2488523">
                <text:p>0.2488523</text:p>
              </table:table-cell>
              <table:table-cell office:value-type="float" office:value="0.02612106">
                <text:p>0.02612106</text:p>
              </table:table-cell>
              <table:table-cell office:value-type="float" office:value="1.305008">
                <text:p>1.305008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2575896">
                <text:p>0.2575896</text:p>
              </table:table-cell>
              <table:table-cell office:value-type="float" office:value="0.02739923">
                <text:p>0.02739923</text:p>
              </table:table-cell>
              <table:table-cell office:value-type="float" office:value="1.354758">
                <text:p>1.354758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2664991">
                <text:p>0.2664991</text:p>
              </table:table-cell>
              <table:table-cell office:value-type="float" office:value="0.02874993">
                <text:p>0.02874993</text:p>
              </table:table-cell>
              <table:table-cell office:value-type="float" office:value="1.405594">
                <text:p>1.405594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2753532">
                <text:p>0.2753532</text:p>
              </table:table-cell>
              <table:table-cell office:value-type="float" office:value="0.03016909">
                <text:p>0.03016909</text:p>
              </table:table-cell>
              <table:table-cell office:value-type="float" office:value="1.456414">
                <text:p>1.456414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2838921">
                <text:p>0.2838921</text:p>
              </table:table-cell>
              <table:table-cell office:value-type="float" office:value="0.03165145">
                <text:p>0.03165145</text:p>
              </table:table-cell>
              <table:table-cell office:value-type="float" office:value="1.50596">
                <text:p>1.50596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2918246">
                <text:p>0.2918246</text:p>
              </table:table-cell>
              <table:table-cell office:value-type="float" office:value="0.03319038">
                <text:p>0.03319038</text:p>
              </table:table-cell>
              <table:table-cell office:value-type="float" office:value="1.552826">
                <text:p>1.552826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29892">
                <text:p>0.29892</text:p>
              </table:table-cell>
              <table:table-cell office:value-type="float" office:value="0.03477912">
                <text:p>0.03477912</text:p>
              </table:table-cell>
              <table:table-cell office:value-type="float" office:value="1.595902">
                <text:p>1.595902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3052993">
                <text:p>0.3052993</text:p>
              </table:table-cell>
              <table:table-cell office:value-type="float" office:value="0.03641495">
                <text:p>0.03641495</text:p>
              </table:table-cell>
              <table:table-cell office:value-type="float" office:value="1.635768">
                <text:p>1.635768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3112031">
                <text:p>0.3112031</text:p>
              </table:table-cell>
              <table:table-cell office:value-type="float" office:value="0.03809569">
                <text:p>0.03809569</text:p>
              </table:table-cell>
              <table:table-cell office:value-type="float" office:value="1.673573">
                <text:p>1.67357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3169047">
                <text:p>0.3169047</text:p>
              </table:table-cell>
              <table:table-cell office:value-type="float" office:value="0.03981843">
                <text:p>0.03981843</text:p>
              </table:table-cell>
              <table:table-cell office:value-type="float" office:value="1.710604">
                <text:p>1.710604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3227087">
                <text:p>0.3227087</text:p>
              </table:table-cell>
              <table:table-cell office:value-type="float" office:value="0.0415794">
                <text:p>0.0415794</text:p>
              </table:table-cell>
              <table:table-cell office:value-type="float" office:value="1.74828">
                <text:p>1.74828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3288194">
                <text:p>0.3288194</text:p>
              </table:table-cell>
              <table:table-cell office:value-type="float" office:value="0.04337098">
                <text:p>0.04337098</text:p>
              </table:table-cell>
              <table:table-cell office:value-type="float" office:value="1.787504">
                <text:p>1.787504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3349242">
                <text:p>0.3349242</text:p>
              </table:table-cell>
              <table:table-cell office:value-type="float" office:value="0.0451718">
                <text:p>0.0451718</text:p>
              </table:table-cell>
              <table:table-cell office:value-type="float" office:value="1.826609">
                <text:p>1.826609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3405452">
                <text:p>0.3405452</text:p>
              </table:table-cell>
              <table:table-cell office:value-type="float" office:value="0.0469542">
                <text:p>0.0469542</text:p>
              </table:table-cell>
              <table:table-cell office:value-type="float" office:value="1.863108">
                <text:p>1.863108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3451688">
                <text:p>0.3451688</text:p>
              </table:table-cell>
              <table:table-cell office:value-type="float" office:value="0.04868718">
                <text:p>0.04868718</text:p>
              </table:table-cell>
              <table:table-cell office:value-type="float" office:value="1.894332">
                <text:p>1.894332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3482554">
                <text:p>0.3482554</text:p>
              </table:table-cell>
              <table:table-cell office:value-type="float" office:value="0.05033657">
                <text:p>0.05033657</text:p>
              </table:table-cell>
              <table:table-cell office:value-type="float" office:value="1.917479">
                <text:p>1.917479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3494153">
                <text:p>0.3494153</text:p>
              </table:table-cell>
              <table:table-cell office:value-type="float" office:value="0.05187611">
                <text:p>0.05187611</text:p>
              </table:table-cell>
              <table:table-cell office:value-type="float" office:value="1.930529">
                <text:p>1.930529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3489075">
                <text:p>0.3489075</text:p>
              </table:table-cell>
              <table:table-cell office:value-type="float" office:value="0.05332218">
                <text:p>0.05332218</text:p>
              </table:table-cell>
              <table:table-cell office:value-type="float" office:value="1.934819">
                <text:p>1.934819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3471746">
                <text:p>0.3471746</text:p>
              </table:table-cell>
              <table:table-cell office:value-type="float" office:value="0.05470603">
                <text:p>0.05470603</text:p>
              </table:table-cell>
              <table:table-cell office:value-type="float" office:value="1.93265">
                <text:p>1.9326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3446705">
                <text:p>0.3446705</text:p>
              </table:table-cell>
              <table:table-cell office:value-type="float" office:value="0.05606335">
                <text:p>0.05606335</text:p>
              </table:table-cell>
              <table:table-cell office:value-type="float" office:value="1.926395">
                <text:p>1.926395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3418483">
                <text:p>0.3418483</text:p>
              </table:table-cell>
              <table:table-cell office:value-type="float" office:value="0.05743393">
                <text:p>0.05743393</text:p>
              </table:table-cell>
              <table:table-cell office:value-type="float" office:value="1.918437">
                <text:p>1.918437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339024">
                <text:p>0.339024</text:p>
              </table:table-cell>
              <table:table-cell office:value-type="float" office:value="0.05885107">
                <text:p>0.05885107</text:p>
              </table:table-cell>
              <table:table-cell office:value-type="float" office:value="1.91043">
                <text:p>1.91043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3359926">
                <text:p>0.3359926</text:p>
              </table:table-cell>
              <table:table-cell office:value-type="float" office:value="0.06030809">
                <text:p>0.06030809</text:p>
              </table:table-cell>
              <table:table-cell office:value-type="float" office:value="1.901224">
                <text:p>1.90122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3324276">
                <text:p>0.3324276</text:p>
              </table:table-cell>
              <table:table-cell office:value-type="float" office:value="0.06178644">
                <text:p>0.06178644</text:p>
              </table:table-cell>
              <table:table-cell office:value-type="float" office:value="1.889">
                <text:p>1.889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3280157">
                <text:p>0.3280157</text:p>
              </table:table-cell>
              <table:table-cell office:value-type="float" office:value="0.0632657">
                <text:p>0.0632657</text:p>
              </table:table-cell>
              <table:table-cell office:value-type="float" office:value="1.871996">
                <text:p>1.871996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3224637">
                <text:p>0.3224637</text:p>
              </table:table-cell>
              <table:table-cell office:value-type="float" office:value="0.06472352">
                <text:p>0.06472352</text:p>
              </table:table-cell>
              <table:table-cell office:value-type="float" office:value="1.848545">
                <text:p>1.848545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3156225">
                <text:p>0.3156225</text:p>
              </table:table-cell>
              <table:table-cell office:value-type="float" office:value="0.06614749">
                <text:p>0.06614749</text:p>
              </table:table-cell>
              <table:table-cell office:value-type="float" office:value="1.817792">
                <text:p>1.817792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3078201">
                <text:p>0.3078201</text:p>
              </table:table-cell>
              <table:table-cell office:value-type="float" office:value="0.06757256">
                <text:p>0.06757256</text:p>
              </table:table-cell>
              <table:table-cell office:value-type="float" office:value="1.781627">
                <text:p>1.781627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2994771">
                <text:p>0.2994771</text:p>
              </table:table-cell>
              <table:table-cell office:value-type="float" office:value="0.06904928">
                <text:p>0.06904928</text:p>
              </table:table-cell>
              <table:table-cell office:value-type="float" office:value="1.742514">
                <text:p>1.74251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2909776">
                <text:p>0.2909776</text:p>
              </table:table-cell>
              <table:table-cell office:value-type="float" office:value="0.0706328">
                <text:p>0.0706328</text:p>
              </table:table-cell>
              <table:table-cell office:value-type="float" office:value="1.702749">
                <text:p>1.702749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2826646">
                <text:p>0.2826646</text:p>
              </table:table-cell>
              <table:table-cell office:value-type="float" office:value="0.07238339">
                <text:p>0.07238339</text:p>
              </table:table-cell>
              <table:table-cell office:value-type="float" office:value="1.664439">
                <text:p>1.664439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2747962">
                <text:p>0.2747962</text:p>
              </table:table-cell>
              <table:table-cell office:value-type="float" office:value="0.0743596">
                <text:p>0.0743596</text:p>
              </table:table-cell>
              <table:table-cell office:value-type="float" office:value="1.629207">
                <text:p>1.629207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2674312">
                <text:p>0.2674312</text:p>
              </table:table-cell>
              <table:table-cell office:value-type="float" office:value="0.07659383">
                <text:p>0.07659383</text:p>
              </table:table-cell>
              <table:table-cell office:value-type="float" office:value="1.59736">
                <text:p>1.59736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2605847">
                <text:p>0.2605847</text:p>
              </table:table-cell>
              <table:table-cell office:value-type="float" office:value="0.07911436">
                <text:p>0.07911436</text:p>
              </table:table-cell>
              <table:table-cell office:value-type="float" office:value="1.568896">
                <text:p>1.568896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2542749">
                <text:p>0.2542749</text:p>
              </table:table-cell>
              <table:table-cell office:value-type="float" office:value="0.08195345">
                <text:p>0.08195345</text:p>
              </table:table-cell>
              <table:table-cell office:value-type="float" office:value="1.543823">
                <text:p>1.543823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2485254">
                <text:p>0.2485254</text:p>
              </table:table-cell>
              <table:table-cell office:value-type="float" office:value="0.08514816">
                <text:p>0.08514816</text:p>
              </table:table-cell>
              <table:table-cell office:value-type="float" office:value="1.522157">
                <text:p>1.522157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2433039">
                <text:p>0.2433039</text:p>
              </table:table-cell>
              <table:table-cell office:value-type="float" office:value="0.08872657">
                <text:p>0.08872657</text:p>
              </table:table-cell>
              <table:table-cell office:value-type="float" office:value="1.503611">
                <text:p>1.503611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2383414">
                <text:p>0.2383414</text:p>
              </table:table-cell>
              <table:table-cell office:value-type="float" office:value="0.09266008">
                <text:p>0.09266008</text:p>
              </table:table-cell>
              <table:table-cell office:value-type="float" office:value="1.486673">
                <text:p>1.486673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2333253">
                <text:p>0.2333253</text:p>
              </table:table-cell>
              <table:table-cell office:value-type="float" office:value="0.09689723">
                <text:p>0.09689723</text:p>
              </table:table-cell>
              <table:table-cell office:value-type="float" office:value="1.469595">
                <text:p>1.46959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2279619">
                <text:p>0.2279619</text:p>
              </table:table-cell>
              <table:table-cell office:value-type="float" office:value="0.1013746">
                <text:p>0.1013746</text:p>
              </table:table-cell>
              <table:table-cell office:value-type="float" office:value="1.450709">
                <text:p>1.450709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2219781">
                <text:p>0.2219781</text:p>
              </table:table-cell>
              <table:table-cell office:value-type="float" office:value="0.1060145">
                <text:p>0.1060145</text:p>
              </table:table-cell>
              <table:table-cell office:value-type="float" office:value="1.42844">
                <text:p>1.42844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2151735">
                <text:p>0.2151735</text:p>
              </table:table-cell>
              <table:table-cell office:value-type="float" office:value="0.1107377">
                <text:p>0.1107377</text:p>
              </table:table-cell>
              <table:table-cell office:value-type="float" office:value="1.401587">
                <text:p>1.401587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2075619">
                <text:p>0.2075619</text:p>
              </table:table-cell>
              <table:table-cell office:value-type="float" office:value="0.1155111">
                <text:p>0.1155111</text:p>
              </table:table-cell>
              <table:table-cell office:value-type="float" office:value="1.370094">
                <text:p>1.370094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1992183">
                <text:p>0.1992183</text:p>
              </table:table-cell>
              <table:table-cell office:value-type="float" office:value="0.1203122">
                <text:p>0.1203122</text:p>
              </table:table-cell>
              <table:table-cell office:value-type="float" office:value="1.33422">
                <text:p>1.33422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190229">
                <text:p>0.190229</text:p>
              </table:table-cell>
              <table:table-cell office:value-type="float" office:value="0.1251161">
                <text:p>0.1251161</text:p>
              </table:table-cell>
              <table:table-cell office:value-type="float" office:value="1.294275">
                <text:p>1.294275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1806905">
                <text:p>0.1806905</text:p>
              </table:table-cell>
              <table:table-cell office:value-type="float" office:value="0.1298957">
                <text:p>0.1298957</text:p>
              </table:table-cell>
              <table:table-cell office:value-type="float" office:value="1.25061">
                <text:p>1.25061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1707154">
                <text:p>0.1707154</text:p>
              </table:table-cell>
              <table:table-cell office:value-type="float" office:value="0.1346299">
                <text:p>0.1346299</text:p>
              </table:table-cell>
              <table:table-cell office:value-type="float" office:value="1.203696">
                <text:p>1.203696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1604471">
                <text:p>0.1604471</text:p>
              </table:table-cell>
              <table:table-cell office:value-type="float" office:value="0.1393309">
                <text:p>0.1393309</text:p>
              </table:table-cell>
              <table:table-cell office:value-type="float" office:value="1.154316">
                <text:p>1.154316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1500244">
                <text:p>0.1500244</text:p>
              </table:table-cell>
              <table:table-cell office:value-type="float" office:value="0.1440235">
                <text:p>0.1440235</text:p>
              </table:table-cell>
              <table:table-cell office:value-type="float" office:value="1.103284">
                <text:p>1.10328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1395705">
                <text:p>0.1395705</text:p>
              </table:table-cell>
              <table:table-cell office:value-type="float" office:value="0.1487372">
                <text:p>0.1487372</text:p>
              </table:table-cell>
              <table:table-cell office:value-type="float" office:value="1.051347">
                <text:p>1.051347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129192">
                <text:p>0.129192</text:p>
              </table:table-cell>
              <table:table-cell office:value-type="float" office:value="0.1535066">
                <text:p>0.1535066</text:p>
              </table:table-cell>
              <table:table-cell office:value-type="float" office:value="0.9991789">
                <text:p>0.9991789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1189859">
                <text:p>0.1189859</text:p>
              </table:table-cell>
              <table:table-cell office:value-type="float" office:value="0.1583644">
                <text:p>0.1583644</text:p>
              </table:table-cell>
              <table:table-cell office:value-type="float" office:value="0.9473958">
                <text:p>0.9473958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1090615">
                <text:p>0.1090615</text:p>
              </table:table-cell>
              <table:table-cell office:value-type="float" office:value="0.1633199">
                <text:p>0.1633199</text:p>
              </table:table-cell>
              <table:table-cell office:value-type="float" office:value="0.8966222">
                <text:p>0.8966222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09951424">
                <text:p>0.09951424</text:p>
              </table:table-cell>
              <table:table-cell office:value-type="float" office:value="0.1683761">
                <text:p>0.1683761</text:p>
              </table:table-cell>
              <table:table-cell office:value-type="float" office:value="0.8473981">
                <text:p>0.8473981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0904185">
                <text:p>0.0904185</text:p>
              </table:table-cell>
              <table:table-cell office:value-type="float" office:value="0.1735365">
                <text:p>0.1735365</text:p>
              </table:table-cell>
              <table:table-cell office:value-type="float" office:value="0.8001576">
                <text:p>0.8001576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08182895">
                <text:p>0.08182895</text:p>
              </table:table-cell>
              <table:table-cell office:value-type="float" office:value="0.1788048">
                <text:p>0.1788048</text:p>
              </table:table-cell>
              <table:table-cell office:value-type="float" office:value="0.7552379">
                <text:p>0.7552379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07376817">
                <text:p>0.07376817</text:p>
              </table:table-cell>
              <table:table-cell office:value-type="float" office:value="0.1841819">
                <text:p>0.1841819</text:p>
              </table:table-cell>
              <table:table-cell office:value-type="float" office:value="0.7127879">
                <text:p>0.7127879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06619477">
                <text:p>0.06619477</text:p>
              </table:table-cell>
              <table:table-cell office:value-type="float" office:value="0.1896559">
                <text:p>0.1896559</text:p>
              </table:table-cell>
              <table:table-cell office:value-type="float" office:value="0.6725198">
                <text:p>0.6725198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0590638">
                <text:p>0.0590638</text:p>
              </table:table-cell>
              <table:table-cell office:value-type="float" office:value="0.1952101">
                <text:p>0.1952101</text:p>
              </table:table-cell>
              <table:table-cell office:value-type="float" office:value="0.6340976">
                <text:p>0.634097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5234242">
                <text:p>0.05234242</text:p>
              </table:table-cell>
              <table:table-cell office:value-type="float" office:value="0.2008259">
                <text:p>0.2008259</text:p>
              </table:table-cell>
              <table:table-cell office:value-type="float" office:value="0.5972433">
                <text:p>0.5972433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04600865">
                <text:p>0.04600865</text:p>
              </table:table-cell>
              <table:table-cell office:value-type="float" office:value="0.2064828">
                <text:p>0.2064828</text:p>
              </table:table-cell>
              <table:table-cell office:value-type="float" office:value="0.5617313">
                <text:p>0.5617313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04006154">
                <text:p>0.04006154</text:p>
              </table:table-cell>
              <table:table-cell office:value-type="float" office:value="0.2121826">
                <text:p>0.2121826</text:p>
              </table:table-cell>
              <table:table-cell office:value-type="float" office:value="0.5274921">
                <text:p>0.5274921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03454373">
                <text:p>0.03454373</text:p>
              </table:table-cell>
              <table:table-cell office:value-type="float" office:value="0.2180279">
                <text:p>0.2180279</text:p>
              </table:table-cell>
              <table:table-cell office:value-type="float" office:value="0.4948809">
                <text:p>0.4948809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02949091">
                <text:p>0.02949091</text:p>
              </table:table-cell>
              <table:table-cell office:value-type="float" office:value="0.2241586">
                <text:p>0.2241586</text:p>
              </table:table-cell>
              <table:table-cell office:value-type="float" office:value="0.4642586">
                <text:p>0.4642586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0249214">
                <text:p>0.0249214</text:p>
              </table:table-cell>
              <table:table-cell office:value-type="float" office:value="0.2307302">
                <text:p>0.2307302</text:p>
              </table:table-cell>
              <table:table-cell office:value-type="float" office:value="0.4358841">
                <text:p>0.4358841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02083981">
                <text:p>0.02083981</text:p>
              </table:table-cell>
              <table:table-cell office:value-type="float" office:value="0.237916">
                <text:p>0.237916</text:p>
              </table:table-cell>
              <table:table-cell office:value-type="float" office:value="0.4099313">
                <text:p>0.4099313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01723591">
                <text:p>0.01723591</text:p>
              </table:table-cell>
              <table:table-cell office:value-type="float" office:value="0.2458706">
                <text:p>0.2458706</text:p>
              </table:table-cell>
              <table:table-cell office:value-type="float" office:value="0.3864261">
                <text:p>0.3864261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01407924">
                <text:p>0.01407924</text:p>
              </table:table-cell>
              <table:table-cell office:value-type="float" office:value="0.2546023">
                <text:p>0.2546023</text:p>
              </table:table-cell>
              <table:table-cell office:value-type="float" office:value="0.3650566">
                <text:p>0.3650566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01134516">
                <text:p>0.01134516</text:p>
              </table:table-cell>
              <table:table-cell office:value-type="float" office:value="0.264076">
                <text:p>0.264076</text:p>
              </table:table-cell>
              <table:table-cell office:value-type="float" office:value="0.3454812">
                <text:p>0.345481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9019658">
                <text:p>0.009019658</text:p>
              </table:table-cell>
              <table:table-cell office:value-type="float" office:value="0.274249">
                <text:p>0.274249</text:p>
              </table:table-cell>
              <table:table-cell office:value-type="float" office:value="0.3274095">
                <text:p>0.3274095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007097731">
                <text:p>0.007097731</text:p>
              </table:table-cell>
              <table:table-cell office:value-type="float" office:value="0.285068">
                <text:p>0.285068</text:p>
              </table:table-cell>
              <table:table-cell office:value-type="float" office:value="0.3105939">
                <text:p>0.3105939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005571145">
                <text:p>0.005571145</text:p>
              </table:table-cell>
              <table:table-cell office:value-type="float" office:value="0.2964837">
                <text:p>0.2964837</text:p>
              </table:table-cell>
              <table:table-cell office:value-type="float" office:value="0.2948102">
                <text:p>0.2948102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004394566">
                <text:p>0.004394566</text:p>
              </table:table-cell>
              <table:table-cell office:value-type="float" office:value="0.308501">
                <text:p>0.308501</text:p>
              </table:table-cell>
              <table:table-cell office:value-type="float" office:value="0.2798194">
                <text:p>0.2798194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003516303">
                <text:p>0.003516303</text:p>
              </table:table-cell>
              <table:table-cell office:value-type="float" office:value="0.3211393">
                <text:p>0.3211393</text:p>
              </table:table-cell>
              <table:table-cell office:value-type="float" office:value="0.26541">
                <text:p>0.26541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002887638">
                <text:p>0.002887638</text:p>
              </table:table-cell>
              <table:table-cell office:value-type="float" office:value="0.3344175">
                <text:p>0.3344175</text:p>
              </table:table-cell>
              <table:table-cell office:value-type="float" office:value="0.2514084">
                <text:p>0.2514084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002461588">
                <text:p>0.002461588</text:p>
              </table:table-cell>
              <table:table-cell office:value-type="float" office:value="0.3483536">
                <text:p>0.3483536</text:p>
              </table:table-cell>
              <table:table-cell office:value-type="float" office:value="0.2376753">
                <text:p>0.2376753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002206348">
                <text:p>0.002206348</text:p>
              </table:table-cell>
              <table:table-cell office:value-type="float" office:value="0.3629601">
                <text:p>0.3629601</text:p>
              </table:table-cell>
              <table:table-cell office:value-type="float" office:value="0.2241211">
                <text:p>0.2241211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002149559">
                <text:p>0.002149559</text:p>
              </table:table-cell>
              <table:table-cell office:value-type="float" office:value="0.3782275">
                <text:p>0.3782275</text:p>
              </table:table-cell>
              <table:table-cell office:value-type="float" office:value="0.2107484">
                <text:p>0.2107484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002337091">
                <text:p>0.002337091</text:p>
              </table:table-cell>
              <table:table-cell office:value-type="float" office:value="0.3941359">
                <text:p>0.3941359</text:p>
              </table:table-cell>
              <table:table-cell office:value-type="float" office:value="0.1975839">
                <text:p>0.197583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2818931">
                <text:p>0.002818931</text:p>
              </table:table-cell>
              <table:table-cell office:value-type="float" office:value="0.4106582">
                <text:p>0.4106582</text:p>
              </table:table-cell>
              <table:table-cell office:value-type="float" office:value="0.1846574">
                <text:p>0.1846574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003649178">
                <text:p>0.003649178</text:p>
              </table:table-cell>
              <table:table-cell office:value-type="float" office:value="0.4277595">
                <text:p>0.4277595</text:p>
              </table:table-cell>
              <table:table-cell office:value-type="float" office:value="0.1720018">
                <text:p>0.1720018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004891359">
                <text:p>0.004891359</text:p>
              </table:table-cell>
              <table:table-cell office:value-type="float" office:value="0.4453993">
                <text:p>0.4453993</text:p>
              </table:table-cell>
              <table:table-cell office:value-type="float" office:value="0.1596918">
                <text:p>0.1596918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006629364">
                <text:p>0.006629364</text:p>
              </table:table-cell>
              <table:table-cell office:value-type="float" office:value="0.4635396">
                <text:p>0.4635396</text:p>
              </table:table-cell>
              <table:table-cell office:value-type="float" office:value="0.1479415">
                <text:p>0.1479415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008942902">
                <text:p>0.008942902</text:p>
              </table:table-cell>
              <table:table-cell office:value-type="float" office:value="0.4821376">
                <text:p>0.4821376</text:p>
              </table:table-cell>
              <table:table-cell office:value-type="float" office:value="0.1369428">
                <text:p>0.1369428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01190224">
                <text:p>0.01190224</text:p>
              </table:table-cell>
              <table:table-cell office:value-type="float" office:value="0.501143">
                <text:p>0.501143</text:p>
              </table:table-cell>
              <table:table-cell office:value-type="float" office:value="0.1268279">
                <text:p>0.1268279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01556989">
                <text:p>0.01556989</text:p>
              </table:table-cell>
              <table:table-cell office:value-type="float" office:value="0.5204972">
                <text:p>0.5204972</text:p>
              </table:table-cell>
              <table:table-cell office:value-type="float" office:value="0.1176796">
                <text:p>0.1176796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01997668">
                <text:p>0.01997668</text:p>
              </table:table-cell>
              <table:table-cell office:value-type="float" office:value="0.5401387">
                <text:p>0.5401387</text:p>
              </table:table-cell>
              <table:table-cell office:value-type="float" office:value="0.109497">
                <text:p>0.109497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02504698">
                <text:p>0.02504698</text:p>
              </table:table-cell>
              <table:table-cell office:value-type="float" office:value="0.5600208">
                <text:p>0.5600208</text:p>
              </table:table-cell>
              <table:table-cell office:value-type="float" office:value="0.1020943">
                <text:p>0.1020943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0306753">
                <text:p>0.0306753</text:p>
              </table:table-cell>
              <table:table-cell office:value-type="float" office:value="0.5800972">
                <text:p>0.5800972</text:p>
              </table:table-cell>
              <table:table-cell office:value-type="float" office:value="0.09527993">
                <text:p>0.0952799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3674999">
                <text:p>0.03674999</text:p>
              </table:table-cell>
              <table:table-cell office:value-type="float" office:value="0.6003172">
                <text:p>0.6003172</text:p>
              </table:table-cell>
              <table:table-cell office:value-type="float" office:value="0.08890075">
                <text:p>0.08890075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04315171">
                <text:p>0.04315171</text:p>
              </table:table-cell>
              <table:table-cell office:value-type="float" office:value="0.6206256">
                <text:p>0.6206256</text:p>
              </table:table-cell>
              <table:table-cell office:value-type="float" office:value="0.08283548">
                <text:p>0.08283548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04978584">
                <text:p>0.04978584</text:p>
              </table:table-cell>
              <table:table-cell office:value-type="float" office:value="0.6409398">
                <text:p>0.6409398</text:p>
              </table:table-cell>
              <table:table-cell office:value-type="float" office:value="0.07700982">
                <text:p>0.07700982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05668554">
                <text:p>0.05668554</text:p>
              </table:table-cell>
              <table:table-cell office:value-type="float" office:value="0.6610772">
                <text:p>0.6610772</text:p>
              </table:table-cell>
              <table:table-cell office:value-type="float" office:value="0.07144001">
                <text:p>0.07144001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06391651">
                <text:p>0.06391651</text:p>
              </table:table-cell>
              <table:table-cell office:value-type="float" office:value="0.6808134">
                <text:p>0.6808134</text:p>
              </table:table-cell>
              <table:table-cell office:value-type="float" office:value="0.06615436">
                <text:p>0.06615436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07154352">
                <text:p>0.07154352</text:p>
              </table:table-cell>
              <table:table-cell office:value-type="float" office:value="0.6999044">
                <text:p>0.6999044</text:p>
              </table:table-cell>
              <table:table-cell office:value-type="float" office:value="0.06117199">
                <text:p>0.06117199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07962917">
                <text:p>0.07962917</text:p>
              </table:table-cell>
              <table:table-cell office:value-type="float" office:value="0.718089">
                <text:p>0.718089</text:p>
              </table:table-cell>
              <table:table-cell office:value-type="float" office:value="0.05650407">
                <text:p>0.05650407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08821473">
                <text:p>0.08821473</text:p>
              </table:table-cell>
              <table:table-cell office:value-type="float" office:value="0.7351593">
                <text:p>0.7351593</text:p>
              </table:table-cell>
              <table:table-cell office:value-type="float" office:value="0.05215121">
                <text:p>0.05215121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09726978">
                <text:p>0.09726978</text:p>
              </table:table-cell>
              <table:table-cell office:value-type="float" office:value="0.7511821">
                <text:p>0.7511821</text:p>
              </table:table-cell>
              <table:table-cell office:value-type="float" office:value="0.04809566">
                <text:p>0.04809566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1067504">
                <text:p>0.1067504</text:p>
              </table:table-cell>
              <table:table-cell office:value-type="float" office:value="0.7663143">
                <text:p>0.7663143</text:p>
              </table:table-cell>
              <table:table-cell office:value-type="float" office:value="0.0443172">
                <text:p>0.044317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1166192">
                <text:p>0.1166192</text:p>
              </table:table-cell>
              <table:table-cell office:value-type="float" office:value="0.7807352">
                <text:p>0.7807352</text:p>
              </table:table-cell>
              <table:table-cell office:value-type="float" office:value="0.04079734">
                <text:p>0.04079734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1268468">
                <text:p>0.1268468</text:p>
              </table:table-cell>
              <table:table-cell office:value-type="float" office:value="0.7946448">
                <text:p>0.7946448</text:p>
              </table:table-cell>
              <table:table-cell office:value-type="float" office:value="0.03751912">
                <text:p>0.0375191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137406">
                <text:p>0.137406</text:p>
              </table:table-cell>
              <table:table-cell office:value-type="float" office:value="0.8082074">
                <text:p>0.8082074</text:p>
              </table:table-cell>
              <table:table-cell office:value-type="float" office:value="0.03446846">
                <text:p>0.03446846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1482471">
                <text:p>0.1482471</text:p>
              </table:table-cell>
              <table:table-cell office:value-type="float" office:value="0.8213817">
                <text:p>0.8213817</text:p>
              </table:table-cell>
              <table:table-cell office:value-type="float" office:value="0.03163764">
                <text:p>0.03163764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1593076">
                <text:p>0.1593076</text:p>
              </table:table-cell>
              <table:table-cell office:value-type="float" office:value="0.8340701">
                <text:p>0.8340701</text:p>
              </table:table-cell>
              <table:table-cell office:value-type="float" office:value="0.02901901">
                <text:p>0.02901901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1705181">
                <text:p>0.1705181</text:p>
              </table:table-cell>
              <table:table-cell office:value-type="float" office:value="0.8461711">
                <text:p>0.8461711</text:p>
              </table:table-cell>
              <table:table-cell office:value-type="float" office:value="0.02660364">
                <text:p>0.02660364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1818026">
                <text:p>0.1818026</text:p>
              </table:table-cell>
              <table:table-cell office:value-type="float" office:value="0.8575799">
                <text:p>0.8575799</text:p>
              </table:table-cell>
              <table:table-cell office:value-type="float" office:value="0.02438164">
                <text:p>0.02438164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193109">
                <text:p>0.193109</text:p>
              </table:table-cell>
              <table:table-cell office:value-type="float" office:value="0.8682408">
                <text:p>0.8682408</text:p>
              </table:table-cell>
              <table:table-cell office:value-type="float" office:value="0.02234097">
                <text:p>0.02234097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2045085">
                <text:p>0.2045085</text:p>
              </table:table-cell>
              <table:table-cell office:value-type="float" office:value="0.8783061">
                <text:p>0.8783061</text:p>
              </table:table-cell>
              <table:table-cell office:value-type="float" office:value="0.02046415">
                <text:p>0.02046415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2161166">
                <text:p>0.2161166</text:p>
              </table:table-cell>
              <table:table-cell office:value-type="float" office:value="0.8879907">
                <text:p>0.8879907</text:p>
              </table:table-cell>
              <table:table-cell office:value-type="float" office:value="0.01873456">
                <text:p>0.0187345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228065">
                <text:p>0.228065</text:p>
              </table:table-cell>
              <table:table-cell office:value-type="float" office:value="0.8975211">
                <text:p>0.8975211</text:p>
              </table:table-cell>
              <table:table-cell office:value-type="float" office:value="0.01713788">
                <text:p>0.01713788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2405015">
                <text:p>0.2405015</text:p>
              </table:table-cell>
              <table:table-cell office:value-type="float" office:value="0.9071347">
                <text:p>0.9071347</text:p>
              </table:table-cell>
              <table:table-cell office:value-type="float" office:value="0.01566174">
                <text:p>0.01566174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2535441">
                <text:p>0.2535441</text:p>
              </table:table-cell>
              <table:table-cell office:value-type="float" office:value="0.9169947">
                <text:p>0.9169947</text:p>
              </table:table-cell>
              <table:table-cell office:value-type="float" office:value="0.01429644">
                <text:p>0.01429644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26713">
                <text:p>0.26713</text:p>
              </table:table-cell>
              <table:table-cell office:value-type="float" office:value="0.9269295">
                <text:p>0.9269295</text:p>
              </table:table-cell>
              <table:table-cell office:value-type="float" office:value="0.01303702">
                <text:p>0.01303702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2811351">
                <text:p>0.2811351</text:p>
              </table:table-cell>
              <table:table-cell office:value-type="float" office:value="0.9366731">
                <text:p>0.9366731</text:p>
              </table:table-cell>
              <table:table-cell office:value-type="float" office:value="0.01187897">
                <text:p>0.01187897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2954164">
                <text:p>0.2954164</text:p>
              </table:table-cell>
              <table:table-cell office:value-type="float" office:value="0.9459482">
                <text:p>0.9459482</text:p>
              </table:table-cell>
              <table:table-cell office:value-type="float" office:value="0.01081725">
                <text:p>0.01081725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3098117">
                <text:p>0.3098117</text:p>
              </table:table-cell>
              <table:table-cell office:value-type="float" office:value="0.9544675">
                <text:p>0.9544675</text:p>
              </table:table-cell>
              <table:table-cell office:value-type="float" office:value="0.00984647">
                <text:p>0.00984647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3241678">
                <text:p>0.3241678</text:p>
              </table:table-cell>
              <table:table-cell office:value-type="float" office:value="0.9619834">
                <text:p>0.9619834</text:p>
              </table:table-cell>
              <table:table-cell office:value-type="float" office:value="0.008960687">
                <text:p>0.008960687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3384319">
                <text:p>0.3384319</text:p>
              </table:table-cell>
              <table:table-cell office:value-type="float" office:value="0.968439">
                <text:p>0.968439</text:p>
              </table:table-cell>
              <table:table-cell office:value-type="float" office:value="0.008152811">
                <text:p>0.008152811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3525786">
                <text:p>0.3525786</text:p>
              </table:table-cell>
              <table:table-cell office:value-type="float" office:value="0.9738289">
                <text:p>0.9738289</text:p>
              </table:table-cell>
              <table:table-cell office:value-type="float" office:value="0.007416025">
                <text:p>0.007416025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3665839">
                <text:p>0.3665839</text:p>
              </table:table-cell>
              <table:table-cell office:value-type="float" office:value="0.9781519">
                <text:p>0.9781519</text:p>
              </table:table-cell>
              <table:table-cell office:value-type="float" office:value="0.006744115">
                <text:p>0.006744115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3804244">
                <text:p>0.3804244</text:p>
              </table:table-cell>
              <table:table-cell office:value-type="float" office:value="0.9814106">
                <text:p>0.9814106</text:p>
              </table:table-cell>
              <table:table-cell office:value-type="float" office:value="0.006131421">
                <text:p>0.006131421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3940988">
                <text:p>0.3940988</text:p>
              </table:table-cell>
              <table:table-cell office:value-type="float" office:value="0.9836669">
                <text:p>0.9836669</text:p>
              </table:table-cell>
              <table:table-cell office:value-type="float" office:value="0.005572778">
                <text:p>0.005572778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4076972">
                <text:p>0.4076972</text:p>
              </table:table-cell>
              <table:table-cell office:value-type="float" office:value="0.9852081">
                <text:p>0.9852081</text:p>
              </table:table-cell>
              <table:table-cell office:value-type="float" office:value="0.005063463">
                <text:p>0.005063463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4213484">
                <text:p>0.4213484</text:p>
              </table:table-cell>
              <table:table-cell office:value-type="float" office:value="0.9863813">
                <text:p>0.9863813</text:p>
              </table:table-cell>
              <table:table-cell office:value-type="float" office:value="0.004599169">
                <text:p>0.004599169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4352003">
                <text:p>0.4352003</text:p>
              </table:table-cell>
              <table:table-cell office:value-type="float" office:value="0.9875357">
                <text:p>0.9875357</text:p>
              </table:table-cell>
              <table:table-cell office:value-type="float" office:value="0.004175971">
                <text:p>0.004175971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4494206">
                <text:p>0.4494206</text:p>
              </table:table-cell>
              <table:table-cell office:value-type="float" office:value="0.9890228">
                <text:p>0.9890228</text:p>
              </table:table-cell>
              <table:table-cell office:value-type="float" office:value="0.003790291">
                <text:p>0.003790291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4641616">
                <text:p>0.4641616</text:p>
              </table:table-cell>
              <table:table-cell office:value-type="float" office:value="0.9910811">
                <text:p>0.9910811</text:p>
              </table:table-cell>
              <table:table-cell office:value-type="float" office:value="0.003438952">
                <text:p>0.003438952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4794395">
                <text:p>0.4794395</text:p>
              </table:table-cell>
              <table:table-cell office:value-type="float" office:value="0.9934913">
                <text:p>0.9934913</text:p>
              </table:table-cell>
              <table:table-cell office:value-type="float" office:value="0.003119341">
                <text:p>0.003119341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495218">
                <text:p>0.495218</text:p>
              </table:table-cell>
              <table:table-cell office:value-type="float" office:value="0.9959172">
                <text:p>0.9959172</text:p>
              </table:table-cell>
              <table:table-cell office:value-type="float" office:value="0.002829038">
                <text:p>0.00282903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5114395">
                <text:p>0.5114395</text:p>
              </table:table-cell>
              <table:table-cell office:value-type="float" office:value="0.9980205">
                <text:p>0.9980205</text:p>
              </table:table-cell>
              <table:table-cell office:value-type="float" office:value="0.002565722">
                <text:p>0.002565722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5280233">
                <text:p>0.5280233</text:p>
              </table:table-cell>
              <table:table-cell office:value-type="float" office:value="0.9994608">
                <text:p>0.9994608</text:p>
              </table:table-cell>
              <table:table-cell office:value-type="float" office:value="0.002327186">
                <text:p>0.002327186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5448696">
                <text:p>0.5448696</text:p>
              </table:table-cell>
              <table:table-cell office:value-type="float" office:value="0.999993">
                <text:p>0.999993</text:p>
              </table:table-cell>
              <table:table-cell office:value-type="float" office:value="0.00211128">
                <text:p>0.00211128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5618898">
                <text:p>0.5618898</text:p>
              </table:table-cell>
              <table:table-cell office:value-type="float" office:value="0.9997557">
                <text:p>0.9997557</text:p>
              </table:table-cell>
              <table:table-cell office:value-type="float" office:value="0.001915766">
                <text:p>0.001915766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5790137">
                <text:p>0.5790137</text:p>
              </table:table-cell>
              <table:table-cell office:value-type="float" office:value="0.9989839">
                <text:p>0.9989839</text:p>
              </table:table-cell>
              <table:table-cell office:value-type="float" office:value="0.001738589">
                <text:p>0.001738589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5961882">
                <text:p>0.5961882</text:p>
              </table:table-cell>
              <table:table-cell office:value-type="float" office:value="0.9979123">
                <text:p>0.9979123</text:p>
              </table:table-cell>
              <table:table-cell office:value-type="float" office:value="0.00157792">
                <text:p>0.00157792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6133784">
                <text:p>0.6133784</text:p>
              </table:table-cell>
              <table:table-cell office:value-type="float" office:value="0.9967737">
                <text:p>0.9967737</text:p>
              </table:table-cell>
              <table:table-cell office:value-type="float" office:value="0.001432128">
                <text:p>0.001432128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6305897">
                <text:p>0.6305897</text:p>
              </table:table-cell>
              <table:table-cell office:value-type="float" office:value="0.9957356">
                <text:p>0.9957356</text:p>
              </table:table-cell>
              <table:table-cell office:value-type="float" office:value="0.001299781">
                <text:p>0.001299781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6479223">
                <text:p>0.6479223</text:p>
              </table:table-cell>
              <table:table-cell office:value-type="float" office:value="0.9947115">
                <text:p>0.9947115</text:p>
              </table:table-cell>
              <table:table-cell office:value-type="float" office:value="0.001179667">
                <text:p>0.001179667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6654866">
                <text:p>0.6654866</text:p>
              </table:table-cell>
              <table:table-cell office:value-type="float" office:value="0.9935534">
                <text:p>0.9935534</text:p>
              </table:table-cell>
              <table:table-cell office:value-type="float" office:value="0.001070694">
                <text:p>0.00107069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6833782">
                <text:p>0.6833782</text:p>
              </table:table-cell>
              <table:table-cell office:value-type="float" office:value="0.9921156">
                <text:p>0.9921156</text:p>
              </table:table-cell>
              <table:table-cell office:value-type="float" office:value="0.0009718623">
                <text:p>0.0009718623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7016774">
                <text:p>0.7016774</text:p>
              </table:table-cell>
              <table:table-cell office:value-type="float" office:value="0.9902549">
                <text:p>0.9902549</text:p>
              </table:table-cell>
              <table:table-cell office:value-type="float" office:value="0.0008822531">
                <text:p>0.0008822531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720411">
                <text:p>0.720411</text:p>
              </table:table-cell>
              <table:table-cell office:value-type="float" office:value="0.9878596">
                <text:p>0.9878596</text:p>
              </table:table-cell>
              <table:table-cell office:value-type="float" office:value="0.0008010231">
                <text:p>0.0008010231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7394495">
                <text:p>0.7394495</text:p>
              </table:table-cell>
              <table:table-cell office:value-type="float" office:value="0.9849324">
                <text:p>0.9849324</text:p>
              </table:table-cell>
              <table:table-cell office:value-type="float" office:value="0.0007273884">
                <text:p>0.0007273884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7586285">
                <text:p>0.7586285</text:p>
              </table:table-cell>
              <table:table-cell office:value-type="float" office:value="0.9815036">
                <text:p>0.9815036</text:p>
              </table:table-cell>
              <table:table-cell office:value-type="float" office:value="0.0006606347">
                <text:p>0.0006606347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7777885">
                <text:p>0.7777885</text:p>
              </table:table-cell>
              <table:table-cell office:value-type="float" office:value="0.9776035">
                <text:p>0.9776035</text:p>
              </table:table-cell>
              <table:table-cell office:value-type="float" office:value="0.0006001146">
                <text:p>0.0006001146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796775">
                <text:p>0.796775</text:p>
              </table:table-cell>
              <table:table-cell office:value-type="float" office:value="0.9732611">
                <text:p>0.9732611</text:p>
              </table:table-cell>
              <table:table-cell office:value-type="float" office:value="0.0005452416">
                <text:p>0.0005452416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815453">
                <text:p>0.815453</text:p>
              </table:table-cell>
              <table:table-cell office:value-type="float" office:value="0.9684764">
                <text:p>0.9684764</text:p>
              </table:table-cell>
              <table:table-cell office:value-type="float" office:value="0.0004954847">
                <text:p>0.0004954847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8337389">
                <text:p>0.8337389</text:p>
              </table:table-cell>
              <table:table-cell office:value-type="float" office:value="0.9631369">
                <text:p>0.9631369</text:p>
              </table:table-cell>
              <table:table-cell office:value-type="float" office:value="0.0004503642">
                <text:p>0.0004503642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8515493">
                <text:p>0.8515493</text:p>
              </table:table-cell>
              <table:table-cell office:value-type="float" office:value="0.9571062">
                <text:p>0.9571062</text:p>
              </table:table-cell>
              <table:table-cell office:value-type="float" office:value="0.0004094455">
                <text:p>0.0004094455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8687862">
                <text:p>0.8687862</text:p>
              </table:table-cell>
              <table:table-cell office:value-type="float" office:value="0.950254">
                <text:p>0.950254</text:p>
              </table:table-cell>
              <table:table-cell office:value-type="float" office:value="0.0003723345">
                <text:p>0.0003723345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8853376">
                <text:p>0.8853376</text:p>
              </table:table-cell>
              <table:table-cell office:value-type="float" office:value="0.9424569">
                <text:p>0.9424569</text:p>
              </table:table-cell>
              <table:table-cell office:value-type="float" office:value="0.0003386739">
                <text:p>0.0003386739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9011588">
                <text:p>0.9011588</text:p>
              </table:table-cell>
              <table:table-cell office:value-type="float" office:value="0.9336897">
                <text:p>0.9336897</text:p>
              </table:table-cell>
              <table:table-cell office:value-type="float" office:value="0.0003081396">
                <text:p>0.0003081396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9165278">
                <text:p>0.9165278</text:p>
              </table:table-cell>
              <table:table-cell office:value-type="float" office:value="0.9242893">
                <text:p>0.9242893</text:p>
              </table:table-cell>
              <table:table-cell office:value-type="float" office:value="0.000280437">
                <text:p>0.000280437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9318245">
                <text:p>0.9318245</text:p>
              </table:table-cell>
              <table:table-cell office:value-type="float" office:value="0.9146707">
                <text:p>0.9146707</text:p>
              </table:table-cell>
              <table:table-cell office:value-type="float" office:value="0.0002552996">
                <text:p>0.0002552996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9474524">
                <text:p>0.9474524</text:p>
              </table:table-cell>
              <table:table-cell office:value-type="float" office:value="0.9052333">
                <text:p>0.9052333</text:p>
              </table:table-cell>
              <table:table-cell office:value-type="float" office:value="0.0002324859">
                <text:p>0.0002324859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9638388">
                <text:p>0.9638388</text:p>
              </table:table-cell>
              <table:table-cell office:value-type="float" office:value="0.8963613">
                <text:p>0.8963613</text:p>
              </table:table-cell>
              <table:table-cell office:value-type="float" office:value="0.0002117772">
                <text:p>0.0002117772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9812596">
                <text:p>0.9812596</text:p>
              </table:table-cell>
              <table:table-cell office:value-type="float" office:value="0.8883069">
                <text:p>0.8883069</text:p>
              </table:table-cell>
              <table:table-cell office:value-type="float" office:value="0.0001929758">
                <text:p>0.0001929758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9992953">
                <text:p>0.9992953</text:p>
              </table:table-cell>
              <table:table-cell office:value-type="float" office:value="0.8808462">
                <text:p>0.8808462</text:p>
              </table:table-cell>
              <table:table-cell office:value-type="float" office:value="0.0001759024">
                <text:p>0.0001759024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1.017343">
                <text:p>1.017343</text:p>
              </table:table-cell>
              <table:table-cell office:value-type="float" office:value="0.8736445">
                <text:p>0.8736445</text:p>
              </table:table-cell>
              <table:table-cell office:value-type="float" office:value="0.0001603947">
                <text:p>0.000160394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.03479">
                <text:p>1.03479</text:p>
              </table:table-cell>
              <table:table-cell office:value-type="float" office:value="0.8663755">
                <text:p>0.8663755</text:p>
              </table:table-cell>
              <table:table-cell office:value-type="float" office:value="0.0001463059">
                <text:p>0.0001463059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.051011">
                <text:p>1.051011</text:p>
              </table:table-cell>
              <table:table-cell office:value-type="float" office:value="0.8587203">
                <text:p>0.8587203</text:p>
              </table:table-cell>
              <table:table-cell office:value-type="float" office:value="0.0001335031">
                <text:p>0.0001335031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1.065522">
                <text:p>1.065522</text:p>
              </table:table-cell>
              <table:table-cell office:value-type="float" office:value="0.8504295">
                <text:p>0.8504295</text:p>
              </table:table-cell>
              <table:table-cell office:value-type="float" office:value="0.000121866">
                <text:p>0.000121866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1.078421">
                <text:p>1.078421</text:p>
              </table:table-cell>
              <table:table-cell office:value-type="float" office:value="0.8415047">
                <text:p>0.8415047</text:p>
              </table:table-cell>
              <table:table-cell office:value-type="float" office:value="0.0001112857">
                <text:p>0.0001112857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1.089944">
                <text:p>1.089944</text:p>
              </table:table-cell>
              <table:table-cell office:value-type="float" office:value="0.8320109">
                <text:p>0.8320109</text:p>
              </table:table-cell>
              <table:table-cell office:value-type="float" office:value="0.0001016634">
                <text:p>0.0001016634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1.10032">
                <text:p>1.10032</text:p>
              </table:table-cell>
              <table:table-cell office:value-type="float" office:value="0.8220154">
                <text:p>0.8220154</text:p>
              </table:table-cell>
              <table:table-cell office:value-type="float" office:value="0.00009291003">
                <text:p>0.00009291003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.109767">
                <text:p>1.109767</text:p>
              </table:table-cell>
              <table:table-cell office:value-type="float" office:value="0.8115868">
                <text:p>0.8115868</text:p>
              </table:table-cell>
              <table:table-cell office:value-type="float" office:value="0.00008494468">
                <text:p>0.00008494468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.118438">
                <text:p>1.118438</text:p>
              </table:table-cell>
              <table:table-cell office:value-type="float" office:value="0.8007874">
                <text:p>0.8007874</text:p>
              </table:table-cell>
              <table:table-cell office:value-type="float" office:value="0.00007769425">
                <text:p>0.00007769425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.126266">
                <text:p>1.126266</text:p>
              </table:table-cell>
              <table:table-cell office:value-type="float" office:value="0.7896515">
                <text:p>0.7896515</text:p>
              </table:table-cell>
              <table:table-cell office:value-type="float" office:value="0.00007109247">
                <text:p>0.00007109247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1.133138">
                <text:p>1.133138</text:p>
              </table:table-cell>
              <table:table-cell office:value-type="float" office:value="0.7782053">
                <text:p>0.7782053</text:p>
              </table:table-cell>
              <table:table-cell office:value-type="float" office:value="0.00006507936">
                <text:p>0.00006507936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.138952">
                <text:p>1.138952</text:p>
              </table:table-cell>
              <table:table-cell office:value-type="float" office:value="0.7664733">
                <text:p>0.7664733</text:p>
              </table:table-cell>
              <table:table-cell office:value-type="float" office:value="0.00005960061">
                <text:p>0.00005960061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1.14362">
                <text:p>1.14362</text:p>
              </table:table-cell>
              <table:table-cell office:value-type="float" office:value="0.7544785">
                <text:p>0.7544785</text:p>
              </table:table-cell>
              <table:table-cell office:value-type="float" office:value="0.00005460706">
                <text:p>0.00005460706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1.147095">
                <text:p>1.147095</text:p>
              </table:table-cell>
              <table:table-cell office:value-type="float" office:value="0.7422473">
                <text:p>0.7422473</text:p>
              </table:table-cell>
              <table:table-cell office:value-type="float" office:value="0.00005005417">
                <text:p>0.00005005417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.149464">
                <text:p>1.149464</text:p>
              </table:table-cell>
              <table:table-cell office:value-type="float" office:value="0.7298229">
                <text:p>0.7298229</text:p>
              </table:table-cell>
              <table:table-cell office:value-type="float" office:value="0.00004590157">
                <text:p>0.00004590157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.150838">
                <text:p>1.150838</text:p>
              </table:table-cell>
              <table:table-cell office:value-type="float" office:value="0.7172525">
                <text:p>0.7172525</text:p>
              </table:table-cell>
              <table:table-cell office:value-type="float" office:value="0.00004211268">
                <text:p>0.00004211268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.151326">
                <text:p>1.151326</text:p>
              </table:table-cell>
              <table:table-cell office:value-type="float" office:value="0.7045818">
                <text:p>0.7045818</text:p>
              </table:table-cell>
              <table:table-cell office:value-type="float" office:value="0.00003865437">
                <text:p>0.00003865437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.151033">
                <text:p>1.151033</text:p>
              </table:table-cell>
              <table:table-cell office:value-type="float" office:value="0.6918553">
                <text:p>0.6918553</text:p>
              </table:table-cell>
              <table:table-cell office:value-type="float" office:value="0.00003549661">
                <text:p>0.00003549661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.150002">
                <text:p>1.150002</text:p>
              </table:table-cell>
              <table:table-cell office:value-type="float" office:value="0.6791009">
                <text:p>0.6791009</text:p>
              </table:table-cell>
              <table:table-cell office:value-type="float" office:value="0.0000326122">
                <text:p>0.0000326122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1.148061">
                <text:p>1.148061</text:p>
              </table:table-cell>
              <table:table-cell office:value-type="float" office:value="0.6662846">
                <text:p>0.6662846</text:p>
              </table:table-cell>
              <table:table-cell office:value-type="float" office:value="0.00002997643">
                <text:p>0.00002997643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1.144998">
                <text:p>1.144998</text:p>
              </table:table-cell>
              <table:table-cell office:value-type="float" office:value="0.6533595">
                <text:p>0.6533595</text:p>
              </table:table-cell>
              <table:table-cell office:value-type="float" office:value="0.00002756693">
                <text:p>0.00002756693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.140622">
                <text:p>1.140622</text:p>
              </table:table-cell>
              <table:table-cell office:value-type="float" office:value="0.6402807">
                <text:p>0.6402807</text:p>
              </table:table-cell>
              <table:table-cell office:value-type="float" office:value="0.00002536339">
                <text:p>0.00002536339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.134757">
                <text:p>1.134757</text:p>
              </table:table-cell>
              <table:table-cell office:value-type="float" office:value="0.6270066">
                <text:p>0.6270066</text:p>
              </table:table-cell>
              <table:table-cell office:value-type="float" office:value="0.00002334738">
                <text:p>0.00002334738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.127298">
                <text:p>1.127298</text:p>
              </table:table-cell>
              <table:table-cell office:value-type="float" office:value="0.6135148">
                <text:p>0.6135148</text:p>
              </table:table-cell>
              <table:table-cell office:value-type="float" office:value="0.00002150221">
                <text:p>0.00002150221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.118342">
                <text:p>1.118342</text:p>
              </table:table-cell>
              <table:table-cell office:value-type="float" office:value="0.5998494">
                <text:p>0.5998494</text:p>
              </table:table-cell>
              <table:table-cell office:value-type="float" office:value="0.00001981268">
                <text:p>0.00001981268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.108033">
                <text:p>1.108033</text:p>
              </table:table-cell>
              <table:table-cell office:value-type="float" office:value="0.5860682">
                <text:p>0.5860682</text:p>
              </table:table-cell>
              <table:table-cell office:value-type="float" office:value="0.000018265">
                <text:p>0.000018265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1.096515">
                <text:p>1.096515</text:p>
              </table:table-cell>
              <table:table-cell office:value-type="float" office:value="0.5722261">
                <text:p>0.5722261</text:p>
              </table:table-cell>
              <table:table-cell office:value-type="float" office:value="0.00001684667">
                <text:p>0.00001684667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.083928">
                <text:p>1.083928</text:p>
              </table:table-cell>
              <table:table-cell office:value-type="float" office:value="0.5583746">
                <text:p>0.5583746</text:p>
              </table:table-cell>
              <table:table-cell office:value-type="float" office:value="0.00001554631">
                <text:p>0.00001554631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.070387">
                <text:p>1.070387</text:p>
              </table:table-cell>
              <table:table-cell office:value-type="float" office:value="0.5445535">
                <text:p>0.5445535</text:p>
              </table:table-cell>
              <table:table-cell office:value-type="float" office:value="0.0000143536">
                <text:p>0.0000143536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1.055934">
                <text:p>1.055934</text:p>
              </table:table-cell>
              <table:table-cell office:value-type="float" office:value="0.5307673">
                <text:p>0.5307673</text:p>
              </table:table-cell>
              <table:table-cell office:value-type="float" office:value="0.00001325915">
                <text:p>0.00001325915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.040592">
                <text:p>1.040592</text:p>
              </table:table-cell>
              <table:table-cell office:value-type="float" office:value="0.517013">
                <text:p>0.517013</text:p>
              </table:table-cell>
              <table:table-cell office:value-type="float" office:value="0.00001225443">
                <text:p>0.0000122544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024385">
                <text:p>1.024385</text:p>
              </table:table-cell>
              <table:table-cell office:value-type="float" office:value="0.5032889">
                <text:p>0.5032889</text:p>
              </table:table-cell>
              <table:table-cell office:value-type="float" office:value="0.00001133169">
                <text:p>0.00001133169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.007344">
                <text:p>1.007344</text:p>
              </table:table-cell>
              <table:table-cell office:value-type="float" office:value="0.489595">
                <text:p>0.489595</text:p>
              </table:table-cell>
              <table:table-cell office:value-type="float" office:value="0.00001048387">
                <text:p>0.00001048387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9895268">
                <text:p>0.9895268</text:p>
              </table:table-cell>
              <table:table-cell office:value-type="float" office:value="0.4759442">
                <text:p>0.4759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9711213">
                <text:p>0.9711213</text:p>
              </table:table-cell>
              <table:table-cell office:value-type="float" office:value="0.4623958">
                <text:p>0.4623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9523257">
                <text:p>0.9523257</text:p>
              </table:table-cell>
              <table:table-cell office:value-type="float" office:value="0.4490154">
                <text:p>0.4490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9333248">
                <text:p>0.9333248</text:p>
              </table:table-cell>
              <table:table-cell office:value-type="float" office:value="0.4358622">
                <text:p>0.4358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9142877">
                <text:p>0.9142877</text:p>
              </table:table-cell>
              <table:table-cell office:value-type="float" office:value="0.4229897">
                <text:p>0.4229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8952798">
                <text:p>0.8952798</text:p>
              </table:table-cell>
              <table:table-cell office:value-type="float" office:value="0.4104152">
                <text:p>0.4104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8760157">
                <text:p>0.8760157</text:p>
              </table:table-cell>
              <table:table-cell office:value-type="float" office:value="0.3980356">
                <text:p>0.3980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8561607">
                <text:p>0.8561607</text:p>
              </table:table-cell>
              <table:table-cell office:value-type="float" office:value="0.38573">
                <text:p>0.38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8354235">
                <text:p>0.8354235</text:p>
              </table:table-cell>
              <table:table-cell office:value-type="float" office:value="0.3733907">
                <text:p>0.3733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8135565">
                <text:p>0.8135565</text:p>
              </table:table-cell>
              <table:table-cell office:value-type="float" office:value="0.3609245">
                <text:p>0.360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7904565">
                <text:p>0.7904565</text:p>
              </table:table-cell>
              <table:table-cell office:value-type="float" office:value="0.348286">
                <text:p>0.348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7664364">
                <text:p>0.7664364</text:p>
              </table:table-cell>
              <table:table-cell office:value-type="float" office:value="0.3355702">
                <text:p>0.3355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7418777">
                <text:p>0.7418777</text:p>
              </table:table-cell>
              <table:table-cell office:value-type="float" office:value="0.3228963">
                <text:p>0.3228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7171219">
                <text:p>0.7171219</text:p>
              </table:table-cell>
              <table:table-cell office:value-type="float" office:value="0.3103704">
                <text:p>0.3103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6924717">
                <text:p>0.6924717</text:p>
              </table:table-cell>
              <table:table-cell office:value-type="float" office:value="0.2980865">
                <text:p>0.2980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66816">
                <text:p>0.66816</text:p>
              </table:table-cell>
              <table:table-cell office:value-type="float" office:value="0.286116">
                <text:p>0.286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6442697">
                <text:p>0.6442697</text:p>
              </table:table-cell>
              <table:table-cell office:value-type="float" office:value="0.2744822">
                <text:p>0.2744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620845">
                <text:p>0.620845</text:p>
              </table:table-cell>
              <table:table-cell office:value-type="float" office:value="0.2631953">
                <text:p>0.263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5979243">
                <text:p>0.5979243</text:p>
              </table:table-cell>
              <table:table-cell office:value-type="float" office:value="0.2522628">
                <text:p>0.252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575541">
                <text:p>0.575541</text:p>
              </table:table-cell>
              <table:table-cell office:value-type="float" office:value="0.2416902">
                <text:p>0.2416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5537296">
                <text:p>0.5537296</text:p>
              </table:table-cell>
              <table:table-cell office:value-type="float" office:value="0.2314809">
                <text:p>0.231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5325412">
                <text:p>0.5325412</text:p>
              </table:table-cell>
              <table:table-cell office:value-type="float" office:value="0.2216378">
                <text:p>0.2216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5120218">
                <text:p>0.5120218</text:p>
              </table:table-cell>
              <table:table-cell office:value-type="float" office:value="0.2121622">
                <text:p>0.212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492207">
                <text:p>0.492207</text:p>
              </table:table-cell>
              <table:table-cell office:value-type="float" office:value="0.2030542">
                <text:p>0.2030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4731224">
                <text:p>0.4731224</text:p>
              </table:table-cell>
              <table:table-cell office:value-type="float" office:value="0.1943124">
                <text:p>0.1943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4547417">
                <text:p>0.4547417</text:p>
              </table:table-cell>
              <table:table-cell office:value-type="float" office:value="0.1859227">
                <text:p>0.1859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4368719">
                <text:p>0.4368719</text:p>
              </table:table-cell>
              <table:table-cell office:value-type="float" office:value="0.1778274">
                <text:p>0.1778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4193121">
                <text:p>0.4193121</text:p>
              </table:table-cell>
              <table:table-cell office:value-type="float" office:value="0.1699654">
                <text:p>0.1699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401898">
                <text:p>0.401898</text:p>
              </table:table-cell>
              <table:table-cell office:value-type="float" office:value="0.1622841">
                <text:p>0.1622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3844986">
                <text:p>0.3844986</text:p>
              </table:table-cell>
              <table:table-cell office:value-type="float" office:value="0.1547397">
                <text:p>0.1547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3670592">
                <text:p>0.3670592</text:p>
              </table:table-cell>
              <table:table-cell office:value-type="float" office:value="0.1473081">
                <text:p>0.1473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3497167">
                <text:p>0.3497167</text:p>
              </table:table-cell>
              <table:table-cell office:value-type="float" office:value="0.1400169">
                <text:p>0.1400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3326305">
                <text:p>0.3326305</text:p>
              </table:table-cell>
              <table:table-cell office:value-type="float" office:value="0.1329013">
                <text:p>0.1329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3159341">
                <text:p>0.3159341</text:p>
              </table:table-cell>
              <table:table-cell office:value-type="float" office:value="0.1259913">
                <text:p>0.1259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2997374">
                <text:p>0.2997374</text:p>
              </table:table-cell>
              <table:table-cell office:value-type="float" office:value="0.119312">
                <text:p>0.119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2841189">
                <text:p>0.2841189</text:p>
              </table:table-cell>
              <table:table-cell office:value-type="float" office:value="0.112882">
                <text:p>0.112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2691053">
                <text:p>0.2691053</text:p>
              </table:table-cell>
              <table:table-cell office:value-type="float" office:value="0.1067113">
                <text:p>0.1067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2547077">
                <text:p>0.2547077</text:p>
              </table:table-cell>
              <table:table-cell office:value-type="float" office:value="0.1008052">
                <text:p>0.1008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2409319">
                <text:p>0.2409319</text:p>
              </table:table-cell>
              <table:table-cell office:value-type="float" office:value="0.09516653">
                <text:p>0.09516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2277792">
                <text:p>0.2277792</text:p>
              </table:table-cell>
              <table:table-cell office:value-type="float" office:value="0.08979594">
                <text:p>0.0897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2152431">
                <text:p>0.2152431</text:p>
              </table:table-cell>
              <table:table-cell office:value-type="float" office:value="0.08469044">
                <text:p>0.08469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203301">
                <text:p>0.203301</text:p>
              </table:table-cell>
              <table:table-cell office:value-type="float" office:value="0.07984009">
                <text:p>0.0798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1919276">
                <text:p>0.1919276</text:p>
              </table:table-cell>
              <table:table-cell office:value-type="float" office:value="0.07523372">
                <text:p>0.07523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1810987">
                <text:p>0.1810987</text:p>
              </table:table-cell>
              <table:table-cell office:value-type="float" office:value="0.07086061">
                <text:p>0.07086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1707914">
                <text:p>0.1707914</text:p>
              </table:table-cell>
              <table:table-cell office:value-type="float" office:value="0.06671045">
                <text:p>0.0667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1609842">
                <text:p>0.1609842</text:p>
              </table:table-cell>
              <table:table-cell office:value-type="float" office:value="0.0627736">
                <text:p>0.0627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1516577">
                <text:p>0.1516577</text:p>
              </table:table-cell>
              <table:table-cell office:value-type="float" office:value="0.05904179">
                <text:p>0.05904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1427936">
                <text:p>0.1427936</text:p>
              </table:table-cell>
              <table:table-cell office:value-type="float" office:value="0.05550703">
                <text:p>0.05550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1343737">
                <text:p>0.1343737</text:p>
              </table:table-cell>
              <table:table-cell office:value-type="float" office:value="0.05216139">
                <text:p>0.05216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1263808">
                <text:p>0.1263808</text:p>
              </table:table-cell>
              <table:table-cell office:value-type="float" office:value="0.04899699">
                <text:p>0.04899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1187979">
                <text:p>0.1187979</text:p>
              </table:table-cell>
              <table:table-cell office:value-type="float" office:value="0.04600578">
                <text:p>0.04600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1116088">
                <text:p>0.1116088</text:p>
              </table:table-cell>
              <table:table-cell office:value-type="float" office:value="0.04317885">
                <text:p>0.04317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1047975">
                <text:p>0.1047975</text:p>
              </table:table-cell>
              <table:table-cell office:value-type="float" office:value="0.04050755">
                <text:p>0.04050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09834835">
                <text:p>0.09834835</text:p>
              </table:table-cell>
              <table:table-cell office:value-type="float" office:value="0.03798376">
                <text:p>0.03798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09224597">
                <text:p>0.09224597</text:p>
              </table:table-cell>
              <table:table-cell office:value-type="float" office:value="0.03559982">
                <text:p>0.03559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08647506">
                <text:p>0.08647506</text:p>
              </table:table-cell>
              <table:table-cell office:value-type="float" office:value="0.03334856">
                <text:p>0.03334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08101986">
                <text:p>0.08101986</text:p>
              </table:table-cell>
              <table:table-cell office:value-type="float" office:value="0.03122332">
                <text:p>0.0312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07586514">
                <text:p>0.07586514</text:p>
              </table:table-cell>
              <table:table-cell office:value-type="float" office:value="0.0292178">
                <text:p>0.0292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7099633">
                <text:p>0.07099633</text:p>
              </table:table-cell>
              <table:table-cell office:value-type="float" office:value="0.02732601">
                <text:p>0.02732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0663996">
                <text:p>0.0663996</text:p>
              </table:table-cell>
              <table:table-cell office:value-type="float" office:value="0.02554223">
                <text:p>0.02554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06206225">
                <text:p>0.06206225</text:p>
              </table:table-cell>
              <table:table-cell office:value-type="float" office:value="0.02386121">
                <text:p>0.02386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05797409">
                <text:p>0.05797409</text:p>
              </table:table-cell>
              <table:table-cell office:value-type="float" office:value="0.02227859">
                <text:p>0.02227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05412533">
                <text:p>0.05412533</text:p>
              </table:table-cell>
              <table:table-cell office:value-type="float" office:value="0.0207902">
                <text:p>0.0207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050506">
                <text:p>0.050506</text:p>
              </table:table-cell>
              <table:table-cell office:value-type="float" office:value="0.01939185">
                <text:p>0.01939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04710606">
                <text:p>0.04710606</text:p>
              </table:table-cell>
              <table:table-cell office:value-type="float" office:value="0.01807939">
                <text:p>0.01807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04391411">
                <text:p>0.04391411</text:p>
              </table:table-cell>
              <table:table-cell office:value-type="float" office:value="0.01684817">
                <text:p>0.01684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04091411">
                <text:p>0.04091411</text:p>
              </table:table-cell>
              <table:table-cell office:value-type="float" office:value="0.01569188">
                <text:p>0.01569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03809067">
                <text:p>0.03809067</text:p>
              </table:table-cell>
              <table:table-cell office:value-type="float" office:value="0.01460446">
                <text:p>0.01460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3543034">
                <text:p>0.03543034</text:p>
              </table:table-cell>
              <table:table-cell office:value-type="float" office:value="0.01358062">
                <text:p>0.01358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03292138">
                <text:p>0.03292138</text:p>
              </table:table-cell>
              <table:table-cell office:value-type="float" office:value="0.01261573">
                <text:p>0.0126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03055672">
                <text:p>0.03055672</text:p>
              </table:table-cell>
              <table:table-cell office:value-type="float" office:value="0.01170696">
                <text:p>0.01170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02834146">
                <text:p>0.02834146</text:p>
              </table:table-cell>
              <table:table-cell office:value-type="float" office:value="0.01085608">
                <text:p>0.01085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02628033">
                <text:p>0.02628033</text:p>
              </table:table-cell>
              <table:table-cell office:value-type="float" office:value="0.01006476">
                <text:p>0.01006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02437465">
                <text:p>0.02437465</text:p>
              </table:table-cell>
              <table:table-cell office:value-type="float" office:value="0.009333376">
                <text:p>0.009333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02262306">
                <text:p>0.02262306</text:p>
              </table:table-cell>
              <table:table-cell office:value-type="float" office:value="0.008661284">
                <text:p>0.00866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02101935">
                <text:p>0.02101935</text:p>
              </table:table-cell>
              <table:table-cell office:value-type="float" office:value="0.008046048">
                <text:p>0.008046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01954647">
                <text:p>0.01954647</text:p>
              </table:table-cell>
              <table:table-cell office:value-type="float" office:value="0.00748113">
                <text:p>0.00748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01818727">
                <text:p>0.01818727</text:p>
              </table:table-cell>
              <table:table-cell office:value-type="float" office:value="0.006959987">
                <text:p>0.006959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1692727">
                <text:p>0.01692727</text:p>
              </table:table-cell>
              <table:table-cell office:value-type="float" office:value="0.00647707">
                <text:p>0.00647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01575417">
                <text:p>0.01575417</text:p>
              </table:table-cell>
              <table:table-cell office:value-type="float" office:value="0.006027677">
                <text:p>0.006027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01465854">
                <text:p>0.01465854</text:p>
              </table:table-cell>
              <table:table-cell office:value-type="float" office:value="0.005608169">
                <text:p>0.005608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01363571">
                <text:p>0.01363571</text:p>
              </table:table-cell>
              <table:table-cell office:value-type="float" office:value="0.005216691">
                <text:p>0.005216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01268205">
                <text:p>0.01268205</text:p>
              </table:table-cell>
              <table:table-cell office:value-type="float" office:value="0.004851785">
                <text:p>0.00485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01179394">
                <text:p>0.01179394</text:p>
              </table:table-cell>
              <table:table-cell office:value-type="float" office:value="0.004512008">
                <text:p>0.00451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01096778">
                <text:p>0.01096778</text:p>
              </table:table-cell>
              <table:table-cell office:value-type="float" office:value="0.004195941">
                <text:p>0.004195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01019964">
                <text:p>0.01019964</text:p>
              </table:table-cell>
              <table:table-cell office:value-type="float" office:value="0.003902057">
                <text:p>0.00390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009484317">
                <text:p>0.009484317</text:p>
              </table:table-cell>
              <table:table-cell office:value-type="float" office:value="0.003628371">
                <text:p>0.003628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008816851">
                <text:p>0.008816851</text:p>
              </table:table-cell>
              <table:table-cell office:value-type="float" office:value="0.003373005">
                <text:p>0.003373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08192921">
                <text:p>0.008192921</text:p>
              </table:table-cell>
              <table:table-cell office:value-type="float" office:value="0.003134315">
                <text:p>0.003134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00760875">
                <text:p>0.00760875</text:p>
              </table:table-cell>
              <table:table-cell office:value-type="float" office:value="0.002910864">
                <text:p>0.002910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007061391">
                <text:p>0.007061391</text:p>
              </table:table-cell>
              <table:table-cell office:value-type="float" office:value="0.002701528">
                <text:p>0.00270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006549509">
                <text:p>0.006549509</text:p>
              </table:table-cell>
              <table:table-cell office:value-type="float" office:value="0.002505796">
                <text:p>0.002505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00607197">
                <text:p>0.00607197</text:p>
              </table:table-cell>
              <table:table-cell office:value-type="float" office:value="0.002323231">
                <text:p>0.002323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005627476">
                <text:p>0.005627476</text:p>
              </table:table-cell>
              <table:table-cell office:value-type="float" office:value="0.002153333">
                <text:p>0.00215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005214608">
                <text:p>0.005214608</text:p>
              </table:table-cell>
              <table:table-cell office:value-type="float" office:value="0.001995557">
                <text:p>0.001995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004831848">
                <text:p>0.004831848</text:p>
              </table:table-cell>
              <table:table-cell office:value-type="float" office:value="0.001849316">
                <text:p>0.001849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004477579">
                <text:p>0.004477579</text:p>
              </table:table-cell>
              <table:table-cell office:value-type="float" office:value="0.001713976">
                <text:p>0.00171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004150166">
                <text:p>0.004150166</text:p>
              </table:table-cell>
              <table:table-cell office:value-type="float" office:value="0.001588899">
                <text:p>0.001588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3847988">
                <text:p>0.003847988</text:p>
              </table:table-cell>
              <table:table-cell office:value-type="float" office:value="0.001473453">
                <text:p>0.001473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003569452">
                <text:p>0.003569452</text:p>
              </table:table-cell>
              <table:table-cell office:value-type="float" office:value="0.001367022">
                <text:p>0.001367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003312857">
                <text:p>0.003312857</text:p>
              </table:table-cell>
              <table:table-cell office:value-type="float" office:value="0.001268954">
                <text:p>0.001268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003076022">
                <text:p>0.003076022</text:p>
              </table:table-cell>
              <table:table-cell office:value-type="float" office:value="0.001178421">
                <text:p>0.001178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2856894">
                <text:p>0.002856894</text:p>
              </table:table-cell>
              <table:table-cell office:value-type="float" office:value="0.001094644">
                <text:p>0.001094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002653681">
                <text:p>0.002653681</text:p>
              </table:table-cell>
              <table:table-cell office:value-type="float" office:value="0.001016943">
                <text:p>0.001016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002464821">
                <text:p>0.002464821</text:p>
              </table:table-cell>
              <table:table-cell office:value-type="float" office:value="0.0009447269">
                <text:p>0.0009447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00228906">
                <text:p>0.00228906</text:p>
              </table:table-cell>
              <table:table-cell office:value-type="float" office:value="0.0008775171">
                <text:p>0.0008775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002125694">
                <text:p>0.002125694</text:p>
              </table:table-cell>
              <table:table-cell office:value-type="float" office:value="0.0008150438">
                <text:p>0.0008150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001974121">
                <text:p>0.001974121</text:p>
              </table:table-cell>
              <table:table-cell office:value-type="float" office:value="0.0007570755">
                <text:p>0.0007570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01833723">
                <text:p>0.001833723</text:p>
              </table:table-cell>
              <table:table-cell office:value-type="float" office:value="0.0007033755">
                <text:p>0.0007033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001703876">
                <text:p>0.001703876</text:p>
              </table:table-cell>
              <table:table-cell office:value-type="float" office:value="0.000653705">
                <text:p>0.000653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001583904">
                <text:p>0.001583904</text:p>
              </table:table-cell>
              <table:table-cell office:value-type="float" office:value="0.0006078048">
                <text:p>0.0006078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001472939">
                <text:p>0.001472939</text:p>
              </table:table-cell>
              <table:table-cell office:value-type="float" office:value="0.0005653435">
                <text:p>0.0005653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001370151">
                <text:p>0.001370151</text:p>
              </table:table-cell>
              <table:table-cell office:value-type="float" office:value="0.0005260046">
                <text:p>0.0005260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001274803">
                <text:p>0.001274803</text:p>
              </table:table-cell>
              <table:table-cell office:value-type="float" office:value="0.0004895061">
                <text:p>0.0004895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001186238">
                <text:p>0.001186238</text:p>
              </table:table-cell>
              <table:table-cell office:value-type="float" office:value="0.000455597">
                <text:p>0.000455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001103871">
                <text:p>0.001103871</text:p>
              </table:table-cell>
              <table:table-cell office:value-type="float" office:value="0.0004240548">
                <text:p>0.0004240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001027194">
                <text:p>0.001027194</text:p>
              </table:table-cell>
              <table:table-cell office:value-type="float" office:value="0.000394686">
                <text:p>0.000394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0009557493">
                <text:p>0.0009557493</text:p>
              </table:table-cell>
              <table:table-cell office:value-type="float" office:value="0.0003673178">
                <text:p>0.000367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008891262">
                <text:p>0.0008891262</text:p>
              </table:table-cell>
              <table:table-cell office:value-type="float" office:value="0.0003417941">
                <text:p>0.0003417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0008269535">
                <text:p>0.0008269535</text:p>
              </table:table-cell>
              <table:table-cell office:value-type="float" office:value="0.0003179738">
                <text:p>0.0003179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0007689351">
                <text:p>0.0007689351</text:p>
              </table:table-cell>
              <table:table-cell office:value-type="float" office:value="0.0002957441">
                <text:p>0.0002957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0007149425">
                <text:p>0.0007149425</text:p>
              </table:table-cell>
              <table:table-cell office:value-type="float" office:value="0.0002750558">
                <text:p>0.0002750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000664859">
                <text:p>0.000664859</text:p>
              </table:table-cell>
              <table:table-cell office:value-type="float" office:value="0.000255864">
                <text:p>0.000255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0006185421">
                <text:p>0.0006185421</text:p>
              </table:table-cell>
              <table:table-cell office:value-type="float" office:value="0.0002381142">
                <text:p>0.000238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0005758303">
                <text:p>0.0005758303</text:p>
              </table:table-cell>
              <table:table-cell office:value-type="float" office:value="0.0002217445">
                <text:p>0.0002217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0005365046">
                <text:p>0.0005365046</text:p>
              </table:table-cell>
              <table:table-cell office:value-type="float" office:value="0.0002066711">
                <text:p>0.0002066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0005001842">
                <text:p>0.0005001842</text:p>
              </table:table-cell>
              <table:table-cell office:value-type="float" office:value="0.0001927474">
                <text:p>0.0001927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0004665005">
                <text:p>0.0004665005</text:p>
              </table:table-cell>
              <table:table-cell office:value-type="float" office:value="0.0001798315">
                <text:p>0.0001798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04351386">
                <text:p>0.0004351386</text:p>
              </table:table-cell>
              <table:table-cell office:value-type="float" office:value="0.0001678023">
                <text:p>0.0001678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0004058303">
                <text:p>0.0004058303</text:p>
              </table:table-cell>
              <table:table-cell office:value-type="float" office:value="0.0001565566">
                <text:p>0.0001565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0003783733">
                <text:p>0.0003783733</text:p>
              </table:table-cell>
              <table:table-cell office:value-type="float" office:value="0.0001460168">
                <text:p>0.0001460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0003526892">
                <text:p>0.0003526892</text:p>
              </table:table-cell>
              <table:table-cell office:value-type="float" office:value="0.0001361535">
                <text:p>0.000136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0003287199">
                <text:p>0.0003287199</text:p>
              </table:table-cell>
              <table:table-cell office:value-type="float" office:value="0.0001269451">
                <text:p>0.0001269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0003063998">
                <text:p>0.0003063998</text:p>
              </table:table-cell>
              <table:table-cell office:value-type="float" office:value="0.0001183671">
                <text:p>0.0001183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0002856577">
                <text:p>0.0002856577</text:p>
              </table:table-cell>
              <table:table-cell office:value-type="float" office:value="0.0001103928">
                <text:p>0.0001103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0002664108">
                <text:p>0.0002664108</text:p>
              </table:table-cell>
              <table:table-cell office:value-type="float" office:value="0.0001029908">
                <text:p>0.0001029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0002485462">
                <text:p>0.0002485462</text:p>
              </table:table-cell>
              <table:table-cell office:value-type="float" office:value="0.00009611836">
                <text:p>0.0000961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0002319529">
                <text:p>0.0002319529</text:p>
              </table:table-cell>
              <table:table-cell office:value-type="float" office:value="0.00008973323">
                <text:p>0.00008973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0021653">
                <text:p>0.00021653</text:p>
              </table:table-cell>
              <table:table-cell office:value-type="float" office:value="0.00008379694">
                <text:p>0.00008379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0002021853">
                <text:p>0.0002021853</text:p>
              </table:table-cell>
              <table:table-cell office:value-type="float" office:value="0.00007827442">
                <text:p>0.00007827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0001888338">
                <text:p>0.0001888338</text:p>
              </table:table-cell>
              <table:table-cell office:value-type="float" office:value="0.00007313312">
                <text:p>0.00007313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0001763935">
                <text:p>0.0001763935</text:p>
              </table:table-cell>
              <table:table-cell office:value-type="float" office:value="0.00006834142">
                <text:p>0.00006834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0001647895">
                <text:p>0.0001647895</text:p>
              </table:table-cell>
              <table:table-cell office:value-type="float" office:value="0.00006387035">
                <text:p>0.00006387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0001539542">
                <text:p>0.0001539542</text:p>
              </table:table-cell>
              <table:table-cell office:value-type="float" office:value="0.00005969389">
                <text:p>0.00005969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000143827">
                <text:p>0.000143827</text:p>
              </table:table-cell>
              <table:table-cell office:value-type="float" office:value="0.00005578862">
                <text:p>0.00005578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0001343572">
                <text:p>0.0001343572</text:p>
              </table:table-cell>
              <table:table-cell office:value-type="float" office:value="0.00005213509">
                <text:p>0.00005213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0001255141">
                <text:p>0.0001255141</text:p>
              </table:table-cell>
              <table:table-cell office:value-type="float" office:value="0.00004872179">
                <text:p>0.00004872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0001172706">
                <text:p>0.0001172706</text:p>
              </table:table-cell>
              <table:table-cell office:value-type="float" office:value="0.00004553845">
                <text:p>0.00004553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001095983">
                <text:p>0.0001095983</text:p>
              </table:table-cell>
              <table:table-cell office:value-type="float" office:value="0.00004257443">
                <text:p>0.00004257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0001024685">
                <text:p>0.0001024685</text:p>
              </table:table-cell>
              <table:table-cell office:value-type="float" office:value="0.00003981884">
                <text:p>0.0000398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00009584715">
                <text:p>0.00009584715</text:p>
              </table:table-cell>
              <table:table-cell office:value-type="float" office:value="0.00003725877">
                <text:p>0.00003725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00008968316">
                <text:p>0.00008968316</text:p>
              </table:table-cell>
              <table:table-cell office:value-type="float" office:value="0.00003487467">
                <text:p>0.00003487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00008392734">
                <text:p>0.00008392734</text:p>
              </table:table-cell>
              <table:table-cell office:value-type="float" office:value="0.00003264765">
                <text:p>0.00003264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00007853708">
                <text:p>0.00007853708</text:p>
              </table:table-cell>
              <table:table-cell office:value-type="float" office:value="0.0000305614">
                <text:p>0.0000305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00007347551">
                <text:p>0.00007347551</text:p>
              </table:table-cell>
              <table:table-cell office:value-type="float" office:value="0.00002860175">
                <text:p>0.00002860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00006871576">
                <text:p>0.00006871576</text:p>
              </table:table-cell>
              <table:table-cell office:value-type="float" office:value="0.00002675841">
                <text:p>0.00002675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00006425257">
                <text:p>0.00006425257</text:p>
              </table:table-cell>
              <table:table-cell office:value-type="float" office:value="0.00002502943">
                <text:p>0.0000250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00006008292">
                <text:p>0.00006008292</text:p>
              </table:table-cell>
              <table:table-cell office:value-type="float" office:value="0.00002341373">
                <text:p>0.0000234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0005620098">
                <text:p>0.00005620098</text:p>
              </table:table-cell>
              <table:table-cell office:value-type="float" office:value="0.00002190914">
                <text:p>0.00002190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0000525987">
                <text:p>0.0000525987</text:p>
              </table:table-cell>
              <table:table-cell office:value-type="float" office:value="0.00002051259">
                <text:p>0.0000205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00004926279">
                <text:p>0.00004926279</text:p>
              </table:table-cell>
              <table:table-cell office:value-type="float" office:value="0.00001921902">
                <text:p>0.0000192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00004616623">
                <text:p>0.00004616623</text:p>
              </table:table-cell>
              <table:table-cell office:value-type="float" office:value="0.00001801796">
                <text:p>0.0000180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00004328212">
                <text:p>0.00004328212</text:p>
              </table:table-cell>
              <table:table-cell office:value-type="float" office:value="0.00001689899">
                <text:p>0.00001689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00004058715">
                <text:p>0.00004058715</text:p>
              </table:table-cell>
              <table:table-cell office:value-type="float" office:value="0.00001585309">
                <text:p>0.00001585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00003806114">
                <text:p>0.00003806114</text:p>
              </table:table-cell>
              <table:table-cell office:value-type="float" office:value="0.00001487243">
                <text:p>0.00001487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00003568818">
                <text:p>0.00003568818</text:p>
              </table:table-cell>
              <table:table-cell office:value-type="float" office:value="0.00001395085">
                <text:p>0.00001395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03346023">
                <text:p>0.00003346023</text:p>
              </table:table-cell>
              <table:table-cell office:value-type="float" office:value="0.00001308528">
                <text:p>0.00001308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0000313709">
                <text:p>0.0000313709</text:p>
              </table:table-cell>
              <table:table-cell office:value-type="float" office:value="0.00001227327">
                <text:p>0.00001227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0002941371">
                <text:p>0.00002941371</text:p>
              </table:table-cell>
              <table:table-cell office:value-type="float" office:value="0.00001151233">
                <text:p>0.0000115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00002758222">
                <text:p>0.00002758222</text:p>
              </table:table-cell>
              <table:table-cell office:value-type="float" office:value="0.00001080001">
                <text:p>0.0000108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00002586951">
                <text:p>0.00002586951</text:p>
              </table:table-cell>
              <table:table-cell office:value-type="float" office:value="0.00001013364">
                <text:p>0.00001013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00002426701">
                <text:p>0.00002426701</text:p>
              </table:table-cell>
              <table:table-cell office:value-type="float" office:value="0.000009509919">
                <text:p>0.000009509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00002276639">
                <text:p>0.00002276639</text:p>
              </table:table-cell>
              <table:table-cell office:value-type="float" office:value="0.00000892563">
                <text:p>0.00000892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00002136009">
                <text:p>0.00002136009</text:p>
              </table:table-cell>
              <table:table-cell office:value-type="float" office:value="0.000008377852">
                <text:p>0.000008377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00002004122">
                <text:p>0.00002004122</text:p>
              </table:table-cell>
              <table:table-cell office:value-type="float" office:value="0.00000786392">
                <text:p>0.00000786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0000188038">
                <text:p>0.0000188038</text:p>
              </table:table-cell>
              <table:table-cell office:value-type="float" office:value="0.000007381539">
                <text:p>0.00000738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00001764358">
                <text:p>0.00001764358</text:p>
              </table:table-cell>
              <table:table-cell office:value-type="float" office:value="0.000006929096">
                <text:p>0.000006929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00001655671">
                <text:p>0.00001655671</text:p>
              </table:table-cell>
              <table:table-cell office:value-type="float" office:value="0.000006505136">
                <text:p>0.000006505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0001553939">
                <text:p>0.00001553939</text:p>
              </table:table-cell>
              <table:table-cell office:value-type="float" office:value="0.000006108221">
                <text:p>0.000006108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00001458792">
                <text:p>0.00001458792</text:p>
              </table:table-cell>
              <table:table-cell office:value-type="float" office:value="0.000005736935">
                <text:p>0.000005736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00001369853">
                <text:p>0.00001369853</text:p>
              </table:table-cell>
              <table:table-cell office:value-type="float" office:value="0.000005389831">
                <text:p>0.000005389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00001286705">
                <text:p>0.00001286705</text:p>
              </table:table-cell>
              <table:table-cell office:value-type="float" office:value="0.000005065269">
                <text:p>0.000005065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00001208947">
                <text:p>0.00001208947</text:p>
              </table:table-cell>
              <table:table-cell office:value-type="float" office:value="0.000004761667">
                <text:p>0.00000476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00001136207">
                <text:p>0.00001136207</text:p>
              </table:table-cell>
              <table:table-cell office:value-type="float" office:value="0.000004477561">
                <text:p>0.000004477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00001068141">
                <text:p>0.00001068141</text:p>
              </table:table-cell>
              <table:table-cell office:value-type="float" office:value="0.000004211597">
                <text:p>0.00000421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00001004411">
                <text:p>0.00001004411</text:p>
              </table:table-cell>
              <table:table-cell office:value-type="float" office:value="0.000003962457">
                <text:p>0.000003962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000009446399">
                <text:p>0.000009446399</text:p>
              </table:table-cell>
              <table:table-cell office:value-type="float" office:value="0.000003728674">
                <text:p>0.000003728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000008884754">
                <text:p>0.000008884754</text:p>
              </table:table-cell>
              <table:table-cell office:value-type="float" office:value="0.000003508881">
                <text:p>0.000003508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0000835605">
                <text:p>0.00000835605</text:p>
              </table:table-cell>
              <table:table-cell office:value-type="float" office:value="0.000003301868">
                <text:p>0.00000330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000007857521">
                <text:p>0.000007857521</text:p>
              </table:table-cell>
              <table:table-cell office:value-type="float" office:value="0.000003106561">
                <text:p>0.000003106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000007386996">
                <text:p>0.000007386996</text:p>
              </table:table-cell>
              <table:table-cell office:value-type="float" office:value="0.000002922119">
                <text:p>0.00000292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000006943576">
                <text:p>0.000006943576</text:p>
              </table:table-cell>
              <table:table-cell office:value-type="float" office:value="0.000002748208">
                <text:p>0.000002748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000006526548">
                <text:p>0.000006526548</text:p>
              </table:table-cell>
              <table:table-cell office:value-type="float" office:value="0.00000258456">
                <text:p>0.00000258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000006135087">
                <text:p>0.000006135087</text:p>
              </table:table-cell>
              <table:table-cell office:value-type="float" office:value="0.000002430867">
                <text:p>0.000002430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000005768284">
                <text:p>0.000005768284</text:p>
              </table:table-cell>
              <table:table-cell office:value-type="float" office:value="0.000002286786">
                <text:p>0.000002286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000005425069">
                <text:p>0.000005425069</text:p>
              </table:table-cell>
              <table:table-cell office:value-type="float" office:value="0.000002151905">
                <text:p>0.00000215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000005103974">
                <text:p>0.000005103974</text:p>
              </table:table-cell>
              <table:table-cell office:value-type="float" office:value="0.000002025656">
                <text:p>0.000002025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000004803525">
                <text:p>0.000004803525</text:p>
              </table:table-cell>
              <table:table-cell office:value-type="float" office:value="0.000001907464">
                <text:p>0.00000190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452235">
                <text:p>0.00000452235</text:p>
              </table:table-cell>
              <table:table-cell office:value-type="float" office:value="0.000001796794">
                <text:p>0.000001796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000004259166">
                <text:p>0.000004259166</text:p>
              </table:table-cell>
              <table:table-cell office:value-type="float" office:value="0.000001693147">
                <text:p>0.000001693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000004012715">
                <text:p>0.000004012715</text:p>
              </table:table-cell>
              <table:table-cell office:value-type="float" office:value="0.000001596032">
                <text:p>0.000001596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000003781597">
                <text:p>0.000003781597</text:p>
              </table:table-cell>
              <table:table-cell office:value-type="float" office:value="0.000001504903">
                <text:p>0.000001504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000003564496">
                <text:p>0.000003564496</text:p>
              </table:table-cell>
              <table:table-cell office:value-type="float" office:value="0.000001419245">
                <text:p>0.00000141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000003360236">
                <text:p>0.000003360236</text:p>
              </table:table-cell>
              <table:table-cell office:value-type="float" office:value="0.0000013386">
                <text:p>0.0000013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000003167765">
                <text:p>0.000003167765</text:p>
              </table:table-cell>
              <table:table-cell office:value-type="float" office:value="0.000001262556">
                <text:p>0.000001262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000002986206">
                <text:p>0.000002986206</text:p>
              </table:table-cell>
              <table:table-cell office:value-type="float" office:value="0.000001190771">
                <text:p>0.000001190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000002814999">
                <text:p>0.000002814999</text:p>
              </table:table-cell>
              <table:table-cell office:value-type="float" office:value="0.000001123031">
                <text:p>0.000001123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000002653663">
                <text:p>0.000002653663</text:p>
              </table:table-cell>
              <table:table-cell office:value-type="float" office:value="0.000001059151">
                <text:p>0.000001059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00002501725">
                <text:p>0.000002501725</text:p>
              </table:table-cell>
              <table:table-cell office:value-type="float" office:value="0.0000009989507">
                <text:p>0.0000009989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000002358723">
                <text:p>0.000002358723</text:p>
              </table:table-cell>
              <table:table-cell office:value-type="float" office:value="0.0000009422514">
                <text:p>0.000000942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000002224206">
                <text:p>0.000002224206</text:p>
              </table:table-cell>
              <table:table-cell office:value-type="float" office:value="0.0000008888804">
                <text:p>0.0000008888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000002097737">
                <text:p>0.000002097737</text:p>
              </table:table-cell>
              <table:table-cell office:value-type="float" office:value="0.000000838669">
                <text:p>0.000000838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000001978894">
                <text:p>0.000001978894</text:p>
              </table:table-cell>
              <table:table-cell office:value-type="float" office:value="0.0000007914539">
                <text:p>0.0000007914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000001867268">
                <text:p>0.000001867268</text:p>
              </table:table-cell>
              <table:table-cell office:value-type="float" office:value="0.000000747077">
                <text:p>0.000000747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000001762465">
                <text:p>0.000001762465</text:p>
              </table:table-cell>
              <table:table-cell office:value-type="float" office:value="0.000000705386">
                <text:p>0.00000070538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952cm" svg:height="5.916cm" xlink:href=".." xlink:type="simple" chart:class="chart:line" chart:style-name="ch1">
        <chart:legend chart:legend-position="end" svg:x="7.77cm" svg:y="1.982cm" style:legend-expansion="high" chart:style-name="ch2"/>
        <chart:plot-area chart:style-name="ch3" table:cell-range-address="lin2012xyz10e_5_7sf.J1:lin2012xyz10e_5_7sf.M16" chart:data-source-has-labels="column" svg:x="0.199cm" svg:y="0.118cm" svg:width="7.372cm" svg:height="5.68cm">
          <chart:coordinate-region svg:x="0.946cm" svg:y="0.317cm" svg:width="6.625cm" svg:height="4.834cm"/>
          <chart:axis chart:dimension="x" chart:name="primary-x" chart:style-name="ch4" chartooo:axis-type="auto">
            <chartooo:date-scale/>
            <chart:categories table:cell-range-address="lin2012xyz10e_5_7sf.J1:lin2012xyz10e_5_7sf.J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n2012xyz10e_5_7sf.K1:lin2012xyz10e_5_7sf.K16" chart:class="chart:line">
            <chart:data-point chart:repeated="16"/>
          </chart:series>
          <chart:series chart:style-name="ch7" chart:values-cell-range-address="lin2012xyz10e_5_7sf.L1:lin2012xyz10e_5_7sf.L16" chart:class="chart:line">
            <chart:data-point chart:repeated="16"/>
          </chart:series>
          <chart:series chart:style-name="ch8" chart:values-cell-range-address="lin2012xyz10e_5_7sf.M1:lin2012xyz10e_5_7sf.M16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in2012xyz10e_5_7sf.J1:lin2012xyz10e_5_7sf.J16</svg:desc>
                </draw:g>
              </table:table-cell>
              <table:table-cell office:value-type="float" office:value="0.0343533436363636">
                <text:p>0.0343533436363636</text:p>
                <draw:g>
                  <svg:desc>lin2012xyz10e_5_7sf.K1:lin2012xyz10e_5_7sf.K16</svg:desc>
                </draw:g>
              </table:table-cell>
              <table:table-cell office:value-type="float" office:value="0.00359930259090909">
                <text:p>0.00359930259090909</text:p>
                <draw:g>
                  <svg:desc>lin2012xyz10e_5_7sf.L1:lin2012xyz10e_5_7sf.L16</svg:desc>
                </draw:g>
              </table:table-cell>
              <table:table-cell office:value-type="float" office:value="0.171746535909091">
                <text:p>0.171746535909091</text:p>
                <draw:g>
                  <svg:desc>lin2012xyz10e_5_7sf.M1:lin2012xyz10e_5_7sf.M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20925140909091">
                <text:p>0.220925140909091</text:p>
              </table:table-cell>
              <table:table-cell office:value-type="float" office:value="0.0236005122727273">
                <text:p>0.0236005122727273</text:p>
              </table:table-cell>
              <table:table-cell office:value-type="float" office:value="1.15671911363636">
                <text:p>1.156719113636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8355822727273">
                <text:p>0.328355822727273</text:p>
              </table:table-cell>
              <table:table-cell office:value-type="float" office:value="0.0565472954545455">
                <text:p>0.0565472954545455</text:p>
              </table:table-cell>
              <table:table-cell office:value-type="float" office:value="1.84186645454545">
                <text:p>1.841866454545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018815">
                <text:p>0.2018815</text:p>
              </table:table-cell>
              <table:table-cell office:value-type="float" office:value="0.114833071818182">
                <text:p>0.114833071818182</text:p>
              </table:table-cell>
              <table:table-cell office:value-type="float" office:value="1.32759531363636">
                <text:p>1.32759531363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360974655">
                <text:p>0.0360974655</text:p>
              </table:table-cell>
              <table:table-cell office:value-type="float" office:value="0.236568031818182">
                <text:p>0.236568031818182</text:p>
              </table:table-cell>
              <table:table-cell office:value-type="float" office:value="0.488183445454546">
                <text:p>0.4881834454545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85879281818182">
                <text:p>0.0285879281818182</text:p>
              </table:table-cell>
              <table:table-cell office:value-type="float" office:value="0.535090640909091">
                <text:p>0.535090640909091</text:p>
              </table:table-cell>
              <table:table-cell office:value-type="float" office:value="0.12631411">
                <text:p>0.126314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15876535454545">
                <text:p>0.215876535454545</text:p>
              </table:table-cell>
              <table:table-cell office:value-type="float" office:value="0.876579286363636">
                <text:p>0.876579286363636</text:p>
              </table:table-cell>
              <table:table-cell office:value-type="float" office:value="0.0225265765">
                <text:p>0.02252657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25338609090909">
                <text:p>0.525338609090909</text:p>
              </table:table-cell>
              <table:table-cell office:value-type="float" office:value="0.992233536363636">
                <text:p>0.992233536363636</text:p>
              </table:table-cell>
              <table:table-cell office:value-type="float" office:value="0.00293351760909091">
                <text:p>0.002933517609090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06198259090909">
                <text:p>0.906198259090909</text:p>
              </table:table-cell>
              <table:table-cell office:value-type="float" office:value="0.923666477272727">
                <text:p>0.923666477272727</text:p>
              </table:table-cell>
              <table:table-cell office:value-type="float" office:value="0.000351412640909091">
                <text:p>0.0003514126409090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13085586363636">
                <text:p>1.13085586363636</text:p>
              </table:table-cell>
              <table:table-cell office:value-type="float" office:value="0.708120895454545">
                <text:p>0.708120895454545</text:p>
              </table:table-cell>
              <table:table-cell office:value-type="float" office:value="0.0000470501886363636">
                <text:p>0.00004705018863636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95278031818182">
                <text:p>0.895278031818182</text:p>
              </table:table-cell>
              <table:table-cell office:value-type="float" office:value="0.419073681818182">
                <text:p>0.419073681818182</text:p>
              </table:table-cell>
              <table:table-cell office:value-type="float" office:value="0.00000351041136363636">
                <text:p>0.000003510411363636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35115186363636">
                <text:p>0.435115186363636</text:p>
              </table:table-cell>
              <table:table-cell office:value-type="float" office:value="0.178679336363636">
                <text:p>0.1786793363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38809882272727">
                <text:p>0.138809882272727</text:p>
              </table:table-cell>
              <table:table-cell office:value-type="float" office:value="0.0541232845454545">
                <text:p>0.0541232845454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24976972727273">
                <text:p>0.0324976972727273</text:p>
              </table:table-cell>
              <table:table-cell office:value-type="float" office:value="0.0124627878181818">
                <text:p>0.01246278781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